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7.60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s/>Porta de Sant Antoni</text:p>
          </table:table-cell>
          <table:table-cell office:value-type="string">
            <text:p>39.57164001464844</text:p>
          </table:table-cell>
          <table:table-cell office:value-type="string">
            <text:p>2.6555631160736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Placa d'Espanya (Estacions) (2)</text:p>
          </table:table-cell>
          <table:table-cell office:value-type="string">
            <text:p>39.57563781738281</text:p>
          </table:table-cell>
          <table:table-cell office:value-type="string">
            <text:p>2.65447211265563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Comte de Sallent 8</text:p>
          </table:table-cell>
          <table:table-cell office:value-type="string">
            <text:p>39.57807922363281</text:p>
          </table:table-cell>
          <table:table-cell office:value-type="string">
            <text:p>2.65090799331665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Biniamar 10</text:p>
          </table:table-cell>
          <table:table-cell office:value-type="string">
            <text:p>39.582191467285156</text:p>
          </table:table-cell>
          <table:table-cell office:value-type="string">
            <text:p>2.6809179782867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Porta de Sant Antoni</text:p>
          </table:table-cell>
          <table:table-cell office:value-type="string">
            <text:p>39.571327209472656</text:p>
          </table:table-cell>
          <table:table-cell office:value-type="string">
            <text:p>2.6560180187225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Placa de la Reina</text:p>
          </table:table-cell>
          <table:table-cell office:value-type="string">
            <text:p>39.568973541259766</text:p>
          </table:table-cell>
          <table:table-cell office:value-type="string">
            <text:p>2.64619207382202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Es Jonquet</text:p>
          </table:table-cell>
          <table:table-cell office:value-type="string">
            <text:p>39.56925582885742</text:p>
          </table:table-cell>
          <table:table-cell office:value-type="string">
            <text:p>2.63793611526489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Passeig Maritim 2</text:p>
          </table:table-cell>
          <table:table-cell office:value-type="string">
            <text:p>39.56886291503906</text:p>
          </table:table-cell>
          <table:table-cell office:value-type="string">
            <text:p>2.63399195671081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Auditorium</text:p>
          </table:table-cell>
          <table:table-cell office:value-type="string">
            <text:p>39.56640625</text:p>
          </table:table-cell>
          <table:table-cell office:value-type="string">
            <text:p>2.6288940906524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Passeig Maritim 33</text:p>
          </table:table-cell>
          <table:table-cell office:value-type="string">
            <text:p>39.56281280517578</text:p>
          </table:table-cell>
          <table:table-cell office:value-type="string">
            <text:p>2.62710905075073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Can Barbera</text:p>
          </table:table-cell>
          <table:table-cell office:value-type="string">
            <text:p>39.55937957763672</text:p>
          </table:table-cell>
          <table:table-cell office:value-type="string">
            <text:p>2.6264979839324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Arago 271</text:p>
          </table:table-cell>
          <table:table-cell office:value-type="string">
            <text:p>39.592594146728516</text:p>
          </table:table-cell>
          <table:table-cell office:value-type="string">
            <text:p>2.6821050643920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Club de Mar</text:p>
          </table:table-cell>
          <table:table-cell office:value-type="string">
            <text:p>39.554420471191406</text:p>
          </table:table-cell>
          <table:table-cell office:value-type="string">
            <text:p>2.62350988388061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Port de Palma (Estacio Maritima)</text:p>
          </table:table-cell>
          <table:table-cell office:value-type="string">
            <text:p>39.55234146118164</text:p>
          </table:table-cell>
          <table:table-cell office:value-type="string">
            <text:p>2.623683929443359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Dic de l'Oest 2</text:p>
          </table:table-cell>
          <table:table-cell office:value-type="string">
            <text:p>39.54964828491211</text:p>
          </table:table-cell>
          <table:table-cell office:value-type="string">
            <text:p>2.6186830997467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Museu de Sant Carles</text:p>
          </table:table-cell>
          <table:table-cell office:value-type="string">
            <text:p>39.545326232910156</text:p>
          </table:table-cell>
          <table:table-cell office:value-type="string">
            <text:p>2.61998605728149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Escola de Nautica</text:p>
          </table:table-cell>
          <table:table-cell office:value-type="string">
            <text:p>39.54536819458008</text:p>
          </table:table-cell>
          <table:table-cell office:value-type="string">
            <text:p>2.62371110916137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Passeig Mallorca 38</text:p>
          </table:table-cell>
          <table:table-cell office:value-type="string">
            <text:p>39.57499694824219</text:p>
          </table:table-cell>
          <table:table-cell office:value-type="string">
            <text:p>2.6443340778350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Passeig Mallorca 18</text:p>
          </table:table-cell>
          <table:table-cell office:value-type="string">
            <text:p>39.57300567626953</text:p>
          </table:table-cell>
          <table:table-cell office:value-type="string">
            <text:p>2.6423289775848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Museu de Sant Carles</text:p>
          </table:table-cell>
          <table:table-cell office:value-type="string">
            <text:p>39.54553985595703</text:p>
          </table:table-cell>
          <table:table-cell office:value-type="string">
            <text:p>2.62075304985046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Dic de l'Oest 1</text:p>
          </table:table-cell>
          <table:table-cell office:value-type="string">
            <text:p>39.54951477050781</text:p>
          </table:table-cell>
          <table:table-cell office:value-type="string">
            <text:p>2.618927955627441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Port de Palma (Estacio Maritima)</text:p>
          </table:table-cell>
          <table:table-cell office:value-type="string">
            <text:p>39.55315017700195</text:p>
          </table:table-cell>
          <table:table-cell office:value-type="string">
            <text:p>2.62615895271301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Club de Mar</text:p>
          </table:table-cell>
          <table:table-cell office:value-type="string">
            <text:p>39.55466079711914</text:p>
          </table:table-cell>
          <table:table-cell office:value-type="string">
            <text:p>2.62431192398071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Can Barbera</text:p>
          </table:table-cell>
          <table:table-cell office:value-type="string">
            <text:p>39.55911636352539</text:p>
          </table:table-cell>
          <table:table-cell office:value-type="string">
            <text:p>2.6267209053039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Passeig Maritim 33</text:p>
          </table:table-cell>
          <table:table-cell office:value-type="string">
            <text:p>39.562843322753906</text:p>
          </table:table-cell>
          <table:table-cell office:value-type="string">
            <text:p>2.6277370452880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Auditorium</text:p>
          </table:table-cell>
          <table:table-cell office:value-type="string">
            <text:p>39.56735610961914</text:p>
          </table:table-cell>
          <table:table-cell office:value-type="string">
            <text:p>2.6302509307861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Passeig Maritim 7</text:p>
          </table:table-cell>
          <table:table-cell office:value-type="string">
            <text:p>39.568416595458984</text:p>
          </table:table-cell>
          <table:table-cell office:value-type="string">
            <text:p>2.632213115692138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Indalecio Prieto 48</text:p>
          </table:table-cell>
          <table:table-cell office:value-type="string">
            <text:p>39.58047866821289</text:p>
          </table:table-cell>
          <table:table-cell office:value-type="string">
            <text:p>2.677211999893188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Son Bonet</text:p>
          </table:table-cell>
          <table:table-cell office:value-type="string">
            <text:p>39.59990310668945</text:p>
          </table:table-cell>
          <table:table-cell office:value-type="string">
            <text:p>2.696701049804687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Antoni Maura 73</text:p>
          </table:table-cell>
          <table:table-cell office:value-type="string">
            <text:p>39.59880065917969</text:p>
          </table:table-cell>
          <table:table-cell office:value-type="string">
            <text:p>2.6943879127502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Antoni Maura 29</text:p>
          </table:table-cell>
          <table:table-cell office:value-type="string">
            <text:p>39.59691619873047</text:p>
          </table:table-cell>
          <table:table-cell office:value-type="string">
            <text:p>2.69134497642517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Verge de Lluc</text:p>
          </table:table-cell>
          <table:table-cell office:value-type="string">
            <text:p>39.5953483581543</text:p>
          </table:table-cell>
          <table:table-cell office:value-type="string">
            <text:p>2.687438011169433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Son Rutlan</text:p>
          </table:table-cell>
          <table:table-cell office:value-type="string">
            <text:p>39.59390640258789</text:p>
          </table:table-cell>
          <table:table-cell office:value-type="string">
            <text:p>2.68440508842468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Arago 257</text:p>
          </table:table-cell>
          <table:table-cell office:value-type="string">
            <text:p>39.59081268310547</text:p>
          </table:table-cell>
          <table:table-cell office:value-type="string">
            <text:p>2.6791200637817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Arago 224</text:p>
          </table:table-cell>
          <table:table-cell office:value-type="string">
            <text:p>39.58937454223633</text:p>
          </table:table-cell>
          <table:table-cell office:value-type="string">
            <text:p>2.67708897590637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Arago 209 (Son Fuster)</text:p>
          </table:table-cell>
          <table:table-cell office:value-type="string">
            <text:p>39.58744812011719</text:p>
          </table:table-cell>
          <table:table-cell office:value-type="string">
            <text:p>2.6746640205383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Arago 185</text:p>
          </table:table-cell>
          <table:table-cell office:value-type="string">
            <text:p>39.58549499511719</text:p>
          </table:table-cell>
          <table:table-cell office:value-type="string">
            <text:p>2.67257690429687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Can Capes</text:p>
          </table:table-cell>
          <table:table-cell office:value-type="string">
            <text:p>39.582664489746094</text:p>
          </table:table-cell>
          <table:table-cell office:value-type="string">
            <text:p>2.668550014495849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Arago 135</text:p>
          </table:table-cell>
          <table:table-cell office:value-type="string">
            <text:p>39.581298828125</text:p>
          </table:table-cell>
          <table:table-cell office:value-type="string">
            <text:p>2.66664695739746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Els Hostalets</text:p>
          </table:table-cell>
          <table:table-cell office:value-type="string">
            <text:p>39.57936096191406</text:p>
          </table:table-cell>
          <table:table-cell office:value-type="string">
            <text:p>2.663815021514892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Arago 47</text:p>
          </table:table-cell>
          <table:table-cell office:value-type="string">
            <text:p>39.57749557495117</text:p>
          </table:table-cell>
          <table:table-cell office:value-type="string">
            <text:p>2.660912990570068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Arago 25</text:p>
          </table:table-cell>
          <table:table-cell office:value-type="string">
            <text:p>39.574649810791016</text:p>
          </table:table-cell>
          <table:table-cell office:value-type="string">
            <text:p>2.65848207473754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Grans magatzems</text:p>
          </table:table-cell>
          <table:table-cell office:value-type="string">
            <text:p>39.57305908203125</text:p>
          </table:table-cell>
          <table:table-cell office:value-type="string">
            <text:p>2.656615018844604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Grans magatzems</text:p>
          </table:table-cell>
          <table:table-cell office:value-type="string">
            <text:p>39.573123931884766</text:p>
          </table:table-cell>
          <table:table-cell office:value-type="string">
            <text:p>2.65715003013610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Via Roma (Clinica Rotger)</text:p>
          </table:table-cell>
          <table:table-cell office:value-type="string">
            <text:p>39.57517623901367</text:p>
          </table:table-cell>
          <table:table-cell office:value-type="string">
            <text:p>2.647708892822265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La Rambla</text:p>
          </table:table-cell>
          <table:table-cell office:value-type="string">
            <text:p>39.573577880859375</text:p>
          </table:table-cell>
          <table:table-cell office:value-type="string">
            <text:p>2.64926600456237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Placa del Mercat (Audiencia)</text:p>
          </table:table-cell>
          <table:table-cell office:value-type="string">
            <text:p>39.57155227661133</text:p>
          </table:table-cell>
          <table:table-cell office:value-type="string">
            <text:p>2.64951992034912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Placa del Rei Joan Carles I</text:p>
          </table:table-cell>
          <table:table-cell office:value-type="string">
            <text:p>39.571563720703125</text:p>
          </table:table-cell>
          <table:table-cell office:value-type="string">
            <text:p>2.64698195457458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Jaume III <text:s/>22</text:p>
          </table:table-cell>
          <table:table-cell office:value-type="string">
            <text:p>39.57243347167969</text:p>
          </table:table-cell>
          <table:table-cell office:value-type="string">
            <text:p>2.643567085266113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Catalunya 2</text:p>
          </table:table-cell>
          <table:table-cell office:value-type="string">
            <text:p>39.5728874206543</text:p>
          </table:table-cell>
          <table:table-cell office:value-type="string">
            <text:p>2.641165971755981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Comte de Barcelona 24</text:p>
          </table:table-cell>
          <table:table-cell office:value-type="string">
            <text:p>39.5736083984375</text:p>
          </table:table-cell>
          <table:table-cell office:value-type="string">
            <text:p>2.638844966888427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Placa del Progres</text:p>
          </table:table-cell>
          <table:table-cell office:value-type="string">
            <text:p>39.572113037109375</text:p>
          </table:table-cell>
          <table:table-cell office:value-type="string">
            <text:p>2.636256933212280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Marques de la Senia 12</text:p>
          </table:table-cell>
          <table:table-cell office:value-type="string">
            <text:p>39.56969451904297</text:p>
          </table:table-cell>
          <table:table-cell office:value-type="string">
            <text:p>2.63211297988891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Marques de la Senia 40</text:p>
          </table:table-cell>
          <table:table-cell office:value-type="string">
            <text:p>39.568199157714844</text:p>
          </table:table-cell>
          <table:table-cell office:value-type="string">
            <text:p>2.6293148994445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Joan Miro 16</text:p>
          </table:table-cell>
          <table:table-cell office:value-type="string">
            <text:p>39.56684112548828</text:p>
          </table:table-cell>
          <table:table-cell office:value-type="string">
            <text:p>2.626981973648071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Joan Miro 24</text:p>
          </table:table-cell>
          <table:table-cell office:value-type="string">
            <text:p>39.5653076171875</text:p>
          </table:table-cell>
          <table:table-cell office:value-type="string">
            <text:p>2.626442909240722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Placa Gomila</text:p>
          </table:table-cell>
          <table:table-cell office:value-type="string">
            <text:p>39.56295394897461</text:p>
          </table:table-cell>
          <table:table-cell office:value-type="string">
            <text:p>2.625571012496948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Joan Miro 110</text:p>
          </table:table-cell>
          <table:table-cell office:value-type="string">
            <text:p>39.55897521972656</text:p>
          </table:table-cell>
          <table:table-cell office:value-type="string">
            <text:p>2.62427711486816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Joan Miro 144</text:p>
          </table:table-cell>
          <table:table-cell office:value-type="string">
            <text:p>39.5574836730957</text:p>
          </table:table-cell>
          <table:table-cell office:value-type="string">
            <text:p>2.62285399436950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Portopi (centre comercial)</text:p>
          </table:table-cell>
          <table:table-cell office:value-type="string">
            <text:p>39.55201721191406</text:p>
          </table:table-cell>
          <table:table-cell office:value-type="string">
            <text:p>2.62100911140441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Joan Miro 194</text:p>
          </table:table-cell>
          <table:table-cell office:value-type="string">
            <text:p>39.551300048828125</text:p>
          </table:table-cell>
          <table:table-cell office:value-type="string">
            <text:p>2.619010925292968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Joan Miro 248 (Palau de Marivent)</text:p>
          </table:table-cell>
          <table:table-cell office:value-type="string">
            <text:p>39.551822662353516</text:p>
          </table:table-cell>
          <table:table-cell office:value-type="string">
            <text:p>2.61164093017578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Joan Miro 270 (Hotel Nixe)</text:p>
          </table:table-cell>
          <table:table-cell office:value-type="string">
            <text:p>39.552730560302734</text:p>
          </table:table-cell>
          <table:table-cell office:value-type="string">
            <text:p>2.608097076416015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Cala Major</text:p>
          </table:table-cell>
          <table:table-cell office:value-type="string">
            <text:p>39.55326843261719</text:p>
          </table:table-cell>
          <table:table-cell office:value-type="string">
            <text:p>2.60481190681457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Cala Nova</text:p>
          </table:table-cell>
          <table:table-cell office:value-type="string">
            <text:p>39.55034637451172</text:p>
          </table:table-cell>
          <table:table-cell office:value-type="string">
            <text:p>2.598566055297851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Picasso 30</text:p>
          </table:table-cell>
          <table:table-cell office:value-type="string">
            <text:p>39.57390594482422</text:p>
          </table:table-cell>
          <table:table-cell office:value-type="string">
            <text:p>2.62475609779357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Cra. Andratx (Hotel Maricel)</text:p>
          </table:table-cell>
          <table:table-cell office:value-type="string">
            <text:p>39.54735565185547</text:p>
          </table:table-cell>
          <table:table-cell office:value-type="string">
            <text:p>2.59559297561645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Passeig d'Illetes 4</text:p>
          </table:table-cell>
          <table:table-cell office:value-type="string">
            <text:p>39.54399490356445</text:p>
          </table:table-cell>
          <table:table-cell office:value-type="string">
            <text:p>2.595519065856933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Passeig d'Illetes 16</text:p>
          </table:table-cell>
          <table:table-cell office:value-type="string">
            <text:p>39.54237365722656</text:p>
          </table:table-cell>
          <table:table-cell office:value-type="string">
            <text:p>2.594049930572509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Passeig d'Illetes (Hotel Bonanza)</text:p>
          </table:table-cell>
          <table:table-cell office:value-type="string">
            <text:p>39.54106521606445</text:p>
          </table:table-cell>
          <table:table-cell office:value-type="string">
            <text:p>2.593430042266845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Passeig d'Illetes 36</text:p>
          </table:table-cell>
          <table:table-cell office:value-type="string">
            <text:p>39.54022979736328</text:p>
          </table:table-cell>
          <table:table-cell office:value-type="string">
            <text:p>2.59105992317199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Sindicat</text:p>
          </table:table-cell>
          <table:table-cell office:value-type="string">
            <text:p>39.57237243652344</text:p>
          </table:table-cell>
          <table:table-cell office:value-type="string">
            <text:p>2.6560249328613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Joan Miro 145</text:p>
          </table:table-cell>
          <table:table-cell office:value-type="string">
            <text:p>39.554935455322266</text:p>
          </table:table-cell>
          <table:table-cell office:value-type="string">
            <text:p>2.62334489822387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Joan Miro 166</text:p>
          </table:table-cell>
          <table:table-cell office:value-type="string">
            <text:p>39.55430221557617</text:p>
          </table:table-cell>
          <table:table-cell office:value-type="string">
            <text:p>2.62297606468200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Joan Maragall 35</text:p>
          </table:table-cell>
          <table:table-cell office:value-type="string">
            <text:p>39.56252670288086</text:p>
          </table:table-cell>
          <table:table-cell office:value-type="string">
            <text:p>2.66539788246154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Joan Maragall 42</text:p>
          </table:table-cell>
          <table:table-cell office:value-type="string">
            <text:p>39.56247329711914</text:p>
          </table:table-cell>
          <table:table-cell office:value-type="string">
            <text:p>2.666038036346435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Passeig d'Illetes 43</text:p>
          </table:table-cell>
          <table:table-cell office:value-type="string">
            <text:p>39.53863525390625</text:p>
          </table:table-cell>
          <table:table-cell office:value-type="string">
            <text:p>2.59094190597534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Cra. Andratx (Hotel Maricel)</text:p>
          </table:table-cell>
          <table:table-cell office:value-type="string">
            <text:p>39.54755401611328</text:p>
          </table:table-cell>
          <table:table-cell office:value-type="string">
            <text:p>2.59626603126525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Cala Nova</text:p>
          </table:table-cell>
          <table:table-cell office:value-type="string">
            <text:p>39.55023956298828</text:p>
          </table:table-cell>
          <table:table-cell office:value-type="string">
            <text:p>2.59860205650329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Cala Major</text:p>
          </table:table-cell>
          <table:table-cell office:value-type="string">
            <text:p>39.55343246459961</text:p>
          </table:table-cell>
          <table:table-cell office:value-type="string">
            <text:p>2.60493898391723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Joan Miro 273</text:p>
          </table:table-cell>
          <table:table-cell office:value-type="string">
            <text:p>39.553077697753906</text:p>
          </table:table-cell>
          <table:table-cell office:value-type="string">
            <text:p>2.60653495788574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Joan Miro 243 (Palau de Marivent)</text:p>
          </table:table-cell>
          <table:table-cell office:value-type="string">
            <text:p>39.5511360168457</text:p>
          </table:table-cell>
          <table:table-cell office:value-type="string">
            <text:p>2.6106429100036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Joan Miro 227</text:p>
          </table:table-cell>
          <table:table-cell office:value-type="string">
            <text:p>39.55210876464844</text:p>
          </table:table-cell>
          <table:table-cell office:value-type="string">
            <text:p>2.61359405517578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Passeig d'Illetes 57 (platja)</text:p>
          </table:table-cell>
          <table:table-cell office:value-type="string">
            <text:p>39.53618621826172</text:p>
          </table:table-cell>
          <table:table-cell office:value-type="string">
            <text:p>2.58926892280578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Portopi (centre comercial)</text:p>
          </table:table-cell>
          <table:table-cell office:value-type="string">
            <text:p>39.55241775512695</text:p>
          </table:table-cell>
          <table:table-cell office:value-type="string">
            <text:p>2.621659040451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Joan Miro 121</text:p>
          </table:table-cell>
          <table:table-cell office:value-type="string">
            <text:p>39.55733108520508</text:p>
          </table:table-cell>
          <table:table-cell office:value-type="string">
            <text:p>2.6230518817901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Joan Miro 83</text:p>
          </table:table-cell>
          <table:table-cell office:value-type="string">
            <text:p>39.55897521972656</text:p>
          </table:table-cell>
          <table:table-cell office:value-type="string">
            <text:p>2.624382019042968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Placa Gomila</text:p>
          </table:table-cell>
          <table:table-cell office:value-type="string">
            <text:p>39.56295394897461</text:p>
          </table:table-cell>
          <table:table-cell office:value-type="string">
            <text:p>2.62569904327392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L'Aigua Dolca</text:p>
          </table:table-cell>
          <table:table-cell office:value-type="string">
            <text:p>39.56520080566406</text:p>
          </table:table-cell>
          <table:table-cell office:value-type="string">
            <text:p>2.62726998329162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General Ricardo Ortega 40</text:p>
          </table:table-cell>
          <table:table-cell office:value-type="string">
            <text:p>39.56938171386719</text:p>
          </table:table-cell>
          <table:table-cell office:value-type="string">
            <text:p>2.66254711151123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Marques de la Senia 37</text:p>
          </table:table-cell>
          <table:table-cell office:value-type="string">
            <text:p>39.56830978393555</text:p>
          </table:table-cell>
          <table:table-cell office:value-type="string">
            <text:p>2.629709959030151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Marques de la Senia 11</text:p>
          </table:table-cell>
          <table:table-cell office:value-type="string">
            <text:p>39.56966018676758</text:p>
          </table:table-cell>
          <table:table-cell office:value-type="string">
            <text:p>2.632323026657104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Placa del Progres</text:p>
          </table:table-cell>
          <table:table-cell office:value-type="string">
            <text:p>39.572086334228516</text:p>
          </table:table-cell>
          <table:table-cell office:value-type="string">
            <text:p>2.63652396202087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Caro 7</text:p>
          </table:table-cell>
          <table:table-cell office:value-type="string">
            <text:p>39.57272720336914</text:p>
          </table:table-cell>
          <table:table-cell office:value-type="string">
            <text:p>2.639537096023559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Jaume III <text:s text:c="2"/>21</text:p>
          </table:table-cell>
          <table:table-cell office:value-type="string">
            <text:p>39.57234573364258</text:p>
          </table:table-cell>
          <table:table-cell office:value-type="string">
            <text:p>2.64340400695800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Placa del Rei Joan Carles I</text:p>
          </table:table-cell>
          <table:table-cell office:value-type="string">
            <text:p>39.571407318115234</text:p>
          </table:table-cell>
          <table:table-cell office:value-type="string">
            <text:p>2.64729690551757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Placa del Mercat (Audiencia)</text:p>
          </table:table-cell>
          <table:table-cell office:value-type="string">
            <text:p>39.57146072387695</text:p>
          </table:table-cell>
          <table:table-cell office:value-type="string">
            <text:p>2.649858951568603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La Rambla</text:p>
          </table:table-cell>
          <table:table-cell office:value-type="string">
            <text:p>39.57328414916992</text:p>
          </table:table-cell>
          <table:table-cell office:value-type="string">
            <text:p>2.65000104904174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Baro de Pinopar 14</text:p>
          </table:table-cell>
          <table:table-cell office:value-type="string">
            <text:p>39.57634735107422</text:p>
          </table:table-cell>
          <table:table-cell office:value-type="string">
            <text:p>2.64774990081787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Passeig d'Illetes 77</text:p>
          </table:table-cell>
          <table:table-cell office:value-type="string">
            <text:p>39.53714370727539</text:p>
          </table:table-cell>
          <table:table-cell office:value-type="string">
            <text:p>2.589822053909301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Joan March 7</text:p>
          </table:table-cell>
          <table:table-cell office:value-type="string">
            <text:p>39.576805114746094</text:p>
          </table:table-cell>
          <table:table-cell office:value-type="string">
            <text:p>2.65294003486633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Alexandre Rossello 27</text:p>
          </table:table-cell>
          <table:table-cell office:value-type="string">
            <text:p>39.57450485229492</text:p>
          </table:table-cell>
          <table:table-cell office:value-type="string">
            <text:p>2.655396938323974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Passeig d'Illetes 62</text:p>
          </table:table-cell>
          <table:table-cell office:value-type="string">
            <text:p>39.53856658935547</text:p>
          </table:table-cell>
          <table:table-cell office:value-type="string">
            <text:p>2.5920829772949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Arago 20</text:p>
          </table:table-cell>
          <table:table-cell office:value-type="string">
            <text:p>39.57450866699219</text:p>
          </table:table-cell>
          <table:table-cell office:value-type="string">
            <text:p>2.658551931381225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Arago 44</text:p>
          </table:table-cell>
          <table:table-cell office:value-type="string">
            <text:p>39.57682800292969</text:p>
          </table:table-cell>
          <table:table-cell office:value-type="string">
            <text:p>2.660206079483032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s/>Els Hostalets</text:p>
          </table:table-cell>
          <table:table-cell office:value-type="string">
            <text:p>39.578853607177734</text:p>
          </table:table-cell>
          <table:table-cell office:value-type="string">
            <text:p>2.663340091705322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s/>Arago 134</text:p>
          </table:table-cell>
          <table:table-cell office:value-type="string">
            <text:p>39.581207275390625</text:p>
          </table:table-cell>
          <table:table-cell office:value-type="string">
            <text:p>2.666764020919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Can Capes</text:p>
          </table:table-cell>
          <table:table-cell office:value-type="string">
            <text:p>39.58269119262695</text:p>
          </table:table-cell>
          <table:table-cell office:value-type="string">
            <text:p>2.668864011764526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Arago 184</text:p>
          </table:table-cell>
          <table:table-cell office:value-type="string">
            <text:p>39.58547592163086</text:p>
          </table:table-cell>
          <table:table-cell office:value-type="string">
            <text:p>2.67290306091308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s/>Arago 216</text:p>
          </table:table-cell>
          <table:table-cell office:value-type="string">
            <text:p>39.587528228759766</text:p>
          </table:table-cell>
          <table:table-cell office:value-type="string">
            <text:p>2.675117969512939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s/>Son Fuster</text:p>
          </table:table-cell>
          <table:table-cell office:value-type="string">
            <text:p>39.58932876586914</text:p>
          </table:table-cell>
          <table:table-cell office:value-type="string">
            <text:p>2.67746210098266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<text:s/>Arago 256</text:p>
          </table:table-cell>
          <table:table-cell office:value-type="string">
            <text:p>39.59127426147461</text:p>
          </table:table-cell>
          <table:table-cell office:value-type="string">
            <text:p>2.680270910263061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s/>Arago 286</text:p>
          </table:table-cell>
          <table:table-cell office:value-type="string">
            <text:p>39.592586517333984</text:p>
          </table:table-cell>
          <table:table-cell office:value-type="string">
            <text:p>2.682570934295654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<text:s/>Son Rutlan</text:p>
          </table:table-cell>
          <table:table-cell office:value-type="string">
            <text:p>39.593753814697266</text:p>
          </table:table-cell>
          <table:table-cell office:value-type="string">
            <text:p>2.684616088867187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s/>Verge de Lluc</text:p>
          </table:table-cell>
          <table:table-cell office:value-type="string">
            <text:p>39.59549331665039</text:p>
          </table:table-cell>
          <table:table-cell office:value-type="string">
            <text:p>2.688102006912231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Antoni Maura 8</text:p>
          </table:table-cell>
          <table:table-cell office:value-type="string">
            <text:p>39.59689712524414</text:p>
          </table:table-cell>
          <table:table-cell office:value-type="string">
            <text:p>2.691508054733276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Antoni Maura 42</text:p>
          </table:table-cell>
          <table:table-cell office:value-type="string">
            <text:p>39.598873138427734</text:p>
          </table:table-cell>
          <table:table-cell office:value-type="string">
            <text:p>2.694772005081176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Alemanya 6</text:p>
          </table:table-cell>
          <table:table-cell office:value-type="string">
            <text:p>39.57815933227539</text:p>
          </table:table-cell>
          <table:table-cell office:value-type="string">
            <text:p>2.64826488494873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Passeig d'Illetes 64</text:p>
          </table:table-cell>
          <table:table-cell office:value-type="string">
            <text:p>39.53997039794922</text:p>
          </table:table-cell>
          <table:table-cell office:value-type="string">
            <text:p>2.59219098091125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La Feixina</text:p>
          </table:table-cell>
          <table:table-cell office:value-type="string">
            <text:p>39.570213317871094</text:p>
          </table:table-cell>
          <table:table-cell office:value-type="string">
            <text:p>2.639631032943725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s/>Cami Vell de Sineu</text:p>
          </table:table-cell>
          <table:table-cell office:value-type="string">
            <text:p>39.57881546020508</text:p>
          </table:table-cell>
          <table:table-cell office:value-type="string">
            <text:p>2.716681003570556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<text:s/>Placa del Progres</text:p>
          </table:table-cell>
          <table:table-cell office:value-type="string">
            <text:p>39.57193374633789</text:p>
          </table:table-cell>
          <table:table-cell office:value-type="string">
            <text:p>2.635955095291137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/>Andrea Doria 6</text:p>
          </table:table-cell>
          <table:table-cell office:value-type="string">
            <text:p>39.57048034667969</text:p>
          </table:table-cell>
          <table:table-cell office:value-type="string">
            <text:p>2.632632970809936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s/>Andrea Doria 22</text:p>
          </table:table-cell>
          <table:table-cell office:value-type="string">
            <text:p>39.570613861083984</text:p>
          </table:table-cell>
          <table:table-cell office:value-type="string">
            <text:p>2.629010915756225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s/>Andrea Doria 42</text:p>
          </table:table-cell>
          <table:table-cell office:value-type="string">
            <text:p>39.57090377807617</text:p>
          </table:table-cell>
          <table:table-cell office:value-type="string">
            <text:p>2.6267859935760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s/>Andrea Doria 62</text:p>
          </table:table-cell>
          <table:table-cell office:value-type="string">
            <text:p>39.57200622558594</text:p>
          </table:table-cell>
          <table:table-cell office:value-type="string">
            <text:p>2.62228608131408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<text:s/>Cami de Genova 100</text:p>
          </table:table-cell>
          <table:table-cell office:value-type="string">
            <text:p>39.573726654052734</text:p>
          </table:table-cell>
          <table:table-cell office:value-type="string">
            <text:p>2.613601922988891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<text:s/>Base Militar</text:p>
          </table:table-cell>
          <table:table-cell office:value-type="string">
            <text:p>39.574012756347656</text:p>
          </table:table-cell>
          <table:table-cell office:value-type="string">
            <text:p>2.60989809036254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<text:s/>Passeig d'Illetes (Hotel Bonanza)</text:p>
          </table:table-cell>
          <table:table-cell office:value-type="string">
            <text:p>39.540958404541016</text:p>
          </table:table-cell>
          <table:table-cell office:value-type="string">
            <text:p>2.593465089797973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<text:s/>Cami dels Reis 83</text:p>
          </table:table-cell>
          <table:table-cell office:value-type="string">
            <text:p>39.56597137451172</text:p>
          </table:table-cell>
          <table:table-cell office:value-type="string">
            <text:p>2.601608037948608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s/>Cami dels Reis 47</text:p>
          </table:table-cell>
          <table:table-cell office:value-type="string">
            <text:p>39.56404113769531</text:p>
          </table:table-cell>
          <table:table-cell office:value-type="string">
            <text:p>2.60081601142883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<text:s/>Cami dels Reis 19</text:p>
          </table:table-cell>
          <table:table-cell office:value-type="string">
            <text:p>39.56147003173828</text:p>
          </table:table-cell>
          <table:table-cell office:value-type="string">
            <text:p>2.59966611862182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<text:s/>Cementeri</text:p>
          </table:table-cell>
          <table:table-cell office:value-type="string">
            <text:p>39.55727767944336</text:p>
          </table:table-cell>
          <table:table-cell office:value-type="string">
            <text:p>2.59625697135925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<text:s/>Paradis (Hotel Belvedere)</text:p>
          </table:table-cell>
          <table:table-cell office:value-type="string">
            <text:p>39.5538215637207</text:p>
          </table:table-cell>
          <table:table-cell office:value-type="string">
            <text:p>2.5979640483856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<text:s/>Cami de la Real 56</text:p>
          </table:table-cell>
          <table:table-cell office:value-type="string">
            <text:p>39.6300163269043</text:p>
          </table:table-cell>
          <table:table-cell office:value-type="string">
            <text:p>2.63941407203674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<text:s/>Passeig d'Illetes 9</text:p>
          </table:table-cell>
          <table:table-cell office:value-type="string">
            <text:p>39.54309844970703</text:p>
          </table:table-cell>
          <table:table-cell office:value-type="string">
            <text:p>2.5951750278472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<text:s/>Cementeri</text:p>
          </table:table-cell>
          <table:table-cell office:value-type="string">
            <text:p>39.55820083618164</text:p>
          </table:table-cell>
          <table:table-cell office:value-type="string">
            <text:p>2.597379922866821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<text:s/>Cami dels Reis 12</text:p>
          </table:table-cell>
          <table:table-cell office:value-type="string">
            <text:p>39.56099319458008</text:p>
          </table:table-cell>
          <table:table-cell office:value-type="string">
            <text:p>2.59955310821533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s/>Cami dels Reis 38</text:p>
          </table:table-cell>
          <table:table-cell office:value-type="string">
            <text:p>39.56410598754883</text:p>
          </table:table-cell>
          <table:table-cell office:value-type="string">
            <text:p>2.600908994674682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<text:s/>Cami dels Reis 60</text:p>
          </table:table-cell>
          <table:table-cell office:value-type="string">
            <text:p>39.5659294128418</text:p>
          </table:table-cell>
          <table:table-cell office:value-type="string">
            <text:p>2.60167789459228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<text:s/>Base Militar</text:p>
          </table:table-cell>
          <table:table-cell office:value-type="string">
            <text:p>39.57386779785156</text:p>
          </table:table-cell>
          <table:table-cell office:value-type="string">
            <text:p>2.610317945480346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<text:s/>Son Dureta</text:p>
          </table:table-cell>
          <table:table-cell office:value-type="string">
            <text:p>39.571754455566406</text:p>
          </table:table-cell>
          <table:table-cell office:value-type="string">
            <text:p>2.62268304824829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<text:s/>Andrea Doria 41</text:p>
          </table:table-cell>
          <table:table-cell office:value-type="string">
            <text:p>39.57101058959961</text:p>
          </table:table-cell>
          <table:table-cell office:value-type="string">
            <text:p>2.626179933547973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<text:s/>Andrea Doria 25</text:p>
          </table:table-cell>
          <table:table-cell office:value-type="string">
            <text:p>39.57052230834961</text:p>
          </table:table-cell>
          <table:table-cell office:value-type="string">
            <text:p>2.62870907783508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<text:s/>Andrea Doria 7</text:p>
          </table:table-cell>
          <table:table-cell office:value-type="string">
            <text:p>39.57045364379883</text:p>
          </table:table-cell>
          <table:table-cell office:value-type="string">
            <text:p>2.631958007812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<text:s/>Francesc Vidal i Sureda 2</text:p>
          </table:table-cell>
          <table:table-cell office:value-type="string">
            <text:p>39.55772399902344</text:p>
          </table:table-cell>
          <table:table-cell office:value-type="string">
            <text:p>2.62173509597778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s/>Francesc Vidal i Sureda 6</text:p>
          </table:table-cell>
          <table:table-cell office:value-type="string">
            <text:p>39.5567626953125</text:p>
          </table:table-cell>
          <table:table-cell office:value-type="string">
            <text:p>2.620517969131469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<text:s/>F. Vidal i Sureda (Hotel Valparaiso)</text:p>
          </table:table-cell>
          <table:table-cell office:value-type="string">
            <text:p>39.555702209472656</text:p>
          </table:table-cell>
          <table:table-cell office:value-type="string">
            <text:p>2.620419025421142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<text:s/>Francesc Vidal i Sureda 34</text:p>
          </table:table-cell>
          <table:table-cell office:value-type="string">
            <text:p>39.55636978149414</text:p>
          </table:table-cell>
          <table:table-cell office:value-type="string">
            <text:p>2.618041038513183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<text:s/>Francesc Vidal i Sureda 38</text:p>
          </table:table-cell>
          <table:table-cell office:value-type="string">
            <text:p>39.55769729614258</text:p>
          </table:table-cell>
          <table:table-cell office:value-type="string">
            <text:p>2.616357088088989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<text:s/>Francesc Vidal i Sureda 56</text:p>
          </table:table-cell>
          <table:table-cell office:value-type="string">
            <text:p>39.55802917480469</text:p>
          </table:table-cell>
          <table:table-cell office:value-type="string">
            <text:p>2.61333990097045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<text:s/>F. Vidal i Sureda 74 (Residencia Bonanova)</text:p>
          </table:table-cell>
          <table:table-cell office:value-type="string">
            <text:p>39.559791564941406</text:p>
          </table:table-cell>
          <table:table-cell office:value-type="string">
            <text:p>2.610035896301269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<text:s/>Francesc Vidal i Sureda 115</text:p>
          </table:table-cell>
          <table:table-cell office:value-type="string">
            <text:p>39.56067657470703</text:p>
          </table:table-cell>
          <table:table-cell office:value-type="string">
            <text:p>2.607191085815429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<text:s/>Cami de Genova 60</text:p>
          </table:table-cell>
          <table:table-cell office:value-type="string">
            <text:p>39.57335662841797</text:p>
          </table:table-cell>
          <table:table-cell office:value-type="string">
            <text:p>2.615967988967895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<text:s/>Francesc Vidal i Sureda</text:p>
          </table:table-cell>
          <table:table-cell office:value-type="string">
            <text:p>39.5579948425293</text:p>
          </table:table-cell>
          <table:table-cell office:value-type="string">
            <text:p>2.61960291862487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<text:s/>Saridakis 53</text:p>
          </table:table-cell>
          <table:table-cell office:value-type="string">
            <text:p>39.558692932128906</text:p>
          </table:table-cell>
          <table:table-cell office:value-type="string">
            <text:p>2.60729503631591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<text:s/>Saridakis 54</text:p>
          </table:table-cell>
          <table:table-cell office:value-type="string">
            <text:p>39.5590705871582</text:p>
          </table:table-cell>
          <table:table-cell office:value-type="string">
            <text:p>2.607247114181518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<text:s/>Les Meravelles</text:p>
          </table:table-cell>
          <table:table-cell office:value-type="string">
            <text:p>39.52193832397461</text:p>
          </table:table-cell>
          <table:table-cell office:value-type="string">
            <text:p>2.751209974288940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<text:s/>Francesc Vidal i Sureda 115</text:p>
          </table:table-cell>
          <table:table-cell office:value-type="string">
            <text:p>39.56050491333008</text:p>
          </table:table-cell>
          <table:table-cell office:value-type="string">
            <text:p>2.607342958450317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<text:s/>La Bonanova</text:p>
          </table:table-cell>
          <table:table-cell office:value-type="string">
            <text:p>39.55960464477539</text:p>
          </table:table-cell>
          <table:table-cell office:value-type="string">
            <text:p>2.610199928283691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s/>Francesc Vidal i Sureda 75</text:p>
          </table:table-cell>
          <table:table-cell office:value-type="string">
            <text:p>39.55796813964844</text:p>
          </table:table-cell>
          <table:table-cell office:value-type="string">
            <text:p>2.61360788345336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<text:s/>Francesc Vidal i Sureda 51</text:p>
          </table:table-cell>
          <table:table-cell office:value-type="string">
            <text:p>39.55769729614258</text:p>
          </table:table-cell>
          <table:table-cell office:value-type="string">
            <text:p>2.616251945495605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<text:s/>Francesc Vidal i Sureda 41</text:p>
          </table:table-cell>
          <table:table-cell office:value-type="string">
            <text:p>39.55659484863281</text:p>
          </table:table-cell>
          <table:table-cell office:value-type="string">
            <text:p>2.61765503883361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<text:s/>F. Vidal i Sureda 21 (Hotel Valparaiso)</text:p>
          </table:table-cell>
          <table:table-cell office:value-type="string">
            <text:p>39.55561065673828</text:p>
          </table:table-cell>
          <table:table-cell office:value-type="string">
            <text:p>2.620757102966308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<text:s/>Francesc Vidal i Sureda 11</text:p>
          </table:table-cell>
          <table:table-cell office:value-type="string">
            <text:p>39.55678176879883</text:p>
          </table:table-cell>
          <table:table-cell office:value-type="string">
            <text:p>2.62062191963195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<text:s/>Francesc Vidal i Sureda 3</text:p>
          </table:table-cell>
          <table:table-cell office:value-type="string">
            <text:p>39.55764389038086</text:p>
          </table:table-cell>
          <table:table-cell office:value-type="string">
            <text:p>2.621956110000610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<text:s/>Mestre Chapi 25</text:p>
          </table:table-cell>
          <table:table-cell office:value-type="string">
            <text:p>39.58953094482422</text:p>
          </table:table-cell>
          <table:table-cell office:value-type="string">
            <text:p>2.682735919952392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<text:s/>Heura 41</text:p>
          </table:table-cell>
          <table:table-cell office:value-type="string">
            <text:p>39.58808135986328</text:p>
          </table:table-cell>
          <table:table-cell office:value-type="string">
            <text:p>2.679214954376220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<text:s/>Heura 19</text:p>
          </table:table-cell>
          <table:table-cell office:value-type="string">
            <text:p>39.586063385009766</text:p>
          </table:table-cell>
          <table:table-cell office:value-type="string">
            <text:p>2.676812887191772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<text:s/>Heura 8</text:p>
          </table:table-cell>
          <table:table-cell office:value-type="string">
            <text:p>39.58464431762695</text:p>
          </table:table-cell>
          <table:table-cell office:value-type="string">
            <text:p>2.675061941146850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<text:s/>Pare Joan Crespi 7</text:p>
          </table:table-cell>
          <table:table-cell office:value-type="string">
            <text:p>39.58323669433594</text:p>
          </table:table-cell>
          <table:table-cell office:value-type="string">
            <text:p>2.673310041427612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<text:s/>Mare de Deu de Montserrat 32</text:p>
          </table:table-cell>
          <table:table-cell office:value-type="string">
            <text:p>39.582454681396484</text:p>
          </table:table-cell>
          <table:table-cell office:value-type="string">
            <text:p>2.673930883407592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<text:s/>Indalecio Prieto 35</text:p>
          </table:table-cell>
          <table:table-cell office:value-type="string">
            <text:p>39.579917907714844</text:p>
          </table:table-cell>
          <table:table-cell office:value-type="string">
            <text:p>2.67583990097045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<text:s/>Indalecio Prieto 27</text:p>
          </table:table-cell>
          <table:table-cell office:value-type="string">
            <text:p>39.57799530029297</text:p>
          </table:table-cell>
          <table:table-cell office:value-type="string">
            <text:p>2.671576023101806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<text:s/>Placa de Miquel Dolc</text:p>
          </table:table-cell>
          <table:table-cell office:value-type="string">
            <text:p>39.576995849609375</text:p>
          </table:table-cell>
          <table:table-cell office:value-type="string">
            <text:p>2.668809890747070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<text:s/>Arquebisbe Aspareg 61</text:p>
          </table:table-cell>
          <table:table-cell office:value-type="string">
            <text:p>39.57640838623047</text:p>
          </table:table-cell>
          <table:table-cell office:value-type="string">
            <text:p>2.667963027954101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<text:s/>Arquebisbe Aspareg 5</text:p>
          </table:table-cell>
          <table:table-cell office:value-type="string">
            <text:p>39.575111389160156</text:p>
          </table:table-cell>
          <table:table-cell office:value-type="string">
            <text:p>2.665035009384155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<text:s/>Francesc Manuel de los Herreros 33</text:p>
          </table:table-cell>
          <table:table-cell office:value-type="string">
            <text:p>39.57451248168945</text:p>
          </table:table-cell>
          <table:table-cell office:value-type="string">
            <text:p>2.6636750698089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<text:s/>Francesc Manuel de los Herreros 3</text:p>
          </table:table-cell>
          <table:table-cell office:value-type="string">
            <text:p>39.573524475097656</text:p>
          </table:table-cell>
          <table:table-cell office:value-type="string">
            <text:p>2.66143298149108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<text:s/>Grans magatzems</text:p>
          </table:table-cell>
          <table:table-cell office:value-type="string">
            <text:p>39.57330322265625</text:p>
          </table:table-cell>
          <table:table-cell office:value-type="string">
            <text:p>2.65632295608520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<text:s/>Cra. Militar</text:p>
          </table:table-cell>
          <table:table-cell office:value-type="string">
            <text:p>39.527400970458984</text:p>
          </table:table-cell>
          <table:table-cell office:value-type="string">
            <text:p>2.764163970947265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<text:s/>Instituts</text:p>
          </table:table-cell>
          <table:table-cell office:value-type="string">
            <text:p>39.57642364501953</text:p>
          </table:table-cell>
          <table:table-cell office:value-type="string">
            <text:p>2.645606994628906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<text:s/>Placa del Forti</text:p>
          </table:table-cell>
          <table:table-cell office:value-type="string">
            <text:p>39.576316833496094</text:p>
          </table:table-cell>
          <table:table-cell office:value-type="string">
            <text:p>2.64372110366821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<text:s/>Mestre Chapi 13</text:p>
          </table:table-cell>
          <table:table-cell office:value-type="string">
            <text:p>39.588924407958984</text:p>
          </table:table-cell>
          <table:table-cell office:value-type="string">
            <text:p>2.681039094924926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s/>Cami 140</text:p>
          </table:table-cell>
          <table:table-cell office:value-type="string">
            <text:p>39.628238677978516</text:p>
          </table:table-cell>
          <table:table-cell office:value-type="string">
            <text:p>2.66865897178649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<text:s/>Cami dels Reis 648</text:p>
          </table:table-cell>
          <table:table-cell office:value-type="string">
            <text:p>39.61404800415039</text:p>
          </table:table-cell>
          <table:table-cell office:value-type="string">
            <text:p>2.675250053405761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<text:s/>La Porciuncula</text:p>
          </table:table-cell>
          <table:table-cell office:value-type="string">
            <text:p>39.51823425292969</text:p>
          </table:table-cell>
          <table:table-cell office:value-type="string">
            <text:p>2.749257087707519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<text:s/>Passeig Mallorca 7</text:p>
          </table:table-cell>
          <table:table-cell office:value-type="string">
            <text:p>39.57349395751953</text:p>
          </table:table-cell>
          <table:table-cell office:value-type="string">
            <text:p>2.642152070999145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<text:s/>Instituts</text:p>
          </table:table-cell>
          <table:table-cell office:value-type="string">
            <text:p>39.57612228393555</text:p>
          </table:table-cell>
          <table:table-cell office:value-type="string">
            <text:p>2.645107984542846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<text:s/>Nuredduna 18</text:p>
          </table:table-cell>
          <table:table-cell office:value-type="string">
            <text:p>39.57302474975586</text:p>
          </table:table-cell>
          <table:table-cell office:value-type="string">
            <text:p>2.65998005867004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<text:s/>Francesc Manuel de los Herreros 2</text:p>
          </table:table-cell>
          <table:table-cell office:value-type="string">
            <text:p>39.57343292236328</text:p>
          </table:table-cell>
          <table:table-cell office:value-type="string">
            <text:p>2.661550045013427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<text:s/>Francesc Manuel de los Herreros 30</text:p>
          </table:table-cell>
          <table:table-cell office:value-type="string">
            <text:p>39.574424743652344</text:p>
          </table:table-cell>
          <table:table-cell office:value-type="string">
            <text:p>2.663779973983764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<text:s/>Arquebisbe Aspareg 8</text:p>
          </table:table-cell>
          <table:table-cell office:value-type="string">
            <text:p>39.57504653930664</text:p>
          </table:table-cell>
          <table:table-cell office:value-type="string">
            <text:p>2.665198087692260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<text:s/>Arquebisbe Aspareg 64</text:p>
          </table:table-cell>
          <table:table-cell office:value-type="string">
            <text:p>39.57638931274414</text:p>
          </table:table-cell>
          <table:table-cell office:value-type="string">
            <text:p>2.668206930160522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<text:s/>Indalecio Prieto 14</text:p>
          </table:table-cell>
          <table:table-cell office:value-type="string">
            <text:p>39.57711410522461</text:p>
          </table:table-cell>
          <table:table-cell office:value-type="string">
            <text:p>2.669786930084228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<text:s/>Indalecio Prieto 44</text:p>
          </table:table-cell>
          <table:table-cell office:value-type="string">
            <text:p>39.57854080200195</text:p>
          </table:table-cell>
          <table:table-cell office:value-type="string">
            <text:p>2.67298293113708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<text:s/>Mare de Deu de Montserrat 61</text:p>
          </table:table-cell>
          <table:table-cell office:value-type="string">
            <text:p>39.58049392700195</text:p>
          </table:table-cell>
          <table:table-cell office:value-type="string">
            <text:p>2.676280021667480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<text:s/>Jeroni Boscana 24</text:p>
          </table:table-cell>
          <table:table-cell office:value-type="string">
            <text:p>39.58277130126953</text:p>
          </table:table-cell>
          <table:table-cell office:value-type="string">
            <text:p>2.674953937530517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<text:s/>Baladre 2</text:p>
          </table:table-cell>
          <table:table-cell office:value-type="string">
            <text:p>39.583370208740234</text:p>
          </table:table-cell>
          <table:table-cell office:value-type="string">
            <text:p>2.67681407928466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<text:s/>Avinguda d'America (Hotel Taurus Park)</text:p>
          </table:table-cell>
          <table:table-cell office:value-type="string">
            <text:p>39.513553619384766</text:p>
          </table:table-cell>
          <table:table-cell office:value-type="string">
            <text:p>2.75163602828979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<text:s/>Placa d'Espanya (219)</text:p>
          </table:table-cell>
          <table:table-cell office:value-type="string">
            <text:p>39.5758171081543</text:p>
          </table:table-cell>
          <table:table-cell office:value-type="string">
            <text:p>2.654261112213134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<text:s/>Industria 8</text:p>
          </table:table-cell>
          <table:table-cell office:value-type="string">
            <text:p>39.573646545410156</text:p>
          </table:table-cell>
          <table:table-cell office:value-type="string">
            <text:p>2.6399509906768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<text:s/>Industria 44</text:p>
          </table:table-cell>
          <table:table-cell office:value-type="string">
            <text:p>39.57561492919922</text:p>
          </table:table-cell>
          <table:table-cell office:value-type="string">
            <text:p>2.637332916259765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<text:s/>Llibertat 22</text:p>
          </table:table-cell>
          <table:table-cell office:value-type="string">
            <text:p>39.57724380493164</text:p>
          </table:table-cell>
          <table:table-cell office:value-type="string">
            <text:p>2.634203910827636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<text:s/>Llibertat 36</text:p>
          </table:table-cell>
          <table:table-cell office:value-type="string">
            <text:p>39.57801055908203</text:p>
          </table:table-cell>
          <table:table-cell office:value-type="string">
            <text:p>2.631695985794067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<text:s/>Dragonera 14</text:p>
          </table:table-cell>
          <table:table-cell office:value-type="string">
            <text:p>39.57891082763672</text:p>
          </table:table-cell>
          <table:table-cell office:value-type="string">
            <text:p>2.62803506851196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<text:s/>Cami de Son Rapinya 4</text:p>
          </table:table-cell>
          <table:table-cell office:value-type="string">
            <text:p>39.57965850830078</text:p>
          </table:table-cell>
          <table:table-cell office:value-type="string">
            <text:p>2.62600493431091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<text:s/>Cami de Son Rapinya 26</text:p>
          </table:table-cell>
          <table:table-cell office:value-type="string">
            <text:p>39.58304977416992</text:p>
          </table:table-cell>
          <table:table-cell office:value-type="string">
            <text:p>2.621002912521362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<text:s/>Cami de Son Rapinya 38</text:p>
          </table:table-cell>
          <table:table-cell office:value-type="string">
            <text:p>39.585693359375</text:p>
          </table:table-cell>
          <table:table-cell office:value-type="string">
            <text:p>2.61732101440429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<text:s/>Cami de Son Rapinya 46</text:p>
          </table:table-cell>
          <table:table-cell office:value-type="string">
            <text:p>39.58723068237305</text:p>
          </table:table-cell>
          <table:table-cell office:value-type="string">
            <text:p>2.615145921707153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<text:s/>Cami de Son Rapinya 48</text:p>
          </table:table-cell>
          <table:table-cell office:value-type="string">
            <text:p>39.588356018066406</text:p>
          </table:table-cell>
          <table:table-cell office:value-type="string">
            <text:p>2.61303210258483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<text:s/>Cami de Son Rapinya 74</text:p>
          </table:table-cell>
          <table:table-cell office:value-type="string">
            <text:p>39.58940505981445</text:p>
          </table:table-cell>
          <table:table-cell office:value-type="string">
            <text:p>2.610708951950073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<text:s/>Cami de Son Rapinya (Son Quint)</text:p>
          </table:table-cell>
          <table:table-cell office:value-type="string">
            <text:p>39.590328216552734</text:p>
          </table:table-cell>
          <table:table-cell office:value-type="string">
            <text:p>2.607000112533569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<text:s/>Cami de Raixa</text:p>
          </table:table-cell>
          <table:table-cell office:value-type="string">
            <text:p>39.590396881103516</text:p>
          </table:table-cell>
          <table:table-cell office:value-type="string">
            <text:p>2.59809088706970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<text:s/>Cami de Raixa 11</text:p>
          </table:table-cell>
          <table:table-cell office:value-type="string">
            <text:p>39.591331481933594</text:p>
          </table:table-cell>
          <table:table-cell office:value-type="string">
            <text:p>2.594661951065063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<text:s/>Hotel Son Vida</text:p>
          </table:table-cell>
          <table:table-cell office:value-type="string">
            <text:p>39.59294509887695</text:p>
          </table:table-cell>
          <table:table-cell office:value-type="string">
            <text:p>2.59472203254699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<text:s/>Capocorb 1</text:p>
          </table:table-cell>
          <table:table-cell office:value-type="string">
            <text:p>39.590171813964844</text:p>
          </table:table-cell>
          <table:table-cell office:value-type="string">
            <text:p>2.598232030868530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<text:s/>Cami de Son Vida 109</text:p>
          </table:table-cell>
          <table:table-cell office:value-type="string">
            <text:p>39.59020233154297</text:p>
          </table:table-cell>
          <table:table-cell office:value-type="string">
            <text:p>2.60694289207458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<text:s/>Cami de Son Rapinya 105</text:p>
          </table:table-cell>
          <table:table-cell office:value-type="string">
            <text:p>39.58884811401367</text:p>
          </table:table-cell>
          <table:table-cell office:value-type="string">
            <text:p>2.612004995346069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<text:s/>Cami de Son Rapinya 57</text:p>
          </table:table-cell>
          <table:table-cell office:value-type="string">
            <text:p>39.587032318115234</text:p>
          </table:table-cell>
          <table:table-cell office:value-type="string">
            <text:p>2.61539196968078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<text:s/>Cami de Son Rapinya 35</text:p>
          </table:table-cell>
          <table:table-cell office:value-type="string">
            <text:p>39.58591079711914</text:p>
          </table:table-cell>
          <table:table-cell office:value-type="string">
            <text:p>2.616970062255859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<text:s/>Cami de Son Rapinya 29</text:p>
          </table:table-cell>
          <table:table-cell office:value-type="string">
            <text:p>39.5826530456543</text:p>
          </table:table-cell>
          <table:table-cell office:value-type="string">
            <text:p>2.621167898178100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<text:s/>Cami de Son Rapinya 5</text:p>
          </table:table-cell>
          <table:table-cell office:value-type="string">
            <text:p>39.5797004699707</text:p>
          </table:table-cell>
          <table:table-cell office:value-type="string">
            <text:p>2.625387907028198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<text:s/>Dragonera 19</text:p>
          </table:table-cell>
          <table:table-cell office:value-type="string">
            <text:p>39.57867431640625</text:p>
          </table:table-cell>
          <table:table-cell office:value-type="string">
            <text:p>2.62822294235229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<text:s/>Barrera 35</text:p>
          </table:table-cell>
          <table:table-cell office:value-type="string">
            <text:p>39.57720947265625</text:p>
          </table:table-cell>
          <table:table-cell office:value-type="string">
            <text:p>2.631630897521972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<text:s/>Barrera 15</text:p>
          </table:table-cell>
          <table:table-cell office:value-type="string">
            <text:p>39.57542037963867</text:p>
          </table:table-cell>
          <table:table-cell office:value-type="string">
            <text:p>2.633084058761596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<text:s/>Caro 53</text:p>
          </table:table-cell>
          <table:table-cell office:value-type="string">
            <text:p>39.57394790649414</text:p>
          </table:table-cell>
          <table:table-cell office:value-type="string">
            <text:p>2.63444209098815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<text:s/>Caro 23</text:p>
          </table:table-cell>
          <table:table-cell office:value-type="string">
            <text:p>39.57331466674805</text:p>
          </table:table-cell>
          <table:table-cell office:value-type="string">
            <text:p>2.637099981307983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<text:s/>Carretera Militar 203</text:p>
          </table:table-cell>
          <table:table-cell office:value-type="string">
            <text:p>39.51070785522461</text:p>
          </table:table-cell>
          <table:table-cell office:value-type="string">
            <text:p>2.756449937820434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<text:s/>Arxiduc Lluis Salvador 46</text:p>
          </table:table-cell>
          <table:table-cell office:value-type="string">
            <text:p>39.5805778503418</text:p>
          </table:table-cell>
          <table:table-cell office:value-type="string">
            <text:p>2.65499401092529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<text:s/>Arxiduc Lluis Salvador 52</text:p>
          </table:table-cell>
          <table:table-cell office:value-type="string">
            <text:p>39.58247375488281</text:p>
          </table:table-cell>
          <table:table-cell office:value-type="string">
            <text:p>2.65616106986999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<text:s/>Arxiduc Lluis Salvador 102</text:p>
          </table:table-cell>
          <table:table-cell office:value-type="string">
            <text:p>39.58501052856445</text:p>
          </table:table-cell>
          <table:table-cell office:value-type="string">
            <text:p>2.657708883285522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<text:s/>Arxiduc Lluis Salvador 148</text:p>
          </table:table-cell>
          <table:table-cell office:value-type="string">
            <text:p>39.58806228637695</text:p>
          </table:table-cell>
          <table:table-cell office:value-type="string">
            <text:p>2.659579992294311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<text:s/>Cami Vell de Bunyola 8</text:p>
          </table:table-cell>
          <table:table-cell office:value-type="string">
            <text:p>39.5911750793457</text:p>
          </table:table-cell>
          <table:table-cell office:value-type="string">
            <text:p>2.667716979980468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<text:s/>Gremi de Sabaters 2</text:p>
          </table:table-cell>
          <table:table-cell office:value-type="string">
            <text:p>39.59678268432617</text:p>
          </table:table-cell>
          <table:table-cell office:value-type="string">
            <text:p>2.671417951583862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<text:s/>Gremi de Sabaters 8</text:p>
          </table:table-cell>
          <table:table-cell office:value-type="string">
            <text:p>39.59885025024414</text:p>
          </table:table-cell>
          <table:table-cell office:value-type="string">
            <text:p>2.66962599754333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<text:s/>Avinguda d'America (Hotel Geminis)</text:p>
          </table:table-cell>
          <table:table-cell office:value-type="string">
            <text:p>39.510189056396484</text:p>
          </table:table-cell>
          <table:table-cell office:value-type="string">
            <text:p>2.75493907928466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<text:s/>Emilia Sureda 35</text:p>
          </table:table-cell>
          <table:table-cell office:value-type="string">
            <text:p>39.589351654052734</text:p>
          </table:table-cell>
          <table:table-cell office:value-type="string">
            <text:p>2.65753602981567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<text:s/>Cra. Militar 161</text:p>
          </table:table-cell>
          <table:table-cell office:value-type="string">
            <text:p>39.5133056640625</text:p>
          </table:table-cell>
          <table:table-cell office:value-type="string">
            <text:p>2.758116006851196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<text:s/>Poliesportiu Princeps d'Espanya</text:p>
          </table:table-cell>
          <table:table-cell office:value-type="string">
            <text:p>39.60885238647461</text:p>
          </table:table-cell>
          <table:table-cell office:value-type="string">
            <text:p>2.664266109466552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<text:s/>Gran Via Asima 25</text:p>
          </table:table-cell>
          <table:table-cell office:value-type="string">
            <text:p>39.6084098815918</text:p>
          </table:table-cell>
          <table:table-cell office:value-type="string">
            <text:p>2.666795969009399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s/>Santiago Alvarez 6</text:p>
          </table:table-cell>
          <table:table-cell office:value-type="string">
            <text:p>39.6064338684082</text:p>
          </table:table-cell>
          <table:table-cell office:value-type="string">
            <text:p>2.675717115402221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<text:s/>Santiago Alvarez 1</text:p>
          </table:table-cell>
          <table:table-cell office:value-type="string">
            <text:p>39.605220794677734</text:p>
          </table:table-cell>
          <table:table-cell office:value-type="string">
            <text:p>2.67671298980712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<text:s/>Cami Vell de Bunyola 104</text:p>
          </table:table-cell>
          <table:table-cell office:value-type="string">
            <text:p>39.606056213378906</text:p>
          </table:table-cell>
          <table:table-cell office:value-type="string">
            <text:p>2.678606986999511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<text:s/>Cami de na Cerdana 22</text:p>
          </table:table-cell>
          <table:table-cell office:value-type="string">
            <text:p>39.608253479003906</text:p>
          </table:table-cell>
          <table:table-cell office:value-type="string">
            <text:p>2.678922891616821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<text:s/>Cami dels Reis 678</text:p>
          </table:table-cell>
          <table:table-cell office:value-type="string">
            <text:p>39.611419677734375</text:p>
          </table:table-cell>
          <table:table-cell office:value-type="string">
            <text:p>2.676683902740478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<text:s/>Cami de na Cerdana 17</text:p>
          </table:table-cell>
          <table:table-cell office:value-type="string">
            <text:p>39.60918045043945</text:p>
          </table:table-cell>
          <table:table-cell office:value-type="string">
            <text:p>2.678127050399780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<text:s/>Cami Vell de Bunyola 64</text:p>
          </table:table-cell>
          <table:table-cell office:value-type="string">
            <text:p>39.60552215576172</text:p>
          </table:table-cell>
          <table:table-cell office:value-type="string">
            <text:p>2.678121089935302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<text:s/>Santiago Alvarez 8</text:p>
          </table:table-cell>
          <table:table-cell office:value-type="string">
            <text:p>39.60531997680664</text:p>
          </table:table-cell>
          <table:table-cell office:value-type="string">
            <text:p>2.676829099655151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<text:s/>Jose Salazar 4</text:p>
          </table:table-cell>
          <table:table-cell office:value-type="string">
            <text:p>39.60673904418945</text:p>
          </table:table-cell>
          <table:table-cell office:value-type="string">
            <text:p>2.67505097389221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<text:s/>Gremi de Tintorers 10</text:p>
          </table:table-cell>
          <table:table-cell office:value-type="string">
            <text:p>39.6076545715332</text:p>
          </table:table-cell>
          <table:table-cell office:value-type="string">
            <text:p>2.673439979553222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<text:s/>Gremi de Boters 37</text:p>
          </table:table-cell>
          <table:table-cell office:value-type="string">
            <text:p>39.60926055908203</text:p>
          </table:table-cell>
          <table:table-cell office:value-type="string">
            <text:p>2.67126488685607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<text:s/>Gremi de Sabaters 66</text:p>
          </table:table-cell>
          <table:table-cell office:value-type="string">
            <text:p>39.607486724853516</text:p>
          </table:table-cell>
          <table:table-cell office:value-type="string">
            <text:p>2.662106037139892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<text:s/>Cami de les Meravelles (Es Pil*lari)</text:p>
          </table:table-cell>
          <table:table-cell office:value-type="string">
            <text:p>39.52614974975586</text:p>
          </table:table-cell>
          <table:table-cell office:value-type="string">
            <text:p>2.756175041198730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<text:s/>Cami de les Meravelles (Es Pil*lari)</text:p>
          </table:table-cell>
          <table:table-cell office:value-type="string">
            <text:p>39.52836990356445</text:p>
          </table:table-cell>
          <table:table-cell office:value-type="string">
            <text:p>2.757714986801147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Cra. Llucmajor 252</text:p>
          </table:table-cell>
          <table:table-cell office:value-type="string">
            <text:p>39.54148483276367</text:p>
          </table:table-cell>
          <table:table-cell office:value-type="string">
            <text:p>2.772798061370849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S'Aranjassa</text:p>
          </table:table-cell>
          <table:table-cell office:value-type="string">
            <text:p>39.54094696044922</text:p>
          </table:table-cell>
          <table:table-cell office:value-type="string">
            <text:p>2.77568602561950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s/>Setze de Juliol 5</text:p>
          </table:table-cell>
          <table:table-cell office:value-type="string">
            <text:p>39.59516525268555</text:p>
          </table:table-cell>
          <table:table-cell office:value-type="string">
            <text:p>2.66705799102783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Cami Vell de Bunyola 7</text:p>
          </table:table-cell>
          <table:table-cell office:value-type="string">
            <text:p>39.591209411621094</text:p>
          </table:table-cell>
          <table:table-cell office:value-type="string">
            <text:p>2.667566061019897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<text:s/>Cami de Can Peixet</text:p>
          </table:table-cell>
          <table:table-cell office:value-type="string">
            <text:p>39.54153060913086</text:p>
          </table:table-cell>
          <table:table-cell office:value-type="string">
            <text:p>2.773077011108398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<text:s/>Arxiduc Lluis Salvador 139</text:p>
          </table:table-cell>
          <table:table-cell office:value-type="string">
            <text:p>39.588096618652344</text:p>
          </table:table-cell>
          <table:table-cell office:value-type="string">
            <text:p>2.659429073333740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Arxiduc Lluis Salvador 89</text:p>
          </table:table-cell>
          <table:table-cell office:value-type="string">
            <text:p>39.5848388671875</text:p>
          </table:table-cell>
          <table:table-cell office:value-type="string">
            <text:p>2.657429933547973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/>Arxiduc Lluis Salvador 43</text:p>
          </table:table-cell>
          <table:table-cell office:value-type="string">
            <text:p>39.58258056640625</text:p>
          </table:table-cell>
          <table:table-cell office:value-type="string">
            <text:p>2.656055927276611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/>Rossello i Cazador 18</text:p>
          </table:table-cell>
          <table:table-cell office:value-type="string">
            <text:p>39.581539154052734</text:p>
          </table:table-cell>
          <table:table-cell office:value-type="string">
            <text:p>2.65475702285766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<text:s/>Placa d'Espanya (295)</text:p>
          </table:table-cell>
          <table:table-cell office:value-type="string">
            <text:p>39.57593536376953</text:p>
          </table:table-cell>
          <table:table-cell office:value-type="string">
            <text:p>2.654131889343261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<text:s/>Eusebi Estada 40</text:p>
          </table:table-cell>
          <table:table-cell office:value-type="string">
            <text:p>39.579830169677734</text:p>
          </table:table-cell>
          <table:table-cell office:value-type="string">
            <text:p>2.658490896224975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<text:s/>Eusebi Estada 68</text:p>
          </table:table-cell>
          <table:table-cell office:value-type="string">
            <text:p>39.58256912231445</text:p>
          </table:table-cell>
          <table:table-cell office:value-type="string">
            <text:p>2.661005020141601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<text:s/>Eusebi Estada 82</text:p>
          </table:table-cell>
          <table:table-cell office:value-type="string">
            <text:p>39.58477020263672</text:p>
          </table:table-cell>
          <table:table-cell office:value-type="string">
            <text:p>2.662647962570190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<text:s/>Son Oliva</text:p>
          </table:table-cell>
          <table:table-cell office:value-type="string">
            <text:p>39.58659362792969</text:p>
          </table:table-cell>
          <table:table-cell office:value-type="string">
            <text:p>2.663489103317260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/>Cra. Militar 22</text:p>
          </table:table-cell>
          <table:table-cell office:value-type="string">
            <text:p>39.54122543334961</text:p>
          </table:table-cell>
          <table:table-cell office:value-type="string">
            <text:p>2.77056407928466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s/>Cami de les Meravelles</text:p>
          </table:table-cell>
          <table:table-cell office:value-type="string">
            <text:p>39.52817916870117</text:p>
          </table:table-cell>
          <table:table-cell office:value-type="string">
            <text:p>2.75756406784057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<text:s/>Gran Via Asima</text:p>
          </table:table-cell>
          <table:table-cell office:value-type="string">
            <text:p>39.6021728515625</text:p>
          </table:table-cell>
          <table:table-cell office:value-type="string">
            <text:p>2.672241926193237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<text:s/>Cami Nou 39</text:p>
          </table:table-cell>
          <table:table-cell office:value-type="string">
            <text:p>39.605506896972656</text:p>
          </table:table-cell>
          <table:table-cell office:value-type="string">
            <text:p>2.679261922836303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Picasso 50</text:p>
          </table:table-cell>
          <table:table-cell office:value-type="string">
            <text:p>39.576072692871094</text:p>
          </table:table-cell>
          <table:table-cell office:value-type="string">
            <text:p>2.625745058059692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s/>Centre de Salut</text:p>
          </table:table-cell>
          <table:table-cell office:value-type="string">
            <text:p>39.60047149658203</text:p>
          </table:table-cell>
          <table:table-cell office:value-type="string">
            <text:p>2.68017101287841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s/>IES Juniper Serra</text:p>
          </table:table-cell>
          <table:table-cell office:value-type="string">
            <text:p>39.59943771362305</text:p>
          </table:table-cell>
          <table:table-cell office:value-type="string">
            <text:p>2.677274942398071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/>Bartomeu Calatayud 30</text:p>
          </table:table-cell>
          <table:table-cell office:value-type="string">
            <text:p>39.59810256958008</text:p>
          </table:table-cell>
          <table:table-cell office:value-type="string">
            <text:p>2.67722296714782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<text:s/>Canonge Antoni Sancho 37</text:p>
          </table:table-cell>
          <table:table-cell office:value-type="string">
            <text:p>39.59730529785156</text:p>
          </table:table-cell>
          <table:table-cell office:value-type="string">
            <text:p>2.6788809299468994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<text:s/>Avinguda d'America (Hotel Geminis)</text:p>
          </table:table-cell>
          <table:table-cell office:value-type="string">
            <text:p>39.51042175292969</text:p>
          </table:table-cell>
          <table:table-cell office:value-type="string">
            <text:p>2.75468301773071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<text:s/>Canonge Antoni Sancho 1</text:p>
          </table:table-cell>
          <table:table-cell office:value-type="string">
            <text:p>39.598148345947266</text:p>
          </table:table-cell>
          <table:table-cell office:value-type="string">
            <text:p>2.68062400817871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s/>Cami Nou s/n</text:p>
          </table:table-cell>
          <table:table-cell office:value-type="string">
            <text:p>39.601348876953125</text:p>
          </table:table-cell>
          <table:table-cell office:value-type="string">
            <text:p>2.680608987808227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Cami Nou 45</text:p>
          </table:table-cell>
          <table:table-cell office:value-type="string">
            <text:p>39.60592269897461</text:p>
          </table:table-cell>
          <table:table-cell office:value-type="string">
            <text:p>2.67920207977294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/>Son Oliva</text:p>
          </table:table-cell>
          <table:table-cell office:value-type="string">
            <text:p>39.586647033691406</text:p>
          </table:table-cell>
          <table:table-cell office:value-type="string">
            <text:p>2.66326689720153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Eusebi Estada 109</text:p>
          </table:table-cell>
          <table:table-cell office:value-type="string">
            <text:p>39.584716796875</text:p>
          </table:table-cell>
          <table:table-cell office:value-type="string">
            <text:p>2.66245007514953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Eusebi Estada 93</text:p>
          </table:table-cell>
          <table:table-cell office:value-type="string">
            <text:p>39.5828742980957</text:p>
          </table:table-cell>
          <table:table-cell office:value-type="string">
            <text:p>2.661072969436645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<text:s/>Eusebi Estada 45</text:p>
          </table:table-cell>
          <table:table-cell office:value-type="string">
            <text:p>39.57918930053711</text:p>
          </table:table-cell>
          <table:table-cell office:value-type="string">
            <text:p>2.657527923583984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Miquel dels Sants Oliver</text:p>
          </table:table-cell>
          <table:table-cell office:value-type="string">
            <text:p>39.5782356262207</text:p>
          </table:table-cell>
          <table:table-cell office:value-type="string">
            <text:p>2.643524885177612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<text:s/>Placa de Barcelona</text:p>
          </table:table-cell>
          <table:table-cell office:value-type="string">
            <text:p>39.57974624633789</text:p>
          </table:table-cell>
          <table:table-cell office:value-type="string">
            <text:p>2.63948893547058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<text:s/>Francesc Marti i Mora 34</text:p>
          </table:table-cell>
          <table:table-cell office:value-type="string">
            <text:p>39.58167266845703</text:p>
          </table:table-cell>
          <table:table-cell office:value-type="string">
            <text:p>2.63825607299804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s/>Francesc Marti i Mora 74</text:p>
          </table:table-cell>
          <table:table-cell office:value-type="string">
            <text:p>39.58405303955078</text:p>
          </table:table-cell>
          <table:table-cell office:value-type="string">
            <text:p>2.636240959167480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Salvador Dali 5</text:p>
          </table:table-cell>
          <table:table-cell office:value-type="string">
            <text:p>39.58450698852539</text:p>
          </table:table-cell>
          <table:table-cell office:value-type="string">
            <text:p>2.634130954742431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/>Policlinica Miramar</text:p>
          </table:table-cell>
          <table:table-cell office:value-type="string">
            <text:p>39.583702087402344</text:p>
          </table:table-cell>
          <table:table-cell office:value-type="string">
            <text:p>2.63032698631286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<text:s/>Son Moix</text:p>
          </table:table-cell>
          <table:table-cell office:value-type="string">
            <text:p>39.5870246887207</text:p>
          </table:table-cell>
          <table:table-cell office:value-type="string">
            <text:p>2.627024888992309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Cami de sa Vileta 56</text:p>
          </table:table-cell>
          <table:table-cell office:value-type="string">
            <text:p>39.58973693847656</text:p>
          </table:table-cell>
          <table:table-cell office:value-type="string">
            <text:p>2.62426304817199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/>Cami de sa Vileta 84</text:p>
          </table:table-cell>
          <table:table-cell office:value-type="string">
            <text:p>39.59172058105469</text:p>
          </table:table-cell>
          <table:table-cell office:value-type="string">
            <text:p>2.622517108917236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<text:s/>Cami de sa Vileta 130</text:p>
          </table:table-cell>
          <table:table-cell office:value-type="string">
            <text:p>39.59353256225586</text:p>
          </table:table-cell>
          <table:table-cell office:value-type="string">
            <text:p>2.619431972503662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/>Placa de sa Vileta</text:p>
          </table:table-cell>
          <table:table-cell office:value-type="string">
            <text:p>39.59474182128906</text:p>
          </table:table-cell>
          <table:table-cell office:value-type="string">
            <text:p>2.617002964019775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/>Maria Antonia Salva 24</text:p>
          </table:table-cell>
          <table:table-cell office:value-type="string">
            <text:p>39.59732437133789</text:p>
          </table:table-cell>
          <table:table-cell office:value-type="string">
            <text:p>2.616733074188232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Maria Antonia Salva 54</text:p>
          </table:table-cell>
          <table:table-cell office:value-type="string">
            <text:p>39.600502014160156</text:p>
          </table:table-cell>
          <table:table-cell office:value-type="string">
            <text:p>2.615340948104858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Cap Enderrocat 10</text:p>
          </table:table-cell>
          <table:table-cell office:value-type="string">
            <text:p>39.60110092163086</text:p>
          </table:table-cell>
          <table:table-cell office:value-type="string">
            <text:p>2.61643195152282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Cap de Formentor 10</text:p>
          </table:table-cell>
          <table:table-cell office:value-type="string">
            <text:p>39.60346221923828</text:p>
          </table:table-cell>
          <table:table-cell office:value-type="string">
            <text:p>2.617316007614135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Gabriel Bestard 7</text:p>
          </table:table-cell>
          <table:table-cell office:value-type="string">
            <text:p>39.60364532470703</text:p>
          </table:table-cell>
          <table:table-cell office:value-type="string">
            <text:p>2.61494994163513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s/>Son Roca</text:p>
          </table:table-cell>
          <table:table-cell office:value-type="string">
            <text:p>39.60197830200195</text:p>
          </table:table-cell>
          <table:table-cell office:value-type="string">
            <text:p>2.614970922470092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Maria Antonia Salva 54</text:p>
          </table:table-cell>
          <table:table-cell office:value-type="string">
            <text:p>39.600528717041016</text:p>
          </table:table-cell>
          <table:table-cell office:value-type="string">
            <text:p>2.615247011184692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<text:s/>Maria Antonia Salva 31</text:p>
          </table:table-cell>
          <table:table-cell office:value-type="string">
            <text:p>39.597206115722656</text:p>
          </table:table-cell>
          <table:table-cell office:value-type="string">
            <text:p>2.61655807495117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/>Placa de sa Vileta</text:p>
          </table:table-cell>
          <table:table-cell office:value-type="string">
            <text:p>39.5946044921875</text:p>
          </table:table-cell>
          <table:table-cell office:value-type="string">
            <text:p>2.61696910858154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Cami de sa Vileta 137</text:p>
          </table:table-cell>
          <table:table-cell office:value-type="string">
            <text:p>39.593360900878906</text:p>
          </table:table-cell>
          <table:table-cell office:value-type="string">
            <text:p>2.61967802047729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Cami de sa Vileta 115</text:p>
          </table:table-cell>
          <table:table-cell office:value-type="string">
            <text:p>39.592384338378906</text:p>
          </table:table-cell>
          <table:table-cell office:value-type="string">
            <text:p>2.62150001525878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Cami de sa Vileta 47</text:p>
          </table:table-cell>
          <table:table-cell office:value-type="string">
            <text:p>39.589385986328125</text:p>
          </table:table-cell>
          <table:table-cell office:value-type="string">
            <text:p>2.62443900108337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<text:s/>Son Moix</text:p>
          </table:table-cell>
          <table:table-cell office:value-type="string">
            <text:p>39.5869255065918</text:p>
          </table:table-cell>
          <table:table-cell office:value-type="string">
            <text:p>2.626851081848144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Policlinica Miramar</text:p>
          </table:table-cell>
          <table:table-cell office:value-type="string">
            <text:p>39.58356475830078</text:p>
          </table:table-cell>
          <table:table-cell office:value-type="string">
            <text:p>2.63025808334350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Pasqual Ribot 81</text:p>
          </table:table-cell>
          <table:table-cell office:value-type="string">
            <text:p>39.58211135864258</text:p>
          </table:table-cell>
          <table:table-cell office:value-type="string">
            <text:p>2.632407903671264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Pasqual Ribot 41</text:p>
          </table:table-cell>
          <table:table-cell office:value-type="string">
            <text:p>39.579994201660156</text:p>
          </table:table-cell>
          <table:table-cell office:value-type="string">
            <text:p>2.63555192947387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Avinguda d'America (Hotel Taurus Park)</text:p>
          </table:table-cell>
          <table:table-cell office:value-type="string">
            <text:p>39.51350021362305</text:p>
          </table:table-cell>
          <table:table-cell office:value-type="string">
            <text:p>2.751903057098388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<text:s/>Pasqual Ribot 25</text:p>
          </table:table-cell>
          <table:table-cell office:value-type="string">
            <text:p>39.579010009765625</text:p>
          </table:table-cell>
          <table:table-cell office:value-type="string">
            <text:p>2.636965990066528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Pasqual Ribot 1</text:p>
          </table:table-cell>
          <table:table-cell office:value-type="string">
            <text:p>39.57815170288086</text:p>
          </table:table-cell>
          <table:table-cell office:value-type="string">
            <text:p>2.639229059219360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Placa del Forti</text:p>
          </table:table-cell>
          <table:table-cell office:value-type="string">
            <text:p>39.5760383605957</text:p>
          </table:table-cell>
          <table:table-cell office:value-type="string">
            <text:p>2.64333891868591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Illes Balears 3</text:p>
          </table:table-cell>
          <table:table-cell office:value-type="string">
            <text:p>39.57087326049805</text:p>
          </table:table-cell>
          <table:table-cell office:value-type="string">
            <text:p>2.617646932601928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Sindicat</text:p>
          </table:table-cell>
          <table:table-cell office:value-type="string">
            <text:p>39.5722541809082</text:p>
          </table:table-cell>
          <table:table-cell office:value-type="string">
            <text:p>2.655699014663696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<text:s/>31 de Desembre 16</text:p>
          </table:table-cell>
          <table:table-cell office:value-type="string">
            <text:p>39.578651428222656</text:p>
          </table:table-cell>
          <table:table-cell office:value-type="string">
            <text:p>2.65244197845459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1 de Desembre 34</text:p>
          </table:table-cell>
          <table:table-cell office:value-type="string">
            <text:p>39.58074951171875</text:p>
          </table:table-cell>
          <table:table-cell office:value-type="string">
            <text:p>2.65252494812011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Alfons el Magnanim 12</text:p>
          </table:table-cell>
          <table:table-cell office:value-type="string">
            <text:p>39.583473205566406</text:p>
          </table:table-cell>
          <table:table-cell office:value-type="string">
            <text:p>2.653059005737304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Alfons el Magnanim 30</text:p>
          </table:table-cell>
          <table:table-cell office:value-type="string">
            <text:p>39.58607864379883</text:p>
          </table:table-cell>
          <table:table-cell office:value-type="string">
            <text:p>2.6531391143798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San Francisco de Sales 12</text:p>
          </table:table-cell>
          <table:table-cell office:value-type="string">
            <text:p>39.58784484863281</text:p>
          </table:table-cell>
          <table:table-cell office:value-type="string">
            <text:p>2.653187990188598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Ses Fontanelles (Aquarium Palma)</text:p>
          </table:table-cell>
          <table:table-cell office:value-type="string">
            <text:p>39.53171920776367</text:p>
          </table:table-cell>
          <table:table-cell office:value-type="string">
            <text:p>2.72843790054321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La Porciuncula</text:p>
          </table:table-cell>
          <table:table-cell office:value-type="string">
            <text:p>39.51816940307617</text:p>
          </table:table-cell>
          <table:table-cell office:value-type="string">
            <text:p>2.7494320869445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Cra. de Soller (Son Pacs)</text:p>
          </table:table-cell>
          <table:table-cell office:value-type="string">
            <text:p>39.60506057739258</text:p>
          </table:table-cell>
          <table:table-cell office:value-type="string">
            <text:p>2.655141115188598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/>Cami de Passatemps</text:p>
          </table:table-cell>
          <table:table-cell office:value-type="string">
            <text:p>39.60832977294922</text:p>
          </table:table-cell>
          <table:table-cell office:value-type="string">
            <text:p>2.6550080776214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Cami de Passatemps 10</text:p>
          </table:table-cell>
          <table:table-cell office:value-type="string">
            <text:p>39.6107063293457</text:p>
          </table:table-cell>
          <table:table-cell office:value-type="string">
            <text:p>2.654191970825195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Cami de Passatemps 28</text:p>
          </table:table-cell>
          <table:table-cell office:value-type="string">
            <text:p>39.6152229309082</text:p>
          </table:table-cell>
          <table:table-cell office:value-type="string">
            <text:p>2.65452003479003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<text:s/>Cami de Passatemps 60</text:p>
          </table:table-cell>
          <table:table-cell office:value-type="string">
            <text:p>39.61827087402344</text:p>
          </table:table-cell>
          <table:table-cell office:value-type="string">
            <text:p>2.65517997741699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<text:s/>Cami de Passatemps 76</text:p>
          </table:table-cell>
          <table:table-cell office:value-type="string">
            <text:p>39.619117736816406</text:p>
          </table:table-cell>
          <table:table-cell office:value-type="string">
            <text:p>2.6551289558410645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Cami de Passatemps 108</text:p>
          </table:table-cell>
          <table:table-cell office:value-type="string">
            <text:p>39.62160110473633</text:p>
          </table:table-cell>
          <table:table-cell office:value-type="string">
            <text:p>2.654964923858642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Cami de Passatemps 113 (Son Sardina)</text:p>
          </table:table-cell>
          <table:table-cell office:value-type="string">
            <text:p>39.62171173095703</text:p>
          </table:table-cell>
          <table:table-cell office:value-type="string">
            <text:p>2.654860019683838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Cami de Passatemps 73 (Son Sardina)</text:p>
          </table:table-cell>
          <table:table-cell office:value-type="string">
            <text:p>39.61912536621094</text:p>
          </table:table-cell>
          <table:table-cell office:value-type="string">
            <text:p>2.65503597259521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Pere Sans Garau 6</text:p>
          </table:table-cell>
          <table:table-cell office:value-type="string">
            <text:p>39.61751174926758</text:p>
          </table:table-cell>
          <table:table-cell office:value-type="string">
            <text:p>2.654717922210693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s/>Cami de Passatemps</text:p>
          </table:table-cell>
          <table:table-cell office:value-type="string">
            <text:p>39.61484146118164</text:p>
          </table:table-cell>
          <table:table-cell office:value-type="string">
            <text:p>2.6543579101562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Cami de Passatemps</text:p>
          </table:table-cell>
          <table:table-cell office:value-type="string">
            <text:p>39.60948181152344</text:p>
          </table:table-cell>
          <table:table-cell office:value-type="string">
            <text:p>2.654454946517944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Cami de Passatemps 1</text:p>
          </table:table-cell>
          <table:table-cell office:value-type="string">
            <text:p>39.607879638671875</text:p>
          </table:table-cell>
          <table:table-cell office:value-type="string">
            <text:p>2.65503406524658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s/>Cra. de Soller (Son Pacs)</text:p>
          </table:table-cell>
          <table:table-cell office:value-type="string">
            <text:p>39.60478973388672</text:p>
          </table:table-cell>
          <table:table-cell office:value-type="string">
            <text:p>2.65485095977783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Alfons el Magnanim 83</text:p>
          </table:table-cell>
          <table:table-cell office:value-type="string">
            <text:p>39.59513854980469</text:p>
          </table:table-cell>
          <table:table-cell office:value-type="string">
            <text:p>2.6543400287628174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Ses Fontanelles (Aquarium Palma)</text:p>
          </table:table-cell>
          <table:table-cell office:value-type="string">
            <text:p>39.531227111816406</text:p>
          </table:table-cell>
          <table:table-cell office:value-type="string">
            <text:p>2.729104042053222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Miquel Arcas</text:p>
          </table:table-cell>
          <table:table-cell office:value-type="string">
            <text:p>39.588191986083984</text:p>
          </table:table-cell>
          <table:table-cell office:value-type="string">
            <text:p>2.652115106582641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Cra. Valldemossa 15</text:p>
          </table:table-cell>
          <table:table-cell office:value-type="string">
            <text:p>39.58649444580078</text:p>
          </table:table-cell>
          <table:table-cell office:value-type="string">
            <text:p>2.650645017623901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Francesc Suau 9</text:p>
          </table:table-cell>
          <table:table-cell office:value-type="string">
            <text:p>39.58343505859375</text:p>
          </table:table-cell>
          <table:table-cell office:value-type="string">
            <text:p>2.651789903640747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31 de Desembre 33</text:p>
          </table:table-cell>
          <table:table-cell office:value-type="string">
            <text:p>39.58076858520508</text:p>
          </table:table-cell>
          <table:table-cell office:value-type="string">
            <text:p>2.652327060699463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31 de Desembre 13</text:p>
          </table:table-cell>
          <table:table-cell office:value-type="string">
            <text:p>39.57876968383789</text:p>
          </table:table-cell>
          <table:table-cell office:value-type="string">
            <text:p>2.652231931686401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<text:s/>Joan March 5</text:p>
          </table:table-cell>
          <table:table-cell office:value-type="string">
            <text:p>39.57658004760742</text:p>
          </table:table-cell>
          <table:table-cell office:value-type="string">
            <text:p>2.65308094024658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Les Meravelles</text:p>
          </table:table-cell>
          <table:table-cell office:value-type="string">
            <text:p>39.52187728881836</text:p>
          </table:table-cell>
          <table:table-cell office:value-type="string">
            <text:p>2.7512800693511963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Tomas Rul*lan 60 (Son Gotleu)</text:p>
          </table:table-cell>
          <table:table-cell office:value-type="string">
            <text:p>39.576839447021484</text:p>
          </table:table-cell>
          <table:table-cell office:value-type="string">
            <text:p>2.673816919326782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Reis Catolics 89</text:p>
          </table:table-cell>
          <table:table-cell office:value-type="string">
            <text:p>39.57579040527344</text:p>
          </table:table-cell>
          <table:table-cell office:value-type="string">
            <text:p>2.6690249443054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s/>Reis Catolics 25</text:p>
          </table:table-cell>
          <table:table-cell office:value-type="string">
            <text:p>39.57206344604492</text:p>
          </table:table-cell>
          <table:table-cell office:value-type="string">
            <text:p>2.6706728935241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/>Manacor 107</text:p>
          </table:table-cell>
          <table:table-cell office:value-type="string">
            <text:p>39.57140350341797</text:p>
          </table:table-cell>
          <table:table-cell office:value-type="string">
            <text:p>2.6694180965423584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Cra. Militar 55</text:p>
          </table:table-cell>
          <table:table-cell office:value-type="string">
            <text:p>39.53123474121094</text:p>
          </table:table-cell>
          <table:table-cell office:value-type="string">
            <text:p>2.7664430141448975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Cami de les Meravelles</text:p>
          </table:table-cell>
          <table:table-cell office:value-type="string">
            <text:p>39.526241302490234</text:p>
          </table:table-cell>
          <table:table-cell office:value-type="string">
            <text:p>2.75618600845336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/>Son Tugores</text:p>
          </table:table-cell>
          <table:table-cell office:value-type="string">
            <text:p>39.61079025268555</text:p>
          </table:table-cell>
          <table:table-cell office:value-type="string">
            <text:p>2.6465039253234863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<text:s/>Cra. Militar 19</text:p>
          </table:table-cell>
          <table:table-cell office:value-type="string">
            <text:p>39.54119873046875</text:p>
          </table:table-cell>
          <table:table-cell office:value-type="string">
            <text:p>2.77064609527587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General Ricardo Ortega 19</text:p>
          </table:table-cell>
          <table:table-cell office:value-type="string">
            <text:p>39.5696907043457</text:p>
          </table:table-cell>
          <table:table-cell office:value-type="string">
            <text:p>2.659925937652588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Manacor <text:s/>71</text:p>
          </table:table-cell>
          <table:table-cell office:value-type="string">
            <text:p>39.57152557373047</text:p>
          </table:table-cell>
          <table:table-cell office:value-type="string">
            <text:p>2.664690971374511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Cra. Militar 58</text:p>
          </table:table-cell>
          <table:table-cell office:value-type="string">
            <text:p>39.53118896484375</text:p>
          </table:table-cell>
          <table:table-cell office:value-type="string">
            <text:p>2.766304016113281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Manacor 27</text:p>
          </table:table-cell>
          <table:table-cell office:value-type="string">
            <text:p>39.57152557373047</text:p>
          </table:table-cell>
          <table:table-cell office:value-type="string">
            <text:p>2.6595680713653564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Placa d'Espanya (404)</text:p>
          </table:table-cell>
          <table:table-cell office:value-type="string">
            <text:p>39.5752067565918</text:p>
          </table:table-cell>
          <table:table-cell office:value-type="string">
            <text:p>2.655206918716430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Manacor <text:s/>2</text:p>
          </table:table-cell>
          <table:table-cell office:value-type="string">
            <text:p>39.57131576538086</text:p>
          </table:table-cell>
          <table:table-cell office:value-type="string">
            <text:p>2.6586380004882812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Manacor 28</text:p>
          </table:table-cell>
          <table:table-cell office:value-type="string">
            <text:p>39.5713996887207</text:p>
          </table:table-cell>
          <table:table-cell office:value-type="string">
            <text:p>2.661874055862426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<text:s/>Manacor 70</text:p>
          </table:table-cell>
          <table:table-cell office:value-type="string">
            <text:p>39.571258544921875</text:p>
          </table:table-cell>
          <table:table-cell office:value-type="string">
            <text:p>2.6663460731506348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Cra. Militar</text:p>
          </table:table-cell>
          <table:table-cell office:value-type="string">
            <text:p>39.52714920043945</text:p>
          </table:table-cell>
          <table:table-cell office:value-type="string">
            <text:p>2.7639551162719727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Puerto Rico</text:p>
          </table:table-cell>
          <table:table-cell office:value-type="string">
            <text:p>39.56711196899414</text:p>
          </table:table-cell>
          <table:table-cell office:value-type="string">
            <text:p>2.66862392425537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Perez Galdos 17</text:p>
          </table:table-cell>
          <table:table-cell office:value-type="string">
            <text:p>39.56655502319336</text:p>
          </table:table-cell>
          <table:table-cell office:value-type="string">
            <text:p>2.6601860523223877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<text:s/>Cra. Militar 36</text:p>
          </table:table-cell>
          <table:table-cell office:value-type="string">
            <text:p>39.53673553466797</text:p>
          </table:table-cell>
          <table:table-cell office:value-type="string">
            <text:p>2.768450021743774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s/>Manacor 90</text:p>
          </table:table-cell>
          <table:table-cell office:value-type="string">
            <text:p>39.571224212646484</text:p>
          </table:table-cell>
          <table:table-cell office:value-type="string">
            <text:p>2.669570922851562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<text:s/>Manacor <text:s/>138</text:p>
          </table:table-cell>
          <table:table-cell office:value-type="string">
            <text:p>39.571197509765625</text:p>
          </table:table-cell>
          <table:table-cell office:value-type="string">
            <text:p>2.6735639572143555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<text:s/>Tomas Rul*lan 2</text:p>
          </table:table-cell>
          <table:table-cell office:value-type="string">
            <text:p>39.57143783569336</text:p>
          </table:table-cell>
          <table:table-cell office:value-type="string">
            <text:p>2.6751930713653564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s/>Tomas Rul*lan 30</text:p>
          </table:table-cell>
          <table:table-cell office:value-type="string">
            <text:p>39.57355499267578</text:p>
          </table:table-cell>
          <table:table-cell office:value-type="string">
            <text:p>2.67525291442871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Tomas Rul*lan 42</text:p>
          </table:table-cell>
          <table:table-cell office:value-type="string">
            <text:p>39.57534408569336</text:p>
          </table:table-cell>
          <table:table-cell office:value-type="string">
            <text:p>2.674534082412719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<text:s/>Grans magatzems</text:p>
          </table:table-cell>
          <table:table-cell office:value-type="string">
            <text:p>39.5734977722168</text:p>
          </table:table-cell>
          <table:table-cell office:value-type="string">
            <text:p>2.656076908111572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<text:s/>Llaut (Golf Fantasia)</text:p>
          </table:table-cell>
          <table:table-cell office:value-type="string">
            <text:p>39.51311492919922</text:p>
          </table:table-cell>
          <table:table-cell office:value-type="string">
            <text:p>2.74881005287170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Llaut (Hotel Neptuno)</text:p>
          </table:table-cell>
          <table:table-cell office:value-type="string">
            <text:p>39.515010833740234</text:p>
          </table:table-cell>
          <table:table-cell office:value-type="string">
            <text:p>2.74730300903320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<text:s/>Llaut 21 (Riu Palace)</text:p>
          </table:table-cell>
          <table:table-cell office:value-type="string">
            <text:p>39.5183219909668</text:p>
          </table:table-cell>
          <table:table-cell office:value-type="string">
            <text:p>2.7442660331726074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<text:s/>Mar Tirrena (Hotel Garonda)</text:p>
          </table:table-cell>
          <table:table-cell office:value-type="string">
            <text:p>39.520164489746094</text:p>
          </table:table-cell>
          <table:table-cell office:value-type="string">
            <text:p>2.742305040359497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<text:s/>Marbella (Hotel Acapulco)</text:p>
          </table:table-cell>
          <table:table-cell office:value-type="string">
            <text:p>39.52207946777344</text:p>
          </table:table-cell>
          <table:table-cell office:value-type="string">
            <text:p>2.74026203155517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Marbella 51 (Hotel Cupido)</text:p>
          </table:table-cell>
          <table:table-cell office:value-type="string">
            <text:p>39.52537536621094</text:p>
          </table:table-cell>
          <table:table-cell office:value-type="string">
            <text:p>2.736665964126587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s/>Marbella (Hotel Caballero)</text:p>
          </table:table-cell>
          <table:table-cell office:value-type="string">
            <text:p>39.5269775390625</text:p>
          </table:table-cell>
          <table:table-cell office:value-type="string">
            <text:p>2.73454189300537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Marbella (Apartaments Les Veles)</text:p>
          </table:table-cell>
          <table:table-cell office:value-type="string">
            <text:p>39.52968978881836</text:p>
          </table:table-cell>
          <table:table-cell office:value-type="string">
            <text:p>2.7312850952148438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/>Cra. Militar 36</text:p>
          </table:table-cell>
          <table:table-cell office:value-type="string">
            <text:p>39.53667068481445</text:p>
          </table:table-cell>
          <table:table-cell office:value-type="string">
            <text:p>2.768321990966797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/>Manuela de los Herreros (Hotel Java)</text:p>
          </table:table-cell>
          <table:table-cell office:value-type="string">
            <text:p>39.53352737426758</text:p>
          </table:table-cell>
          <table:table-cell office:value-type="string">
            <text:p>2.72637200355529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s/>Manuela de los Herreros (Hotel el Cid)</text:p>
          </table:table-cell>
          <table:table-cell office:value-type="string">
            <text:p>39.53525161743164</text:p>
          </table:table-cell>
          <table:table-cell office:value-type="string">
            <text:p>2.723607063293457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<text:s/>Tramuntana 9</text:p>
          </table:table-cell>
          <table:table-cell office:value-type="string">
            <text:p>39.53697967529297</text:p>
          </table:table-cell>
          <table:table-cell office:value-type="string">
            <text:p>2.719213008880615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<text:s/>Octavi August <text:s/>60 (Hotel Linda)</text:p>
          </table:table-cell>
          <table:table-cell office:value-type="string">
            <text:p>39.53792953491211</text:p>
          </table:table-cell>
          <table:table-cell office:value-type="string">
            <text:p>2.717219114303589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<text:s/>Cami de Can Pastilla 55</text:p>
          </table:table-cell>
          <table:table-cell office:value-type="string">
            <text:p>39.53858184814453</text:p>
          </table:table-cell>
          <table:table-cell office:value-type="string">
            <text:p>2.714517116546631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s/>Cami de Can Pastilla</text:p>
          </table:table-cell>
          <table:table-cell office:value-type="string">
            <text:p>39.5413818359375</text:p>
          </table:table-cell>
          <table:table-cell office:value-type="string">
            <text:p>2.71064209938049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Cami de Can Pastilla 37 (Edifici Endesa)</text:p>
          </table:table-cell>
          <table:table-cell office:value-type="string">
            <text:p>39.54921340942383</text:p>
          </table:table-cell>
          <table:table-cell office:value-type="string">
            <text:p>2.70097208023071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Cardenal Rossell 65 (Coll d'en Rabassa)</text:p>
          </table:table-cell>
          <table:table-cell office:value-type="string">
            <text:p>39.5515251159668</text:p>
          </table:table-cell>
          <table:table-cell office:value-type="string">
            <text:p>2.6964349746704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s/>Cardenal Rossell 23</text:p>
          </table:table-cell>
          <table:table-cell office:value-type="string">
            <text:p>39.55291748046875</text:p>
          </table:table-cell>
          <table:table-cell office:value-type="string">
            <text:p>2.694473028182983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Cardenal Rossell 1</text:p>
          </table:table-cell>
          <table:table-cell office:value-type="string">
            <text:p>39.55549621582031</text:p>
          </table:table-cell>
          <table:table-cell office:value-type="string">
            <text:p>2.69201707839965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<text:s/>La Gruta</text:p>
          </table:table-cell>
          <table:table-cell office:value-type="string">
            <text:p>39.557212829589844</text:p>
          </table:table-cell>
          <table:table-cell office:value-type="string">
            <text:p>2.685712099075317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Llucmajor 105</text:p>
          </table:table-cell>
          <table:table-cell office:value-type="string">
            <text:p>39.558433532714844</text:p>
          </table:table-cell>
          <table:table-cell office:value-type="string">
            <text:p>2.681643962860107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s/>Llucmajor 77</text:p>
          </table:table-cell>
          <table:table-cell office:value-type="string">
            <text:p>39.55942153930664</text:p>
          </table:table-cell>
          <table:table-cell office:value-type="string">
            <text:p>2.6770999431610107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s/>Llucmajor 36</text:p>
          </table:table-cell>
          <table:table-cell office:value-type="string">
            <text:p>39.560970306396484</text:p>
          </table:table-cell>
          <table:table-cell office:value-type="string">
            <text:p>2.6729838848114014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<text:s/>Es Portitxol</text:p>
          </table:table-cell>
          <table:table-cell office:value-type="string">
            <text:p>39.56190872192383</text:p>
          </table:table-cell>
          <table:table-cell office:value-type="string">
            <text:p>2.6706860065460205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Llaut (Hotel San Francisco)</text:p>
          </table:table-cell>
          <table:table-cell office:value-type="string">
            <text:p>39.51701736450195</text:p>
          </table:table-cell>
          <table:table-cell office:value-type="string">
            <text:p>2.745655059814453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<text:s/>Joan Maragall 25</text:p>
          </table:table-cell>
          <table:table-cell office:value-type="string">
            <text:p>39.56422424316406</text:p>
          </table:table-cell>
          <table:table-cell office:value-type="string">
            <text:p>2.66122198104858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/>Gabriel Alomar 39</text:p>
          </table:table-cell>
          <table:table-cell office:value-type="string">
            <text:p>39.566375732421875</text:p>
          </table:table-cell>
          <table:table-cell office:value-type="string">
            <text:p>2.6568920612335205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<text:s/>Gabriel Alomar 29</text:p>
          </table:table-cell>
          <table:table-cell office:value-type="string">
            <text:p>39.568016052246094</text:p>
          </table:table-cell>
          <table:table-cell office:value-type="string">
            <text:p>2.6574079990386963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Gabriel Alomar <text:s/>1</text:p>
          </table:table-cell>
          <table:table-cell office:value-type="string">
            <text:p>39.57099533081055</text:p>
          </table:table-cell>
          <table:table-cell office:value-type="string">
            <text:p>2.65704393386840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Placa de la Reina (Catedral)</text:p>
          </table:table-cell>
          <table:table-cell office:value-type="string">
            <text:p>39.568965911865234</text:p>
          </table:table-cell>
          <table:table-cell office:value-type="string">
            <text:p>2.6465649604797363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<text:s/>La Rambla</text:p>
          </table:table-cell>
          <table:table-cell office:value-type="string">
            <text:p>39.57344436645508</text:p>
          </table:table-cell>
          <table:table-cell office:value-type="string">
            <text:p>2.649848937988281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s/>Placa d'Espanya (455)</text:p>
          </table:table-cell>
          <table:table-cell office:value-type="string">
            <text:p>39.575618743896484</text:p>
          </table:table-cell>
          <table:table-cell office:value-type="string">
            <text:p>2.6539130210876465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s/>Alexandre Rossello 5</text:p>
          </table:table-cell>
          <table:table-cell office:value-type="string">
            <text:p>39.5718879699707</text:p>
          </table:table-cell>
          <table:table-cell office:value-type="string">
            <text:p>2.656574010848999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Escola Graduada</text:p>
          </table:table-cell>
          <table:table-cell office:value-type="string">
            <text:p>39.56951904296875</text:p>
          </table:table-cell>
          <table:table-cell office:value-type="string">
            <text:p>2.656912088394165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s/>Porta del Camp</text:p>
          </table:table-cell>
          <table:table-cell office:value-type="string">
            <text:p>39.56634521484375</text:p>
          </table:table-cell>
          <table:table-cell office:value-type="string">
            <text:p>2.65654301643371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Joan Maragall 18</text:p>
          </table:table-cell>
          <table:table-cell office:value-type="string">
            <text:p>39.564231872558594</text:p>
          </table:table-cell>
          <table:table-cell office:value-type="string">
            <text:p>2.660768032073974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<text:s/>Mussol 30 (Son Xigala)</text:p>
          </table:table-cell>
          <table:table-cell office:value-type="string">
            <text:p>39.59247970581055</text:p>
          </table:table-cell>
          <table:table-cell office:value-type="string">
            <text:p>2.60949206352233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Son Tugores</text:p>
          </table:table-cell>
          <table:table-cell office:value-type="string">
            <text:p>39.609893798828125</text:p>
          </table:table-cell>
          <table:table-cell office:value-type="string">
            <text:p>2.647404909133911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Es Portitxol</text:p>
          </table:table-cell>
          <table:table-cell office:value-type="string">
            <text:p>39.56178283691406</text:p>
          </table:table-cell>
          <table:table-cell office:value-type="string">
            <text:p>2.670639991760254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Llucmajor 56</text:p>
          </table:table-cell>
          <table:table-cell office:value-type="string">
            <text:p>39.56010055541992</text:p>
          </table:table-cell>
          <table:table-cell office:value-type="string">
            <text:p>2.6747450828552246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<text:s/>Llucmajor 100</text:p>
          </table:table-cell>
          <table:table-cell office:value-type="string">
            <text:p>39.559181213378906</text:p>
          </table:table-cell>
          <table:table-cell office:value-type="string">
            <text:p>2.678241968154907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Llucmajor 144</text:p>
          </table:table-cell>
          <table:table-cell office:value-type="string">
            <text:p>39.55833435058594</text:p>
          </table:table-cell>
          <table:table-cell office:value-type="string">
            <text:p>2.6816680431365967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s/>La Gruta</text:p>
          </table:table-cell>
          <table:table-cell office:value-type="string">
            <text:p>39.55717468261719</text:p>
          </table:table-cell>
          <table:table-cell office:value-type="string">
            <text:p>2.685246944427490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Cardenal Rossell 1</text:p>
          </table:table-cell>
          <table:table-cell office:value-type="string">
            <text:p>39.5556755065918</text:p>
          </table:table-cell>
          <table:table-cell office:value-type="string">
            <text:p>2.691550970077514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s/>Cardenal Rossell 36</text:p>
          </table:table-cell>
          <table:table-cell office:value-type="string">
            <text:p>39.553367614746094</text:p>
          </table:table-cell>
          <table:table-cell office:value-type="string">
            <text:p>2.693842887878418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s/>Cardenal Rossell 90 (Coll d'en Rabassa)</text:p>
          </table:table-cell>
          <table:table-cell office:value-type="string">
            <text:p>39.55125045776367</text:p>
          </table:table-cell>
          <table:table-cell office:value-type="string">
            <text:p>2.697309017181396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Cami de Can Pastilla 46 (Edifici Endesa)</text:p>
          </table:table-cell>
          <table:table-cell office:value-type="string">
            <text:p>39.54847717285156</text:p>
          </table:table-cell>
          <table:table-cell office:value-type="string">
            <text:p>2.701859951019287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s/>Cami de Can Pastilla 82</text:p>
          </table:table-cell>
          <table:table-cell office:value-type="string">
            <text:p>39.53966522216797</text:p>
          </table:table-cell>
          <table:table-cell office:value-type="string">
            <text:p>2.7129530906677246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s/>Cami de Can Pastilla 110 (Hotel Linda)</text:p>
          </table:table-cell>
          <table:table-cell office:value-type="string">
            <text:p>39.53742980957031</text:p>
          </table:table-cell>
          <table:table-cell office:value-type="string">
            <text:p>2.71563911437988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Octavi August 4 (Can Pastilla)</text:p>
          </table:table-cell>
          <table:table-cell office:value-type="string">
            <text:p>39.53629684448242</text:p>
          </table:table-cell>
          <table:table-cell office:value-type="string">
            <text:p>2.717214107513427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/>Tramuntana 18</text:p>
          </table:table-cell>
          <table:table-cell office:value-type="string">
            <text:p>39.53593444824219</text:p>
          </table:table-cell>
          <table:table-cell office:value-type="string">
            <text:p>2.7192060947418213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<text:s/>Manuela de los Herreros (Hotel el Cid)</text:p>
          </table:table-cell>
          <table:table-cell office:value-type="string">
            <text:p>39.53542709350586</text:p>
          </table:table-cell>
          <table:table-cell office:value-type="string">
            <text:p>2.7228500843048096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<text:s/>Manuela de los Herreros (Hotel Java)</text:p>
          </table:table-cell>
          <table:table-cell office:value-type="string">
            <text:p>39.533363342285156</text:p>
          </table:table-cell>
          <table:table-cell office:value-type="string">
            <text:p>2.726349115371704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Marbella 10 (Apartaments Les Veles)</text:p>
          </table:table-cell>
          <table:table-cell office:value-type="string">
            <text:p>39.529239654541016</text:p>
          </table:table-cell>
          <table:table-cell office:value-type="string">
            <text:p>2.73172903060913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Marbella 22 (Apartaments Pil*lari)</text:p>
          </table:table-cell>
          <table:table-cell office:value-type="string">
            <text:p>39.52666091918945</text:p>
          </table:table-cell>
          <table:table-cell office:value-type="string">
            <text:p>2.734776020050049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Marbella 32 (Hotel Cupido)</text:p>
          </table:table-cell>
          <table:table-cell office:value-type="string">
            <text:p>39.525142669677734</text:p>
          </table:table-cell>
          <table:table-cell office:value-type="string">
            <text:p>2.736736059188842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Marbella 42 (Hotel Acapulco)</text:p>
          </table:table-cell>
          <table:table-cell office:value-type="string">
            <text:p>39.52192687988281</text:p>
          </table:table-cell>
          <table:table-cell office:value-type="string">
            <text:p>2.74027395248413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s/>Mar Tirrena (Hotel Garonda)</text:p>
          </table:table-cell>
          <table:table-cell office:value-type="string">
            <text:p>39.519649505615234</text:p>
          </table:table-cell>
          <table:table-cell office:value-type="string">
            <text:p>2.742713928222656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Llaut (Riu Palace)</text:p>
          </table:table-cell>
          <table:table-cell office:value-type="string">
            <text:p>39.51826858520508</text:p>
          </table:table-cell>
          <table:table-cell office:value-type="string">
            <text:p>2.74418497085571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<text:s/>Llaut 26 (Hotel Playa Golf)</text:p>
          </table:table-cell>
          <table:table-cell office:value-type="string">
            <text:p>39.51651382446289</text:p>
          </table:table-cell>
          <table:table-cell office:value-type="string">
            <text:p>2.7459709644317627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Llaut 38 (Mega Park)</text:p>
          </table:table-cell>
          <table:table-cell office:value-type="string">
            <text:p>39.514102935791016</text:p>
          </table:table-cell>
          <table:table-cell office:value-type="string">
            <text:p>2.747864007949829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<text:s/>Trasime 2 (Hotel Hispania)</text:p>
          </table:table-cell>
          <table:table-cell office:value-type="string">
            <text:p>39.51056671142578</text:p>
          </table:table-cell>
          <table:table-cell office:value-type="string">
            <text:p>2.75040102005004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Trasime 24 (Hotel Playa <text:s/>Arenal)</text:p>
          </table:table-cell>
          <table:table-cell office:value-type="string">
            <text:p>39.508262634277344</text:p>
          </table:table-cell>
          <table:table-cell office:value-type="string">
            <text:p>2.751642942428589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Florencia 14 (Son Xigala)</text:p>
          </table:table-cell>
          <table:table-cell office:value-type="string">
            <text:p>39.594329833984375</text:p>
          </table:table-cell>
          <table:table-cell office:value-type="string">
            <text:p>2.612124919891357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Cartago (Platja)</text:p>
          </table:table-cell>
          <table:table-cell office:value-type="string">
            <text:p>39.50432586669922</text:p>
          </table:table-cell>
          <table:table-cell office:value-type="string">
            <text:p>2.751714944839477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Comte de Sallent 14</text:p>
          </table:table-cell>
          <table:table-cell office:value-type="string">
            <text:p>39.57816696166992</text:p>
          </table:table-cell>
          <table:table-cell office:value-type="string">
            <text:p>2.65062808990478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/>General Riera 17</text:p>
          </table:table-cell>
          <table:table-cell office:value-type="string">
            <text:p>39.581031799316406</text:p>
          </table:table-cell>
          <table:table-cell office:value-type="string">
            <text:p>2.64713191986084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General Riera 30</text:p>
          </table:table-cell>
          <table:table-cell office:value-type="string">
            <text:p>39.581077575683594</text:p>
          </table:table-cell>
          <table:table-cell office:value-type="string">
            <text:p>2.6474111080169678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<text:s/>General Riera 54</text:p>
          </table:table-cell>
          <table:table-cell office:value-type="string">
            <text:p>39.583858489990234</text:p>
          </table:table-cell>
          <table:table-cell office:value-type="string">
            <text:p>2.646559000015259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General Riera 78</text:p>
          </table:table-cell>
          <table:table-cell office:value-type="string">
            <text:p>39.585758209228516</text:p>
          </table:table-cell>
          <table:table-cell office:value-type="string">
            <text:p>2.6462349891662598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/>General Riera 104</text:p>
          </table:table-cell>
          <table:table-cell office:value-type="string">
            <text:p>39.58749008178711</text:p>
          </table:table-cell>
          <table:table-cell office:value-type="string">
            <text:p>2.645922899246216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<text:s/>General Riera 120</text:p>
          </table:table-cell>
          <table:table-cell office:value-type="string">
            <text:p>39.5894889831543</text:p>
          </table:table-cell>
          <table:table-cell office:value-type="string">
            <text:p>2.645807981491089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s/>General Riera 142</text:p>
          </table:table-cell>
          <table:table-cell office:value-type="string">
            <text:p>39.59224319458008</text:p>
          </table:table-cell>
          <table:table-cell office:value-type="string">
            <text:p>2.644407987594604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/>Joan Mascaro i Fornes 16 (Centre hospitalari)</text:p>
          </table:table-cell>
          <table:table-cell office:value-type="string">
            <text:p>39.59746551513672</text:p>
          </table:table-cell>
          <table:table-cell office:value-type="string">
            <text:p>2.6404919624328613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s/>Joan Mascaro i Fornes</text:p>
          </table:table-cell>
          <table:table-cell office:value-type="string">
            <text:p>39.599124908447266</text:p>
          </table:table-cell>
          <table:table-cell office:value-type="string">
            <text:p>2.6386890411376953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<text:s/>Joan Mascaro i Fornes 56</text:p>
          </table:table-cell>
          <table:table-cell office:value-type="string">
            <text:p>39.60353088378906</text:p>
          </table:table-cell>
          <table:table-cell office:value-type="string">
            <text:p>2.6356849670410156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<text:s/>Joan Mascaro i Fornes 84</text:p>
          </table:table-cell>
          <table:table-cell office:value-type="string">
            <text:p>39.60581588745117</text:p>
          </table:table-cell>
          <table:table-cell office:value-type="string">
            <text:p>2.6344261169433594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<text:s/>Joan Mascaro i Fornes 110</text:p>
          </table:table-cell>
          <table:table-cell office:value-type="string">
            <text:p>39.607704162597656</text:p>
          </table:table-cell>
          <table:table-cell office:value-type="string">
            <text:p>2.6333680152893066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<text:s/>Joan Mascaro i Fornes 95</text:p>
          </table:table-cell>
          <table:table-cell office:value-type="string">
            <text:p>39.61015319824219</text:p>
          </table:table-cell>
          <table:table-cell office:value-type="string">
            <text:p>2.6320149898529053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<text:s/>Joan Mascaro i Fornes 146</text:p>
          </table:table-cell>
          <table:table-cell office:value-type="string">
            <text:p>39.61288070678711</text:p>
          </table:table-cell>
          <table:table-cell office:value-type="string">
            <text:p>2.6312549114227295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<text:s/>Joan Mascaro i Fornes 182</text:p>
          </table:table-cell>
          <table:table-cell office:value-type="string">
            <text:p>39.61494064331055</text:p>
          </table:table-cell>
          <table:table-cell office:value-type="string">
            <text:p>2.630311965942383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<text:s/>Cra. Esporles 26</text:p>
          </table:table-cell>
          <table:table-cell office:value-type="string">
            <text:p>39.6174201965332</text:p>
          </table:table-cell>
          <table:table-cell office:value-type="string">
            <text:p>2.62857508659362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<text:s/>Cra. Esporles 52</text:p>
          </table:table-cell>
          <table:table-cell office:value-type="string">
            <text:p>39.619598388671875</text:p>
          </table:table-cell>
          <table:table-cell office:value-type="string">
            <text:p>2.6270840167999268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<text:s/>Cra. Esporles 76</text:p>
          </table:table-cell>
          <table:table-cell office:value-type="string">
            <text:p>39.621009826660156</text:p>
          </table:table-cell>
          <table:table-cell office:value-type="string">
            <text:p>2.626458883285522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/>Cra. Esporles s/n</text:p>
          </table:table-cell>
          <table:table-cell office:value-type="string">
            <text:p>39.62284469604492</text:p>
          </table:table-cell>
          <table:table-cell office:value-type="string">
            <text:p>2.625493049621582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<text:s/>Cra.Esporles s/n</text:p>
          </table:table-cell>
          <table:table-cell office:value-type="string">
            <text:p>39.62437057495117</text:p>
          </table:table-cell>
          <table:table-cell office:value-type="string">
            <text:p>2.624109983444214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<text:s/>Establiments</text:p>
          </table:table-cell>
          <table:table-cell office:value-type="string">
            <text:p>39.62699508666992</text:p>
          </table:table-cell>
          <table:table-cell office:value-type="string">
            <text:p>2.62129998207092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<text:s/>Cra. Esporles 178</text:p>
          </table:table-cell>
          <table:table-cell office:value-type="string">
            <text:p>39.630210876464844</text:p>
          </table:table-cell>
          <table:table-cell office:value-type="string">
            <text:p>2.618940114974975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<text:s/>Cra. Esporles 186</text:p>
          </table:table-cell>
          <table:table-cell office:value-type="string">
            <text:p>39.631927490234375</text:p>
          </table:table-cell>
          <table:table-cell office:value-type="string">
            <text:p>2.6175789833068848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/>Cra. Esporles 206</text:p>
          </table:table-cell>
          <table:table-cell office:value-type="string">
            <text:p>39.635257720947266</text:p>
          </table:table-cell>
          <table:table-cell office:value-type="string">
            <text:p>2.616209030151367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<text:s/>Es Muntant</text:p>
          </table:table-cell>
          <table:table-cell office:value-type="string">
            <text:p>39.63697814941406</text:p>
          </table:table-cell>
          <table:table-cell office:value-type="string">
            <text:p>2.6160829067230225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Cra. Esporles 221</text:p>
          </table:table-cell>
          <table:table-cell office:value-type="string">
            <text:p>39.63510513305664</text:p>
          </table:table-cell>
          <table:table-cell office:value-type="string">
            <text:p>2.616185903549194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<text:s/>Cra. Esporles 203</text:p>
          </table:table-cell>
          <table:table-cell office:value-type="string">
            <text:p>39.631656646728516</text:p>
          </table:table-cell>
          <table:table-cell office:value-type="string">
            <text:p>2.617661952972412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<text:s/>Cra. Esporles s/n</text:p>
          </table:table-cell>
          <table:table-cell office:value-type="string">
            <text:p>39.629241943359375</text:p>
          </table:table-cell>
          <table:table-cell office:value-type="string">
            <text:p>2.6196680068969727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Establiments</text:p>
          </table:table-cell>
          <table:table-cell office:value-type="string">
            <text:p>39.626930236816406</text:p>
          </table:table-cell>
          <table:table-cell office:value-type="string">
            <text:p>2.621217966079712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s/>Cra. Esporles s/n</text:p>
          </table:table-cell>
          <table:table-cell office:value-type="string">
            <text:p>39.62413787841797</text:p>
          </table:table-cell>
          <table:table-cell office:value-type="string">
            <text:p>2.624205112457275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<text:s/>Cra. Esporles 105</text:p>
          </table:table-cell>
          <table:table-cell office:value-type="string">
            <text:p>39.622833251953125</text:p>
          </table:table-cell>
          <table:table-cell office:value-type="string">
            <text:p>2.6253890991210938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<text:s/>Cra. Esporles 65</text:p>
          </table:table-cell>
          <table:table-cell office:value-type="string">
            <text:p>39.62088394165039</text:p>
          </table:table-cell>
          <table:table-cell office:value-type="string">
            <text:p>2.6264240741729736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<text:s/>Cra. Esporles 43</text:p>
          </table:table-cell>
          <table:table-cell office:value-type="string">
            <text:p>39.61943435668945</text:p>
          </table:table-cell>
          <table:table-cell office:value-type="string">
            <text:p>2.6270499229431152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<text:s/>Cra. Esporles 25</text:p>
          </table:table-cell>
          <table:table-cell office:value-type="string">
            <text:p>39.61775207519531</text:p>
          </table:table-cell>
          <table:table-cell office:value-type="string">
            <text:p>2.6281421184539795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<text:s/>Joan Mascaro i Fornes 139</text:p>
          </table:table-cell>
          <table:table-cell office:value-type="string">
            <text:p>39.61454391479492</text:p>
          </table:table-cell>
          <table:table-cell office:value-type="string">
            <text:p>2.6304080486297607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s/>Joan Mascaro i Fornes 115</text:p>
          </table:table-cell>
          <table:table-cell office:value-type="string">
            <text:p>39.61286926269531</text:p>
          </table:table-cell>
          <table:table-cell office:value-type="string">
            <text:p>2.63116192817688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<text:s/>Joan Mascaro i Fornes 95</text:p>
          </table:table-cell>
          <table:table-cell office:value-type="string">
            <text:p>39.61003494262695</text:p>
          </table:table-cell>
          <table:table-cell office:value-type="string">
            <text:p>2.631993055343628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<text:s/>Joan Mascaro i Fornes 73</text:p>
          </table:table-cell>
          <table:table-cell office:value-type="string">
            <text:p>39.607757568359375</text:p>
          </table:table-cell>
          <table:table-cell office:value-type="string">
            <text:p>2.6332509517669678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<text:s/>Joan Mascaro i Fornes 57</text:p>
          </table:table-cell>
          <table:table-cell office:value-type="string">
            <text:p>39.60586166381836</text:p>
          </table:table-cell>
          <table:table-cell office:value-type="string">
            <text:p>2.63429808616638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<text:s/>Joan Mascaro i Fornes 43</text:p>
          </table:table-cell>
          <table:table-cell office:value-type="string">
            <text:p>39.60335922241211</text:p>
          </table:table-cell>
          <table:table-cell office:value-type="string">
            <text:p>2.635673999786377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Joan Mascaro i Fornes 27</text:p>
          </table:table-cell>
          <table:table-cell office:value-type="string">
            <text:p>39.5991096496582</text:p>
          </table:table-cell>
          <table:table-cell office:value-type="string">
            <text:p>2.638585090637207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<text:s/>Joan Mascaro i Fornes 16 (Centre hospitalari)</text:p>
          </table:table-cell>
          <table:table-cell office:value-type="string">
            <text:p>39.5974006652832</text:p>
          </table:table-cell>
          <table:table-cell office:value-type="string">
            <text:p>2.6404340267181396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s/>Capita Vila 34</text:p>
          </table:table-cell>
          <table:table-cell office:value-type="string">
            <text:p>39.57224655151367</text:p>
          </table:table-cell>
          <table:table-cell office:value-type="string">
            <text:p>2.6651759147644043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<text:s/>Centre comercial</text:p>
          </table:table-cell>
          <table:table-cell office:value-type="string">
            <text:p>39.593753814697266</text:p>
          </table:table-cell>
          <table:table-cell office:value-type="string">
            <text:p>2.643317937850952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<text:s/>General Riera 113</text:p>
          </table:table-cell>
          <table:table-cell office:value-type="string">
            <text:p>39.59206008911133</text:p>
          </table:table-cell>
          <table:table-cell office:value-type="string">
            <text:p>2.6442229747772217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s/>General Riera 105</text:p>
          </table:table-cell>
          <table:table-cell office:value-type="string">
            <text:p>39.5901985168457</text:p>
          </table:table-cell>
          <table:table-cell office:value-type="string">
            <text:p>2.645420074462890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General Riera 77</text:p>
          </table:table-cell>
          <table:table-cell office:value-type="string">
            <text:p>39.58803939819336</text:p>
          </table:table-cell>
          <table:table-cell office:value-type="string">
            <text:p>2.645653009414673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<text:s/>General Riera 63</text:p>
          </table:table-cell>
          <table:table-cell office:value-type="string">
            <text:p>39.585750579833984</text:p>
          </table:table-cell>
          <table:table-cell office:value-type="string">
            <text:p>2.64594411849975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General Riera 35</text:p>
          </table:table-cell>
          <table:table-cell office:value-type="string">
            <text:p>39.582984924316406</text:p>
          </table:table-cell>
          <table:table-cell office:value-type="string">
            <text:p>2.646528005599975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<text:s/>General Riera 9</text:p>
          </table:table-cell>
          <table:table-cell office:value-type="string">
            <text:p>39.57926940917969</text:p>
          </table:table-cell>
          <table:table-cell office:value-type="string">
            <text:p>2.6481540203094482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<text:s/>Pisa 24 (Son Xigala)</text:p>
          </table:table-cell>
          <table:table-cell office:value-type="string">
            <text:p>39.594852447509766</text:p>
          </table:table-cell>
          <table:table-cell office:value-type="string">
            <text:p>2.612507104873657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<text:s/>Son Xigala (Ambulatori)</text:p>
          </table:table-cell>
          <table:table-cell office:value-type="string">
            <text:p>39.593017578125</text:p>
          </table:table-cell>
          <table:table-cell office:value-type="string">
            <text:p>2.616547107696533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<text:s/>Aeroport - Sortides</text:p>
          </table:table-cell>
          <table:table-cell office:value-type="string">
            <text:p>39.54789733886719</text:p>
          </table:table-cell>
          <table:table-cell office:value-type="string">
            <text:p>2.7302141189575195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<text:s/>Aeroport - Arribades</text:p>
          </table:table-cell>
          <table:table-cell office:value-type="string">
            <text:p>39.547149658203125</text:p>
          </table:table-cell>
          <table:table-cell office:value-type="string">
            <text:p>2.7292630672454834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<text:s/>Centre comercial-Mercapalma</text:p>
          </table:table-cell>
          <table:table-cell office:value-type="string">
            <text:p>39.555091857910156</text:p>
          </table:table-cell>
          <table:table-cell office:value-type="string">
            <text:p>2.7056028842926025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<text:s/>Mussol 7 (Son Xigala)</text:p>
          </table:table-cell>
          <table:table-cell office:value-type="string">
            <text:p>39.5929069519043</text:p>
          </table:table-cell>
          <table:table-cell office:value-type="string">
            <text:p>2.6101651191711426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<text:s/>Sant Vicenc de Paul 20</text:p>
          </table:table-cell>
          <table:table-cell office:value-type="string">
            <text:p>39.592872619628906</text:p>
          </table:table-cell>
          <table:table-cell office:value-type="string">
            <text:p>2.6467459201812744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<text:s/>Manuel Azana</text:p>
          </table:table-cell>
          <table:table-cell office:value-type="string">
            <text:p>39.565185546875</text:p>
          </table:table-cell>
          <table:table-cell office:value-type="string">
            <text:p>2.662836074829101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<text:s/>Manuel Azana</text:p>
          </table:table-cell>
          <table:table-cell office:value-type="string">
            <text:p>39.56513977050781</text:p>
          </table:table-cell>
          <table:table-cell office:value-type="string">
            <text:p>2.6629750728607178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<text:s/>Manuel Azana</text:p>
          </table:table-cell>
          <table:table-cell office:value-type="string">
            <text:p>39.568809509277344</text:p>
          </table:table-cell>
          <table:table-cell office:value-type="string">
            <text:p>2.664552927017212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s/>Cra. Valldemossa 66</text:p>
          </table:table-cell>
          <table:table-cell office:value-type="string">
            <text:p>39.59391784667969</text:p>
          </table:table-cell>
          <table:table-cell office:value-type="string">
            <text:p>2.647684097290039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<text:s/>Cra. Valldemossa</text:p>
          </table:table-cell>
          <table:table-cell office:value-type="string">
            <text:p>39.593467712402344</text:p>
          </table:table-cell>
          <table:table-cell office:value-type="string">
            <text:p>2.6476280689239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s/>Sant Vicenc de Paul 9</text:p>
          </table:table-cell>
          <table:table-cell office:value-type="string">
            <text:p>39.592857360839844</text:p>
          </table:table-cell>
          <table:table-cell office:value-type="string">
            <text:p>2.6458609104156494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<text:s/>Eusebi Estada 1 (Estacio tren de Soller)</text:p>
          </table:table-cell>
          <table:table-cell office:value-type="string">
            <text:p>39.57685470581055</text:p>
          </table:table-cell>
          <table:table-cell office:value-type="string">
            <text:p>2.65419793128967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<text:s/>Miguel Fleta 2</text:p>
          </table:table-cell>
          <table:table-cell office:value-type="string">
            <text:p>39.5836067199707</text:p>
          </table:table-cell>
          <table:table-cell office:value-type="string">
            <text:p>2.6648659706115723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<text:s/>Tomas Luis de Victoria 11</text:p>
          </table:table-cell>
          <table:table-cell office:value-type="string">
            <text:p>39.585304260253906</text:p>
          </table:table-cell>
          <table:table-cell office:value-type="string">
            <text:p>2.66539311408996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<text:s/>Cra. Manacor</text:p>
          </table:table-cell>
          <table:table-cell office:value-type="string">
            <text:p>39.5710563659668</text:p>
          </table:table-cell>
          <table:table-cell office:value-type="string">
            <text:p>2.743211030960083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<text:s/>Cra. Manacor</text:p>
          </table:table-cell>
          <table:table-cell office:value-type="string">
            <text:p>39.571075439453125</text:p>
          </table:table-cell>
          <table:table-cell office:value-type="string">
            <text:p>2.7430479526519775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<text:s/>Aeroport (Benzinera)</text:p>
          </table:table-cell>
          <table:table-cell office:value-type="string">
            <text:p>39.546810150146484</text:p>
          </table:table-cell>
          <table:table-cell office:value-type="string">
            <text:p>2.7240970134735107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<text:s/>Rotonda de Can Moreno</text:p>
          </table:table-cell>
          <table:table-cell office:value-type="string">
            <text:p>39.616844177246094</text:p>
          </table:table-cell>
          <table:table-cell office:value-type="string">
            <text:p>2.646204948425293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Argentina 61</text:p>
          </table:table-cell>
          <table:table-cell office:value-type="string">
            <text:p>39.57370376586914</text:p>
          </table:table-cell>
          <table:table-cell office:value-type="string">
            <text:p>2.640556097030639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<text:s/>Argentina 25</text:p>
          </table:table-cell>
          <table:table-cell office:value-type="string">
            <text:p>39.57091522216797</text:p>
          </table:table-cell>
          <table:table-cell office:value-type="string">
            <text:p>2.639604091644287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<text:s/>Edifici Beatriu de Pinos</text:p>
          </table:table-cell>
          <table:table-cell office:value-type="string">
            <text:p>39.63767623901367</text:p>
          </table:table-cell>
          <table:table-cell office:value-type="string">
            <text:p>2.645306110382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<text:s/>Parc Bit</text:p>
          </table:table-cell>
          <table:table-cell office:value-type="string">
            <text:p>39.637413024902344</text:p>
          </table:table-cell>
          <table:table-cell office:value-type="string">
            <text:p>2.6336069107055664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<text:s/>Tomas Luis de Victoria 6</text:p>
          </table:table-cell>
          <table:table-cell office:value-type="string">
            <text:p>39.5851936340332</text:p>
          </table:table-cell>
          <table:table-cell office:value-type="string">
            <text:p>2.665055990219116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<text:s/>Manuel Azana 16</text:p>
          </table:table-cell>
          <table:table-cell office:value-type="string">
            <text:p>39.56890869140625</text:p>
          </table:table-cell>
          <table:table-cell office:value-type="string">
            <text:p>2.664436101913452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<text:s/>Pi i Margall 12</text:p>
          </table:table-cell>
          <table:table-cell office:value-type="string">
            <text:p>39.572265625</text:p>
          </table:table-cell>
          <table:table-cell office:value-type="string">
            <text:p>2.6662709712982178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<text:s/>Placa d'Espanya (598)</text:p>
          </table:table-cell>
          <table:table-cell office:value-type="string">
            <text:p>39.575782775878906</text:p>
          </table:table-cell>
          <table:table-cell office:value-type="string">
            <text:p>2.65372610092163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<text:s/>Cra. Militar 165</text:p>
          </table:table-cell>
          <table:table-cell office:value-type="string">
            <text:p>39.51333999633789</text:p>
          </table:table-cell>
          <table:table-cell office:value-type="string">
            <text:p>2.7580230236053467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<text:s/>Ambulatori</text:p>
          </table:table-cell>
          <table:table-cell office:value-type="string">
            <text:p>39.508628845214844</text:p>
          </table:table-cell>
          <table:table-cell office:value-type="string">
            <text:p>2.754573106765747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<text:s/>Cami dels Reis 613 (Sa Indioteria)</text:p>
          </table:table-cell>
          <table:table-cell office:value-type="string">
            <text:p>39.614253997802734</text:p>
          </table:table-cell>
          <table:table-cell office:value-type="string">
            <text:p>2.675225973129272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<text:s/>Cami 140</text:p>
          </table:table-cell>
          <table:table-cell office:value-type="string">
            <text:p>39.62831115722656</text:p>
          </table:table-cell>
          <table:table-cell office:value-type="string">
            <text:p>2.6687049865722656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<text:s/>Avinguda de Mexic</text:p>
          </table:table-cell>
          <table:table-cell office:value-type="string">
            <text:p>39.566078186035156</text:p>
          </table:table-cell>
          <table:table-cell office:value-type="string">
            <text:p>2.666940927505493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<text:s/>Sant Vicenc de Paul 37</text:p>
          </table:table-cell>
          <table:table-cell office:value-type="string">
            <text:p>39.593467712402344</text:p>
          </table:table-cell>
          <table:table-cell office:value-type="string">
            <text:p>2.650365114212036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<text:s/>Sant Vicenc de Paul 56</text:p>
          </table:table-cell>
          <table:table-cell office:value-type="string">
            <text:p>39.59390640258789</text:p>
          </table:table-cell>
          <table:table-cell office:value-type="string">
            <text:p>2.65310001373291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<text:s/>Carles Riba 12</text:p>
          </table:table-cell>
          <table:table-cell office:value-type="string">
            <text:p>39.592987060546875</text:p>
          </table:table-cell>
          <table:table-cell office:value-type="string">
            <text:p>2.6556200981140137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<text:s/>Oliveres</text:p>
          </table:table-cell>
          <table:table-cell office:value-type="string">
            <text:p>39.4909553527832</text:p>
          </table:table-cell>
          <table:table-cell office:value-type="string">
            <text:p>2.7407500743865967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<text:s/>Sant Vicenc de Paul 71</text:p>
          </table:table-cell>
          <table:table-cell office:value-type="string">
            <text:p>39.59400939941406</text:p>
          </table:table-cell>
          <table:table-cell office:value-type="string">
            <text:p>2.65358805656433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<text:s/>Sant Vicenc de Paul 39</text:p>
          </table:table-cell>
          <table:table-cell office:value-type="string">
            <text:p>39.59362030029297</text:p>
          </table:table-cell>
          <table:table-cell office:value-type="string">
            <text:p>2.65058588981628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<text:s/>Caracas</text:p>
          </table:table-cell>
          <table:table-cell office:value-type="string">
            <text:p>39.56888961791992</text:p>
          </table:table-cell>
          <table:table-cell office:value-type="string">
            <text:p>2.6672070026397705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<text:s/>Son Riera</text:p>
          </table:table-cell>
          <table:table-cell office:value-type="string">
            <text:p>39.555973052978516</text:p>
          </table:table-cell>
          <table:table-cell office:value-type="string">
            <text:p>2.716074943542480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<text:s/>Cami 140</text:p>
          </table:table-cell>
          <table:table-cell office:value-type="string">
            <text:p>39.61972427368164</text:p>
          </table:table-cell>
          <table:table-cell office:value-type="string">
            <text:p>2.672287940979004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<text:s/>Centre comercial</text:p>
          </table:table-cell>
          <table:table-cell office:value-type="string">
            <text:p>39.594200134277344</text:p>
          </table:table-cell>
          <table:table-cell office:value-type="string">
            <text:p>2.64325690269470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<text:s/>Parc aquatic</text:p>
          </table:table-cell>
          <table:table-cell office:value-type="string">
            <text:p>39.49630355834961</text:p>
          </table:table-cell>
          <table:table-cell office:value-type="string">
            <text:p>2.7589309215545654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<text:s/>Arxiduc Lluis Salvador 28</text:p>
          </table:table-cell>
          <table:table-cell office:value-type="string">
            <text:p>39.57903289794922</text:p>
          </table:table-cell>
          <table:table-cell office:value-type="string">
            <text:p>2.654036045074463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<text:s/>Miramar (Hotel San Diego)</text:p>
          </table:table-cell>
          <table:table-cell office:value-type="string">
            <text:p>39.50215530395508</text:p>
          </table:table-cell>
          <table:table-cell office:value-type="string">
            <text:p>2.751384973526001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<text:s/>Sant Bartomeu (Hotel Reina Isabel)</text:p>
          </table:table-cell>
          <table:table-cell office:value-type="string">
            <text:p>39.49906921386719</text:p>
          </table:table-cell>
          <table:table-cell office:value-type="string">
            <text:p>2.7543740272521973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<text:s/>Ondategui</text:p>
          </table:table-cell>
          <table:table-cell office:value-type="string">
            <text:p>39.486297607421875</text:p>
          </table:table-cell>
          <table:table-cell office:value-type="string">
            <text:p>2.739511013031006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<text:s/>Platja Cala Blava</text:p>
          </table:table-cell>
          <table:table-cell office:value-type="string">
            <text:p>39.48611831665039</text:p>
          </table:table-cell>
          <table:table-cell office:value-type="string">
            <text:p>2.737349033355713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/>Ondategui 73</text:p>
          </table:table-cell>
          <table:table-cell office:value-type="string">
            <text:p>39.484161376953125</text:p>
          </table:table-cell>
          <table:table-cell office:value-type="string">
            <text:p>2.7367050647735596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<text:s/>Ondategui 110</text:p>
          </table:table-cell>
          <table:table-cell office:value-type="string">
            <text:p>39.48260498046875</text:p>
          </table:table-cell>
          <table:table-cell office:value-type="string">
            <text:p>2.7373390197753906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<text:s/>Mare de Deu de Begonya 126</text:p>
          </table:table-cell>
          <table:table-cell office:value-type="string">
            <text:p>39.482112884521484</text:p>
          </table:table-cell>
          <table:table-cell office:value-type="string">
            <text:p>2.739201068878174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<text:s/>Cap Enderrocat 4</text:p>
          </table:table-cell>
          <table:table-cell office:value-type="string">
            <text:p>39.47928237915039</text:p>
          </table:table-cell>
          <table:table-cell office:value-type="string">
            <text:p>2.7378859519958496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<text:s/>Passeig de les Dames 4</text:p>
          </table:table-cell>
          <table:table-cell office:value-type="string">
            <text:p>39.47789001464844</text:p>
          </table:table-cell>
          <table:table-cell office:value-type="string">
            <text:p>2.7320659160614014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<text:s/>Passeig de les Dames 20</text:p>
          </table:table-cell>
          <table:table-cell office:value-type="string">
            <text:p>39.47859573364258</text:p>
          </table:table-cell>
          <table:table-cell office:value-type="string">
            <text:p>2.7290990352630615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Passeig de les Dames 36</text:p>
          </table:table-cell>
          <table:table-cell office:value-type="string">
            <text:p>39.480552673339844</text:p>
          </table:table-cell>
          <table:table-cell office:value-type="string">
            <text:p>2.7303929328918457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<text:s/>Via Augusta 11- Bellavista</text:p>
          </table:table-cell>
          <table:table-cell office:value-type="string">
            <text:p>39.48123550415039</text:p>
          </table:table-cell>
          <table:table-cell office:value-type="string">
            <text:p>2.7329599857330322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<text:s/>Via Augusta 37</text:p>
          </table:table-cell>
          <table:table-cell office:value-type="string">
            <text:p>39.478965759277344</text:p>
          </table:table-cell>
          <table:table-cell office:value-type="string">
            <text:p>2.734178066253662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<text:s/>Cap Enderrocat 4</text:p>
          </table:table-cell>
          <table:table-cell office:value-type="string">
            <text:p>39.4792366027832</text:p>
          </table:table-cell>
          <table:table-cell office:value-type="string">
            <text:p>2.7379438877105713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<text:s/>Mare de Deu de Begonya 120</text:p>
          </table:table-cell>
          <table:table-cell office:value-type="string">
            <text:p>39.48215103149414</text:p>
          </table:table-cell>
          <table:table-cell office:value-type="string">
            <text:p>2.7394449710845947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<text:s/>Ondategui 115</text:p>
          </table:table-cell>
          <table:table-cell office:value-type="string">
            <text:p>39.482669830322266</text:p>
          </table:table-cell>
          <table:table-cell office:value-type="string">
            <text:p>2.7373969554901123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<text:s/>Ondategui 69</text:p>
          </table:table-cell>
          <table:table-cell office:value-type="string">
            <text:p>39.48424530029297</text:p>
          </table:table-cell>
          <table:table-cell office:value-type="string">
            <text:p>2.736809015274048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<text:s/>Ondategui 52</text:p>
          </table:table-cell>
          <table:table-cell office:value-type="string">
            <text:p>39.48601150512695</text:p>
          </table:table-cell>
          <table:table-cell office:value-type="string">
            <text:p>2.7378029823303223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<text:s/>Ondategui 37</text:p>
          </table:table-cell>
          <table:table-cell office:value-type="string">
            <text:p>39.48609924316406</text:p>
          </table:table-cell>
          <table:table-cell office:value-type="string">
            <text:p>2.73970890045166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<text:s/>Cami 140 <text:s/>33</text:p>
          </table:table-cell>
          <table:table-cell office:value-type="string">
            <text:p>39.619606018066406</text:p>
          </table:table-cell>
          <table:table-cell office:value-type="string">
            <text:p>2.6722650527954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/>Cami 140</text:p>
          </table:table-cell>
          <table:table-cell office:value-type="string">
            <text:p>39.62273025512695</text:p>
          </table:table-cell>
          <table:table-cell office:value-type="string">
            <text:p>2.670922040939331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s/>Cami 140</text:p>
          </table:table-cell>
          <table:table-cell office:value-type="string">
            <text:p>39.62273025512695</text:p>
          </table:table-cell>
          <table:table-cell office:value-type="string">
            <text:p>2.6708409786224365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Costa i Llobera 2</text:p>
          </table:table-cell>
          <table:table-cell office:value-type="string">
            <text:p>39.49916076660156</text:p>
          </table:table-cell>
          <table:table-cell office:value-type="string">
            <text:p>2.7513959407806396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s/>Costa i Llobera 20</text:p>
          </table:table-cell>
          <table:table-cell office:value-type="string">
            <text:p>39.49734115600586</text:p>
          </table:table-cell>
          <table:table-cell office:value-type="string">
            <text:p>2.750901937484741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<text:s/>Avinguda de Son Veri 3</text:p>
          </table:table-cell>
          <table:table-cell office:value-type="string">
            <text:p>39.4966926574707</text:p>
          </table:table-cell>
          <table:table-cell office:value-type="string">
            <text:p>2.7475669384002686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s/>Alber</text:p>
          </table:table-cell>
          <table:table-cell office:value-type="string">
            <text:p>39.495052337646484</text:p>
          </table:table-cell>
          <table:table-cell office:value-type="string">
            <text:p>2.74602603912353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Cedre</text:p>
          </table:table-cell>
          <table:table-cell office:value-type="string">
            <text:p>39.49108123779297</text:p>
          </table:table-cell>
          <table:table-cell office:value-type="string">
            <text:p>2.743597984313965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<text:s/>Cedre</text:p>
          </table:table-cell>
          <table:table-cell office:value-type="string">
            <text:p>39.48805618286133</text:p>
          </table:table-cell>
          <table:table-cell office:value-type="string">
            <text:p>2.7410740852355957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<text:s/>Cedre</text:p>
          </table:table-cell>
          <table:table-cell office:value-type="string">
            <text:p>39.48800277709961</text:p>
          </table:table-cell>
          <table:table-cell office:value-type="string">
            <text:p>2.7411210536956787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<text:s/>Cedre</text:p>
          </table:table-cell>
          <table:table-cell office:value-type="string">
            <text:p>39.49107360839844</text:p>
          </table:table-cell>
          <table:table-cell office:value-type="string">
            <text:p>2.7437150478363037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<text:s/>Alber</text:p>
          </table:table-cell>
          <table:table-cell office:value-type="string">
            <text:p>39.495033264160156</text:p>
          </table:table-cell>
          <table:table-cell office:value-type="string">
            <text:p>2.746095895767212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/>Avinguda de Son Veri</text:p>
          </table:table-cell>
          <table:table-cell office:value-type="string">
            <text:p>39.496585845947266</text:p>
          </table:table-cell>
          <table:table-cell office:value-type="string">
            <text:p>2.7475669384002686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<text:s/>Costa i Llobera</text:p>
          </table:table-cell>
          <table:table-cell office:value-type="string">
            <text:p>39.497249603271484</text:p>
          </table:table-cell>
          <table:table-cell office:value-type="string">
            <text:p>2.7509379386901855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<text:s/>Costa i Llobera</text:p>
          </table:table-cell>
          <table:table-cell office:value-type="string">
            <text:p>39.49893569946289</text:p>
          </table:table-cell>
          <table:table-cell office:value-type="string">
            <text:p>2.751594066619873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<text:s/>Cra. Militar</text:p>
          </table:table-cell>
          <table:table-cell office:value-type="string">
            <text:p>39.51078796386719</text:p>
          </table:table-cell>
          <table:table-cell office:value-type="string">
            <text:p>2.756380081176758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<text:s/>Llimonera</text:p>
          </table:table-cell>
          <table:table-cell office:value-type="string">
            <text:p>39.49102020263672</text:p>
          </table:table-cell>
          <table:table-cell office:value-type="string">
            <text:p>2.740807056427002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<text:s/>Placa de Cort</text:p>
          </table:table-cell>
          <table:table-cell office:value-type="string">
            <text:p>39.569427490234375</text:p>
          </table:table-cell>
          <table:table-cell office:value-type="string">
            <text:p>2.6501948833465576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<text:s/>Placa d'en Coll</text:p>
          </table:table-cell>
          <table:table-cell office:value-type="string">
            <text:p>39.57062911987305</text:p>
          </table:table-cell>
          <table:table-cell office:value-type="string">
            <text:p>2.6520519256591797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<text:s/>Placa de la Quartera</text:p>
          </table:table-cell>
          <table:table-cell office:value-type="string">
            <text:p>39.57042694091797</text:p>
          </table:table-cell>
          <table:table-cell office:value-type="string">
            <text:p>2.6533679962158203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<text:s/>Cami 140 50</text:p>
          </table:table-cell>
          <table:table-cell office:value-type="string">
            <text:p>39.62627410888672</text:p>
          </table:table-cell>
          <table:table-cell office:value-type="string">
            <text:p>2.6694140434265137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<text:s/>Cami 140</text:p>
          </table:table-cell>
          <table:table-cell office:value-type="string">
            <text:p>39.61636734008789</text:p>
          </table:table-cell>
          <table:table-cell office:value-type="string">
            <text:p>2.674027919769287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<text:s/>Cami 140</text:p>
          </table:table-cell>
          <table:table-cell office:value-type="string">
            <text:p>39.63111877441406</text:p>
          </table:table-cell>
          <table:table-cell office:value-type="string">
            <text:p>2.667375087738037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<text:s/>Cami de Son Ametler 10</text:p>
          </table:table-cell>
          <table:table-cell office:value-type="string">
            <text:p>39.58674621582031</text:p>
          </table:table-cell>
          <table:table-cell office:value-type="string">
            <text:p>2.7315540313720703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<text:s/>Cami 140</text:p>
          </table:table-cell>
          <table:table-cell office:value-type="string">
            <text:p>39.616268157958984</text:p>
          </table:table-cell>
          <table:table-cell office:value-type="string">
            <text:p>2.6739931106567383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s/>Cami 140</text:p>
          </table:table-cell>
          <table:table-cell office:value-type="string">
            <text:p>39.62622833251953</text:p>
          </table:table-cell>
          <table:table-cell office:value-type="string">
            <text:p>2.669343948364258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<text:s/>Cardenal Rossell 138</text:p>
          </table:table-cell>
          <table:table-cell office:value-type="string">
            <text:p>39.55232238769531</text:p>
          </table:table-cell>
          <table:table-cell office:value-type="string">
            <text:p>2.7006099224090576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<text:s/>Cardenal Rossell 16</text:p>
          </table:table-cell>
          <table:table-cell office:value-type="string">
            <text:p>39.55237579345703</text:p>
          </table:table-cell>
          <table:table-cell office:value-type="string">
            <text:p>2.7005510330200195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<text:s/>Bartomeu Riutort</text:p>
          </table:table-cell>
          <table:table-cell office:value-type="string">
            <text:p>39.53531265258789</text:p>
          </table:table-cell>
          <table:table-cell office:value-type="string">
            <text:p>2.719290018081665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/>Balneari 15</text:p>
          </table:table-cell>
          <table:table-cell office:value-type="string">
            <text:p>39.532989501953125</text:p>
          </table:table-cell>
          <table:table-cell office:value-type="string">
            <text:p>2.723849058151245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Balneari 14</text:p>
          </table:table-cell>
          <table:table-cell office:value-type="string">
            <text:p>39.53072738647461</text:p>
          </table:table-cell>
          <table:table-cell office:value-type="string">
            <text:p>2.7279999256134033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Balneari 13</text:p>
          </table:table-cell>
          <table:table-cell office:value-type="string">
            <text:p>39.529029846191406</text:p>
          </table:table-cell>
          <table:table-cell office:value-type="string">
            <text:p>2.7304039001464844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/>Club Nautic Sant Antoni</text:p>
          </table:table-cell>
          <table:table-cell office:value-type="string">
            <text:p>39.53438949584961</text:p>
          </table:table-cell>
          <table:table-cell office:value-type="string">
            <text:p>2.714266061782837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<text:s/>Balneari 12</text:p>
          </table:table-cell>
          <table:table-cell office:value-type="string">
            <text:p>39.52788162231445</text:p>
          </table:table-cell>
          <table:table-cell office:value-type="string">
            <text:p>2.731745958328247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Balneari 11</text:p>
          </table:table-cell>
          <table:table-cell office:value-type="string">
            <text:p>39.52596664428711</text:p>
          </table:table-cell>
          <table:table-cell office:value-type="string">
            <text:p>2.7340219020843506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Balneari 10</text:p>
          </table:table-cell>
          <table:table-cell office:value-type="string">
            <text:p>39.524070739746094</text:p>
          </table:table-cell>
          <table:table-cell office:value-type="string">
            <text:p>2.7362170219421387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<text:s/>Balneari 9</text:p>
          </table:table-cell>
          <table:table-cell office:value-type="string">
            <text:p>39.522056579589844</text:p>
          </table:table-cell>
          <table:table-cell office:value-type="string">
            <text:p>2.738550901412964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<text:s/>Balneari 8</text:p>
          </table:table-cell>
          <table:table-cell office:value-type="string">
            <text:p>39.51994323730469</text:p>
          </table:table-cell>
          <table:table-cell office:value-type="string">
            <text:p>2.7408509254455566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<text:s/>Balneari 7</text:p>
          </table:table-cell>
          <table:table-cell office:value-type="string">
            <text:p>39.517948150634766</text:p>
          </table:table-cell>
          <table:table-cell office:value-type="string">
            <text:p>2.742964029312134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Balneari 6</text:p>
          </table:table-cell>
          <table:table-cell office:value-type="string">
            <text:p>39.51599884033203</text:p>
          </table:table-cell>
          <table:table-cell office:value-type="string">
            <text:p>2.7449610233306885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Balneari 5</text:p>
          </table:table-cell>
          <table:table-cell office:value-type="string">
            <text:p>39.513893127441406</text:p>
          </table:table-cell>
          <table:table-cell office:value-type="string">
            <text:p>2.7466790676116943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Balneari 3</text:p>
          </table:table-cell>
          <table:table-cell office:value-type="string">
            <text:p>39.50933074951172</text:p>
          </table:table-cell>
          <table:table-cell office:value-type="string">
            <text:p>2.749788999557495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Balneari 2</text:p>
          </table:table-cell>
          <table:table-cell office:value-type="string">
            <text:p>39.50791931152344</text:p>
          </table:table-cell>
          <table:table-cell office:value-type="string">
            <text:p>2.7505741119384766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Balneari 1</text:p>
          </table:table-cell>
          <table:table-cell office:value-type="string">
            <text:p>39.504966735839844</text:p>
          </table:table-cell>
          <table:table-cell office:value-type="string">
            <text:p>2.7517709732055664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<text:s/>Balneari 1</text:p>
          </table:table-cell>
          <table:table-cell office:value-type="string">
            <text:p>39.50608444213867</text:p>
          </table:table-cell>
          <table:table-cell office:value-type="string">
            <text:p>2.751638889312744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<text:s/>Balneari 2</text:p>
          </table:table-cell>
          <table:table-cell office:value-type="string">
            <text:p>39.50801086425781</text:p>
          </table:table-cell>
          <table:table-cell office:value-type="string">
            <text:p>2.750632047653198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Balneari 4</text:p>
          </table:table-cell>
          <table:table-cell office:value-type="string">
            <text:p>39.51185989379883</text:p>
          </table:table-cell>
          <table:table-cell office:value-type="string">
            <text:p>2.748408079147339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Balneari 5</text:p>
          </table:table-cell>
          <table:table-cell office:value-type="string">
            <text:p>39.51390075683594</text:p>
          </table:table-cell>
          <table:table-cell office:value-type="string">
            <text:p>2.7467830181121826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Balneari 6</text:p>
          </table:table-cell>
          <table:table-cell office:value-type="string">
            <text:p>39.51603317260742</text:p>
          </table:table-cell>
          <table:table-cell office:value-type="string">
            <text:p>2.745054006576538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Balneari 7</text:p>
          </table:table-cell>
          <table:table-cell office:value-type="string">
            <text:p>39.51798629760742</text:p>
          </table:table-cell>
          <table:table-cell office:value-type="string">
            <text:p>2.7430570125579834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Balneari 8</text:p>
          </table:table-cell>
          <table:table-cell office:value-type="string">
            <text:p>39.52000045776367</text:p>
          </table:table-cell>
          <table:table-cell office:value-type="string">
            <text:p>2.7409210205078125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<text:s/>Balneari 9</text:p>
          </table:table-cell>
          <table:table-cell office:value-type="string">
            <text:p>39.52210998535156</text:p>
          </table:table-cell>
          <table:table-cell office:value-type="string">
            <text:p>2.738632917404175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<text:s/>Balneari 10</text:p>
          </table:table-cell>
          <table:table-cell office:value-type="string">
            <text:p>39.52411651611328</text:p>
          </table:table-cell>
          <table:table-cell office:value-type="string">
            <text:p>2.736310005187988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Balneari 11</text:p>
          </table:table-cell>
          <table:table-cell office:value-type="string">
            <text:p>39.5260124206543</text:p>
          </table:table-cell>
          <table:table-cell office:value-type="string">
            <text:p>2.7340800762176514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s/>Cami dels Reis (Poligon de Can Valero)</text:p>
          </table:table-cell>
          <table:table-cell office:value-type="string">
            <text:p>39.59518814086914</text:p>
          </table:table-cell>
          <table:table-cell office:value-type="string">
            <text:p>2.636322021484375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Balneari 12</text:p>
          </table:table-cell>
          <table:table-cell office:value-type="string">
            <text:p>39.527915954589844</text:p>
          </table:table-cell>
          <table:table-cell office:value-type="string">
            <text:p>2.73185110092163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s/>Balneari 13</text:p>
          </table:table-cell>
          <table:table-cell office:value-type="string">
            <text:p>39.52906799316406</text:p>
          </table:table-cell>
          <table:table-cell office:value-type="string">
            <text:p>2.730484962463379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<text:s/>Balneari 14</text:p>
          </table:table-cell>
          <table:table-cell office:value-type="string">
            <text:p>39.530799865722656</text:p>
          </table:table-cell>
          <table:table-cell office:value-type="string">
            <text:p>2.728080987930298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<text:s/>Balneari 15</text:p>
          </table:table-cell>
          <table:table-cell office:value-type="string">
            <text:p>39.53318786621094</text:p>
          </table:table-cell>
          <table:table-cell office:value-type="string">
            <text:p>2.723673105239868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<text:s/>Bartomeu Riutort</text:p>
          </table:table-cell>
          <table:table-cell office:value-type="string">
            <text:p>39.53538513183594</text:p>
          </table:table-cell>
          <table:table-cell office:value-type="string">
            <text:p>2.719312906265259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Palangres</text:p>
          </table:table-cell>
          <table:table-cell office:value-type="string">
            <text:p>39.53476333618164</text:p>
          </table:table-cell>
          <table:table-cell office:value-type="string">
            <text:p>2.71689510345459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Cami dels Reis (Poligon de Can Valero)</text:p>
          </table:table-cell>
          <table:table-cell office:value-type="string">
            <text:p>39.59531784057617</text:p>
          </table:table-cell>
          <table:table-cell office:value-type="string">
            <text:p>2.636286973953247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s/>Congre</text:p>
          </table:table-cell>
          <table:table-cell office:value-type="string">
            <text:p>39.53658676147461</text:p>
          </table:table-cell>
          <table:table-cell office:value-type="string">
            <text:p>2.7104990482330322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Illes Balears 115</text:p>
          </table:table-cell>
          <table:table-cell office:value-type="string">
            <text:p>39.57197570800781</text:p>
          </table:table-cell>
          <table:table-cell office:value-type="string">
            <text:p>2.612494945526123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<text:s/>Saridakis</text:p>
          </table:table-cell>
          <table:table-cell office:value-type="string">
            <text:p>39.55447006225586</text:p>
          </table:table-cell>
          <table:table-cell office:value-type="string">
            <text:p>2.6109509468078613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<text:s/>Saridakis 42</text:p>
          </table:table-cell>
          <table:table-cell office:value-type="string">
            <text:p>39.55686950683594</text:p>
          </table:table-cell>
          <table:table-cell office:value-type="string">
            <text:p>2.6083180904388428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Saridakis 47</text:p>
          </table:table-cell>
          <table:table-cell office:value-type="string">
            <text:p>39.5570182800293</text:p>
          </table:table-cell>
          <table:table-cell office:value-type="string">
            <text:p>2.6080610752105713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Saridakis (Fundacio Miro)</text:p>
          </table:table-cell>
          <table:table-cell office:value-type="string">
            <text:p>39.554344177246094</text:p>
          </table:table-cell>
          <table:table-cell office:value-type="string">
            <text:p>2.6109859943389893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<text:s/>Cami dels Reis</text:p>
          </table:table-cell>
          <table:table-cell office:value-type="string">
            <text:p>39.598716735839844</text:p>
          </table:table-cell>
          <table:table-cell office:value-type="string">
            <text:p>2.640695095062256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<text:s/>Cami dels Reis</text:p>
          </table:table-cell>
          <table:table-cell office:value-type="string">
            <text:p>39.598636627197266</text:p>
          </table:table-cell>
          <table:table-cell office:value-type="string">
            <text:p>2.64093995094299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s/>Miquel Fleta 1</text:p>
          </table:table-cell>
          <table:table-cell office:value-type="string">
            <text:p>39.58366012573242</text:p>
          </table:table-cell>
          <table:table-cell office:value-type="string">
            <text:p>2.664807081222534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<text:s/>Jacint Verdaguer 7</text:p>
          </table:table-cell>
          <table:table-cell office:value-type="string">
            <text:p>39.57962417602539</text:p>
          </table:table-cell>
          <table:table-cell office:value-type="string">
            <text:p>2.6591789722442627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<text:s/>Cami Vell de Bunyola (camps de futbol)</text:p>
          </table:table-cell>
          <table:table-cell office:value-type="string">
            <text:p>39.59492111206055</text:p>
          </table:table-cell>
          <table:table-cell office:value-type="string">
            <text:p>2.6705760955810547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<text:s/>Gremi de Sabaters 20</text:p>
          </table:table-cell>
          <table:table-cell office:value-type="string">
            <text:p>39.600215911865234</text:p>
          </table:table-cell>
          <table:table-cell office:value-type="string">
            <text:p>2.668442964553833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Bartomeu Riutort</text:p>
          </table:table-cell>
          <table:table-cell office:value-type="string">
            <text:p>39.53449630737305</text:p>
          </table:table-cell>
          <table:table-cell office:value-type="string">
            <text:p>2.721318006515503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/>Sant Francesc de Sales 72</text:p>
          </table:table-cell>
          <table:table-cell office:value-type="string">
            <text:p>39.59072494506836</text:p>
          </table:table-cell>
          <table:table-cell office:value-type="string">
            <text:p>2.6558289527893066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<text:s/>Sant Francesc de Sales 97</text:p>
          </table:table-cell>
          <table:table-cell office:value-type="string">
            <text:p>39.592262268066406</text:p>
          </table:table-cell>
          <table:table-cell office:value-type="string">
            <text:p>2.6573588848114014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Salvador Espriu 9</text:p>
          </table:table-cell>
          <table:table-cell office:value-type="string">
            <text:p>39.593990325927734</text:p>
          </table:table-cell>
          <table:table-cell office:value-type="string">
            <text:p>2.6559879779815674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/>Gremi de Sucrers</text:p>
          </table:table-cell>
          <table:table-cell office:value-type="string">
            <text:p>39.60797882080078</text:p>
          </table:table-cell>
          <table:table-cell office:value-type="string">
            <text:p>2.6575379371643066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Setze de Juliol 85</text:p>
          </table:table-cell>
          <table:table-cell office:value-type="string">
            <text:p>39.60824966430664</text:p>
          </table:table-cell>
          <table:table-cell office:value-type="string">
            <text:p>2.6614739894866943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<text:s/>Congre 31</text:p>
          </table:table-cell>
          <table:table-cell office:value-type="string">
            <text:p>39.53759002685547</text:p>
          </table:table-cell>
          <table:table-cell office:value-type="string">
            <text:p>2.7084460258483887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/>Cami dels Reis</text:p>
          </table:table-cell>
          <table:table-cell office:value-type="string">
            <text:p>39.60785675048828</text:p>
          </table:table-cell>
          <table:table-cell office:value-type="string">
            <text:p>2.656780958175659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s/>Carles Riba 38</text:p>
          </table:table-cell>
          <table:table-cell office:value-type="string">
            <text:p>39.59165954589844</text:p>
          </table:table-cell>
          <table:table-cell office:value-type="string">
            <text:p>2.658025979995727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<text:s/>Joan Bonet 1</text:p>
          </table:table-cell>
          <table:table-cell office:value-type="string">
            <text:p>39.5893440246582</text:p>
          </table:table-cell>
          <table:table-cell office:value-type="string">
            <text:p>2.6577110290527344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<text:s/>Cra. Valldemossa 34</text:p>
          </table:table-cell>
          <table:table-cell office:value-type="string">
            <text:p>39.58958053588867</text:p>
          </table:table-cell>
          <table:table-cell office:value-type="string">
            <text:p>2.6495931148529053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<text:s/>Cra. Valldemossa</text:p>
          </table:table-cell>
          <table:table-cell office:value-type="string">
            <text:p>39.592613220214844</text:p>
          </table:table-cell>
          <table:table-cell office:value-type="string">
            <text:p>2.6480519771575928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<text:s/>Cra. Valldemossa 55</text:p>
          </table:table-cell>
          <table:table-cell office:value-type="string">
            <text:p>39.592586517333984</text:p>
          </table:table-cell>
          <table:table-cell office:value-type="string">
            <text:p>2.647888898849487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<text:s/>Cra. Valldemossa</text:p>
          </table:table-cell>
          <table:table-cell office:value-type="string">
            <text:p>39.58989334106445</text:p>
          </table:table-cell>
          <table:table-cell office:value-type="string">
            <text:p>2.649148941040039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<text:s/>Cami de Passatemps</text:p>
          </table:table-cell>
          <table:table-cell office:value-type="string">
            <text:p>39.62882995605469</text:p>
          </table:table-cell>
          <table:table-cell office:value-type="string">
            <text:p>2.655803918838501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<text:s/>Cami de la Real (Ca ses Monges)</text:p>
          </table:table-cell>
          <table:table-cell office:value-type="string">
            <text:p>39.62779998779297</text:p>
          </table:table-cell>
          <table:table-cell office:value-type="string">
            <text:p>2.639518976211548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<text:s/>Cami de la Real</text:p>
          </table:table-cell>
          <table:table-cell office:value-type="string">
            <text:p>39.631935119628906</text:p>
          </table:table-cell>
          <table:table-cell office:value-type="string">
            <text:p>2.6418750286102295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<text:s/>Son Espanyol</text:p>
          </table:table-cell>
          <table:table-cell office:value-type="string">
            <text:p>39.63119125366211</text:p>
          </table:table-cell>
          <table:table-cell office:value-type="string">
            <text:p>2.6462600231170654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Son Espases 19</text:p>
          </table:table-cell>
          <table:table-cell office:value-type="string">
            <text:p>39.61076736450195</text:p>
          </table:table-cell>
          <table:table-cell office:value-type="string">
            <text:p>2.644745111465454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<text:s/>Cami de la Real</text:p>
          </table:table-cell>
          <table:table-cell office:value-type="string">
            <text:p>39.620670318603516</text:p>
          </table:table-cell>
          <table:table-cell office:value-type="string">
            <text:p>2.6387290954589844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<text:s/>Cra. Valldemossa <text:s/>(Rotonda Can Moreno)</text:p>
          </table:table-cell>
          <table:table-cell office:value-type="string">
            <text:p>39.616493225097656</text:p>
          </table:table-cell>
          <table:table-cell office:value-type="string">
            <text:p>2.6455540657043457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<text:s/>Cami de la Real (Secar)</text:p>
          </table:table-cell>
          <table:table-cell office:value-type="string">
            <text:p>39.608314514160156</text:p>
          </table:table-cell>
          <table:table-cell office:value-type="string">
            <text:p>2.641495943069458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<text:s/>Monestir de la Real</text:p>
          </table:table-cell>
          <table:table-cell office:value-type="string">
            <text:p>39.60249710083008</text:p>
          </table:table-cell>
          <table:table-cell office:value-type="string">
            <text:p>2.641490936279297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<text:s/>Carrer Poima 17</text:p>
          </table:table-cell>
          <table:table-cell office:value-type="string">
            <text:p>39.59561538696289</text:p>
          </table:table-cell>
          <table:table-cell office:value-type="string">
            <text:p>2.631778001785278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<text:s/>Carrer Poima 7</text:p>
          </table:table-cell>
          <table:table-cell office:value-type="string">
            <text:p>39.593994140625</text:p>
          </table:table-cell>
          <table:table-cell office:value-type="string">
            <text:p>2.633882999420166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<text:s/>Cementeri</text:p>
          </table:table-cell>
          <table:table-cell office:value-type="string">
            <text:p>39.586116790771484</text:p>
          </table:table-cell>
          <table:table-cell office:value-type="string">
            <text:p>2.6395249366760254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<text:s/>Cami de Jesus (Psiquiatric)</text:p>
          </table:table-cell>
          <table:table-cell office:value-type="string">
            <text:p>39.5826301574707</text:p>
          </table:table-cell>
          <table:table-cell office:value-type="string">
            <text:p>2.642931938171386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<text:s/>Cami de Jesus</text:p>
          </table:table-cell>
          <table:table-cell office:value-type="string">
            <text:p>39.578338623046875</text:p>
          </table:table-cell>
          <table:table-cell office:value-type="string">
            <text:p>2.6469359397888184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<text:s/>Cami de Jesus (Psiquiatric)</text:p>
          </table:table-cell>
          <table:table-cell office:value-type="string">
            <text:p>39.58293914794922</text:p>
          </table:table-cell>
          <table:table-cell office:value-type="string">
            <text:p>2.642988920211792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s/>Cementeri</text:p>
          </table:table-cell>
          <table:table-cell office:value-type="string">
            <text:p>39.58646011352539</text:p>
          </table:table-cell>
          <table:table-cell office:value-type="string">
            <text:p>2.6395699977874756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<text:s/>Quatre de novembre 2</text:p>
          </table:table-cell>
          <table:table-cell office:value-type="string">
            <text:p>39.594669342041016</text:p>
          </table:table-cell>
          <table:table-cell office:value-type="string">
            <text:p>2.6314220428466797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<text:s/>Poima 26</text:p>
          </table:table-cell>
          <table:table-cell office:value-type="string">
            <text:p>39.59707260131836</text:p>
          </table:table-cell>
          <table:table-cell office:value-type="string">
            <text:p>2.630884885787964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<text:s/>Aula Balear</text:p>
          </table:table-cell>
          <table:table-cell office:value-type="string">
            <text:p>39.59880065917969</text:p>
          </table:table-cell>
          <table:table-cell office:value-type="string">
            <text:p>2.6321799755096436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<text:s/>Monestir de la Real</text:p>
          </table:table-cell>
          <table:table-cell office:value-type="string">
            <text:p>39.60253143310547</text:p>
          </table:table-cell>
          <table:table-cell office:value-type="string">
            <text:p>2.641560077667236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<text:s/>Cami de la Real</text:p>
          </table:table-cell>
          <table:table-cell office:value-type="string">
            <text:p>39.60845947265625</text:p>
          </table:table-cell>
          <table:table-cell office:value-type="string">
            <text:p>2.641611099243164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<text:s/>Cami de la Real 22</text:p>
          </table:table-cell>
          <table:table-cell office:value-type="string">
            <text:p>39.61083221435547</text:p>
          </table:table-cell>
          <table:table-cell office:value-type="string">
            <text:p>2.6420419216156006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<text:s/>Son Porro</text:p>
          </table:table-cell>
          <table:table-cell office:value-type="string">
            <text:p>39.614261627197266</text:p>
          </table:table-cell>
          <table:table-cell office:value-type="string">
            <text:p>2.6414530277252197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<text:s/>Cami de la Real 55</text:p>
          </table:table-cell>
          <table:table-cell office:value-type="string">
            <text:p>39.616424560546875</text:p>
          </table:table-cell>
          <table:table-cell office:value-type="string">
            <text:p>2.640707969665527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<text:s/>Cami de la Real 30</text:p>
          </table:table-cell>
          <table:table-cell office:value-type="string">
            <text:p>39.61812210083008</text:p>
          </table:table-cell>
          <table:table-cell office:value-type="string">
            <text:p>2.639673948287964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s/>Cami de la Real <text:s/>(Can Rave)</text:p>
          </table:table-cell>
          <table:table-cell office:value-type="string">
            <text:p>39.62449645996094</text:p>
          </table:table-cell>
          <table:table-cell office:value-type="string">
            <text:p>2.6381609439849854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<text:s/>Balneari 3</text:p>
          </table:table-cell>
          <table:table-cell office:value-type="string">
            <text:p>39.509368896484375</text:p>
          </table:table-cell>
          <table:table-cell office:value-type="string">
            <text:p>2.7498939037323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<text:s/>Balneari 4</text:p>
          </table:table-cell>
          <table:table-cell office:value-type="string">
            <text:p>39.511905670166016</text:p>
          </table:table-cell>
          <table:table-cell office:value-type="string">
            <text:p>2.748255968093872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<text:s/>Cami de Passatemps</text:p>
          </table:table-cell>
          <table:table-cell office:value-type="string">
            <text:p>39.63472366333008</text:p>
          </table:table-cell>
          <table:table-cell office:value-type="string">
            <text:p>2.6558680534362793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<text:s/>Cami de Passatemps</text:p>
          </table:table-cell>
          <table:table-cell office:value-type="string">
            <text:p>39.63471603393555</text:p>
          </table:table-cell>
          <table:table-cell office:value-type="string">
            <text:p>2.6557860374450684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<text:s/>Mussol 21</text:p>
          </table:table-cell>
          <table:table-cell office:value-type="string">
            <text:p>39.592464447021484</text:p>
          </table:table-cell>
          <table:table-cell office:value-type="string">
            <text:p>2.6075708866119385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<text:s/>Mussol</text:p>
          </table:table-cell>
          <table:table-cell office:value-type="string">
            <text:p>39.59236526489258</text:p>
          </table:table-cell>
          <table:table-cell office:value-type="string">
            <text:p>2.606837034225464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<text:s/>Joan Miro 299</text:p>
          </table:table-cell>
          <table:table-cell office:value-type="string">
            <text:p>39.552608489990234</text:p>
          </table:table-cell>
          <table:table-cell office:value-type="string">
            <text:p>2.5983669757843018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<text:s/>Can Tapera</text:p>
          </table:table-cell>
          <table:table-cell office:value-type="string">
            <text:p>39.5523681640625</text:p>
          </table:table-cell>
          <table:table-cell office:value-type="string">
            <text:p>2.6024069786071777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<text:s/>Can Tapera</text:p>
          </table:table-cell>
          <table:table-cell office:value-type="string">
            <text:p>39.55265426635742</text:p>
          </table:table-cell>
          <table:table-cell office:value-type="string">
            <text:p>2.598565101623535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<text:s/>Joan Miro 320</text:p>
          </table:table-cell>
          <table:table-cell office:value-type="string">
            <text:p>39.552452087402344</text:p>
          </table:table-cell>
          <table:table-cell office:value-type="string">
            <text:p>2.6024301052093506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<text:s/>Cami de Passatemps 123 (C. Esports)</text:p>
          </table:table-cell>
          <table:table-cell office:value-type="string">
            <text:p>39.63557052612305</text:p>
          </table:table-cell>
          <table:table-cell office:value-type="string">
            <text:p>2.6559219360351562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<text:s/>Sa Garriga</text:p>
          </table:table-cell>
          <table:table-cell office:value-type="string">
            <text:p>39.63583755493164</text:p>
          </table:table-cell>
          <table:table-cell office:value-type="string">
            <text:p>2.6610240936279297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<text:s/>Passatemps 116</text:p>
          </table:table-cell>
          <table:table-cell office:value-type="string">
            <text:p>39.622989654541016</text:p>
          </table:table-cell>
          <table:table-cell office:value-type="string">
            <text:p>2.654772043228149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<text:s/>Cami de Passatemps</text:p>
          </table:table-cell>
          <table:table-cell office:value-type="string">
            <text:p>39.628841400146484</text:p>
          </table:table-cell>
          <table:table-cell office:value-type="string">
            <text:p>2.6559081077575684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<text:s/>Manacor 303</text:p>
          </table:table-cell>
          <table:table-cell office:value-type="string">
            <text:p>39.57127380371094</text:p>
          </table:table-cell>
          <table:table-cell office:value-type="string">
            <text:p>2.719970941543579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<text:s/>Manacor 385</text:p>
          </table:table-cell>
          <table:table-cell office:value-type="string">
            <text:p>39.57139205932617</text:p>
          </table:table-cell>
          <table:table-cell office:value-type="string">
            <text:p>2.7198660373687744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<text:s/>Cami dels Reis (Sa Indioteria)</text:p>
          </table:table-cell>
          <table:table-cell office:value-type="string">
            <text:p>39.61145782470703</text:p>
          </table:table-cell>
          <table:table-cell office:value-type="string">
            <text:p>2.676788091659546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<text:s/>Caracas</text:p>
          </table:table-cell>
          <table:table-cell office:value-type="string">
            <text:p>39.56916427612305</text:p>
          </table:table-cell>
          <table:table-cell office:value-type="string">
            <text:p>2.6657040119171143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<text:s/>Alfons el Magnanim 94</text:p>
          </table:table-cell>
          <table:table-cell office:value-type="string">
            <text:p>39.59485626220703</text:p>
          </table:table-cell>
          <table:table-cell office:value-type="string">
            <text:p>2.65458607673645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<text:s/>Av. Alexandre Rossello 9</text:p>
          </table:table-cell>
          <table:table-cell office:value-type="string">
            <text:p>39.57215881347656</text:p>
          </table:table-cell>
          <table:table-cell office:value-type="string">
            <text:p>2.6566081047058105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<text:s/>Centre comercial</text:p>
          </table:table-cell>
          <table:table-cell office:value-type="string">
            <text:p>39.555145263671875</text:p>
          </table:table-cell>
          <table:table-cell office:value-type="string">
            <text:p>2.7055439949035645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<text:s/>Cra. Manacor</text:p>
          </table:table-cell>
          <table:table-cell office:value-type="string">
            <text:p>39.57083511352539</text:p>
          </table:table-cell>
          <table:table-cell office:value-type="string">
            <text:p>2.702601909637451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<text:s/>Cra. Manacor</text:p>
          </table:table-cell>
          <table:table-cell office:value-type="string">
            <text:p>39.57064437866211</text:p>
          </table:table-cell>
          <table:table-cell office:value-type="string">
            <text:p>2.702812910079956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<text:s/>Balnearis 14-15</text:p>
          </table:table-cell>
          <table:table-cell office:value-type="string">
            <text:p>39.53211975097656</text:p>
          </table:table-cell>
          <table:table-cell office:value-type="string">
            <text:p>2.725445985794067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<text:s/>Balnearis 14-15</text:p>
          </table:table-cell>
          <table:table-cell office:value-type="string">
            <text:p>39.53218078613281</text:p>
          </table:table-cell>
          <table:table-cell office:value-type="string">
            <text:p>2.725516080856323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<text:s/>Amadip</text:p>
          </table:table-cell>
          <table:table-cell office:value-type="string">
            <text:p>39.588096618652344</text:p>
          </table:table-cell>
          <table:table-cell office:value-type="string">
            <text:p>2.713253974914551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<text:s/>Sindicat</text:p>
          </table:table-cell>
          <table:table-cell office:value-type="string">
            <text:p>39.57252883911133</text:p>
          </table:table-cell>
          <table:table-cell office:value-type="string">
            <text:p>2.6564080715179443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<text:s/>Sant Jordi</text:p>
          </table:table-cell>
          <table:table-cell office:value-type="string">
            <text:p>39.554691314697266</text:p>
          </table:table-cell>
          <table:table-cell office:value-type="string">
            <text:p>2.7773990631103516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<text:s/>Esperanto 6</text:p>
          </table:table-cell>
          <table:table-cell office:value-type="string">
            <text:p>39.57181167602539</text:p>
          </table:table-cell>
          <table:table-cell office:value-type="string">
            <text:p>2.71081805229187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<text:s/>Manacor</text:p>
          </table:table-cell>
          <table:table-cell office:value-type="string">
            <text:p>39.57129669189453</text:p>
          </table:table-cell>
          <table:table-cell office:value-type="string">
            <text:p>2.65760207176208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<text:s/>Son Malferit</text:p>
          </table:table-cell>
          <table:table-cell office:value-type="string">
            <text:p>39.57025146484375</text:p>
          </table:table-cell>
          <table:table-cell office:value-type="string">
            <text:p>2.6805078983306885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<text:s/>Esperanto 30</text:p>
          </table:table-cell>
          <table:table-cell office:value-type="string">
            <text:p>39.57247543334961</text:p>
          </table:table-cell>
          <table:table-cell office:value-type="string">
            <text:p>2.71445894241333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<text:s/>Ambulatori de Son Ferriol</text:p>
          </table:table-cell>
          <table:table-cell office:value-type="string">
            <text:p>39.5744743347168</text:p>
          </table:table-cell>
          <table:table-cell office:value-type="string">
            <text:p>2.7139270305633545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<text:s/>Margalida Monlau 56</text:p>
          </table:table-cell>
          <table:table-cell office:value-type="string">
            <text:p>39.577247619628906</text:p>
          </table:table-cell>
          <table:table-cell office:value-type="string">
            <text:p>2.713135957717895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<text:s/>Ordi 62</text:p>
          </table:table-cell>
          <table:table-cell office:value-type="string">
            <text:p>39.578155517578125</text:p>
          </table:table-cell>
          <table:table-cell office:value-type="string">
            <text:p>2.7147738933563232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<text:s/>Avinguda del Cid 63</text:p>
          </table:table-cell>
          <table:table-cell office:value-type="string">
            <text:p>39.57769775390625</text:p>
          </table:table-cell>
          <table:table-cell office:value-type="string">
            <text:p>2.7162539958953857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<text:s/>Avinguda del Cid 37</text:p>
          </table:table-cell>
          <table:table-cell office:value-type="string">
            <text:p>39.575355529785156</text:p>
          </table:table-cell>
          <table:table-cell office:value-type="string">
            <text:p>2.71696305274963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<text:s/>Avinguda del Cid 17</text:p>
          </table:table-cell>
          <table:table-cell office:value-type="string">
            <text:p>39.572879791259766</text:p>
          </table:table-cell>
          <table:table-cell office:value-type="string">
            <text:p>2.717729091644287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<text:s/>Bartomeu Riutort</text:p>
          </table:table-cell>
          <table:table-cell office:value-type="string">
            <text:p>39.53445053100586</text:p>
          </table:table-cell>
          <table:table-cell office:value-type="string">
            <text:p>2.7212250232696533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<text:s/>Son Malferit</text:p>
          </table:table-cell>
          <table:table-cell office:value-type="string">
            <text:p>39.57046890258789</text:p>
          </table:table-cell>
          <table:table-cell office:value-type="string">
            <text:p>2.6802620887756348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<text:s/>Manacor <text:s/>137</text:p>
          </table:table-cell>
          <table:table-cell office:value-type="string">
            <text:p>39.57126998901367</text:p>
          </table:table-cell>
          <table:table-cell office:value-type="string">
            <text:p>2.673506021499634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<text:s/>Cami de Sant Jordi</text:p>
          </table:table-cell>
          <table:table-cell office:value-type="string">
            <text:p>39.561553955078125</text:p>
          </table:table-cell>
          <table:table-cell office:value-type="string">
            <text:p>2.76559710502624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<text:s/>Ctra. Manacor Km 7</text:p>
          </table:table-cell>
          <table:table-cell office:value-type="string">
            <text:p>39.57114791870117</text:p>
          </table:table-cell>
          <table:table-cell office:value-type="string">
            <text:p>2.7360150814056396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<text:s/>Vial de Servei</text:p>
          </table:table-cell>
          <table:table-cell office:value-type="string">
            <text:p>39.56781005859375</text:p>
          </table:table-cell>
          <table:table-cell office:value-type="string">
            <text:p>2.767718076705932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<text:s/>Cra. Manacor Km 7.8</text:p>
          </table:table-cell>
          <table:table-cell office:value-type="string">
            <text:p>39.5682258605957</text:p>
          </table:table-cell>
          <table:table-cell office:value-type="string">
            <text:p>2.7538740634918213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<text:s/>Sa Casa Blanca</text:p>
          </table:table-cell>
          <table:table-cell office:value-type="string">
            <text:p>39.56758117675781</text:p>
          </table:table-cell>
          <table:table-cell office:value-type="string">
            <text:p>2.756484031677246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<text:s/>Cami de Sant Jordi</text:p>
          </table:table-cell>
          <table:table-cell office:value-type="string">
            <text:p>39.55810546875</text:p>
          </table:table-cell>
          <table:table-cell office:value-type="string">
            <text:p>2.771393060684204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<text:s/>Carrer de Sant Jordi</text:p>
          </table:table-cell>
          <table:table-cell office:value-type="string">
            <text:p>39.55630111694336</text:p>
          </table:table-cell>
          <table:table-cell office:value-type="string">
            <text:p>2.775217056274414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<text:s/>Sant Jordi</text:p>
          </table:table-cell>
          <table:table-cell office:value-type="string">
            <text:p>39.5545768737793</text:p>
          </table:table-cell>
          <table:table-cell office:value-type="string">
            <text:p>2.777388095855713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<text:s/>Cami de Sant Jordi 101</text:p>
          </table:table-cell>
          <table:table-cell office:value-type="string">
            <text:p>39.556461334228516</text:p>
          </table:table-cell>
          <table:table-cell office:value-type="string">
            <text:p>2.775135040283203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<text:s/>Cami de Sant Jordi</text:p>
          </table:table-cell>
          <table:table-cell office:value-type="string">
            <text:p>39.558834075927734</text:p>
          </table:table-cell>
          <table:table-cell office:value-type="string">
            <text:p>2.770354986190796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<text:s/>Sa Casa Blanca</text:p>
          </table:table-cell>
          <table:table-cell office:value-type="string">
            <text:p>39.56766128540039</text:p>
          </table:table-cell>
          <table:table-cell office:value-type="string">
            <text:p>2.7564139366149902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<text:s/>Cra. Manacor km 8</text:p>
          </table:table-cell>
          <table:table-cell office:value-type="string">
            <text:p>39.568294525146484</text:p>
          </table:table-cell>
          <table:table-cell office:value-type="string">
            <text:p>2.753814935684204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<text:s/>Cra. Manacor km 7</text:p>
          </table:table-cell>
          <table:table-cell office:value-type="string">
            <text:p>39.57122039794922</text:p>
          </table:table-cell>
          <table:table-cell office:value-type="string">
            <text:p>2.735909938812256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<text:s/>Cami de sa Siquia</text:p>
          </table:table-cell>
          <table:table-cell office:value-type="string">
            <text:p>39.565582275390625</text:p>
          </table:table-cell>
          <table:table-cell office:value-type="string">
            <text:p>2.77496600151062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<text:s/>Avinguda del Cid 26</text:p>
          </table:table-cell>
          <table:table-cell office:value-type="string">
            <text:p>39.573368072509766</text:p>
          </table:table-cell>
          <table:table-cell office:value-type="string">
            <text:p>2.7176809310913086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<text:s/>Avinguda del Cid 52</text:p>
          </table:table-cell>
          <table:table-cell office:value-type="string">
            <text:p>39.57518768310547</text:p>
          </table:table-cell>
          <table:table-cell office:value-type="string">
            <text:p>2.71712589263916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<text:s/>Avinguda del Cid 70</text:p>
          </table:table-cell>
          <table:table-cell office:value-type="string">
            <text:p>39.576778411865234</text:p>
          </table:table-cell>
          <table:table-cell office:value-type="string">
            <text:p>2.716641902923584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<text:s/>Plato</text:p>
          </table:table-cell>
          <table:table-cell office:value-type="string">
            <text:p>39.576377868652344</text:p>
          </table:table-cell>
          <table:table-cell office:value-type="string">
            <text:p>2.713697910308838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<text:s/>Andorra 23</text:p>
          </table:table-cell>
          <table:table-cell office:value-type="string">
            <text:p>39.5732307434082</text:p>
          </table:table-cell>
          <table:table-cell office:value-type="string">
            <text:p>2.7128849029541016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<text:s/>Andorra</text:p>
          </table:table-cell>
          <table:table-cell office:value-type="string">
            <text:p>39.57160186767578</text:p>
          </table:table-cell>
          <table:table-cell office:value-type="string">
            <text:p>2.71347308158874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<text:s/>Hospital Son Llatzer</text:p>
          </table:table-cell>
          <table:table-cell office:value-type="string">
            <text:p>39.57328414916992</text:p>
          </table:table-cell>
          <table:table-cell office:value-type="string">
            <text:p>2.702510118484497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<text:s/>S'Hostalot</text:p>
          </table:table-cell>
          <table:table-cell office:value-type="string">
            <text:p>39.58938217163086</text:p>
          </table:table-cell>
          <table:table-cell office:value-type="string">
            <text:p>2.7302749156951904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<text:s/>Puig de la Mola 21</text:p>
          </table:table-cell>
          <table:table-cell office:value-type="string">
            <text:p>39.5866813659668</text:p>
          </table:table-cell>
          <table:table-cell office:value-type="string">
            <text:p>2.730483055114746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<text:s/>Biniamar</text:p>
          </table:table-cell>
          <table:table-cell office:value-type="string">
            <text:p>39.582149505615234</text:p>
          </table:table-cell>
          <table:table-cell office:value-type="string">
            <text:p>2.681442975997925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<text:s/>Son Gibert</text:p>
          </table:table-cell>
          <table:table-cell office:value-type="string">
            <text:p>39.5826416015625</text:p>
          </table:table-cell>
          <table:table-cell office:value-type="string">
            <text:p>2.683432102203369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<text:s/>Mimosa</text:p>
          </table:table-cell>
          <table:table-cell office:value-type="string">
            <text:p>39.58357620239258</text:p>
          </table:table-cell>
          <table:table-cell office:value-type="string">
            <text:p>2.6853840351104736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<text:s/>Baltasar Valenti</text:p>
          </table:table-cell>
          <table:table-cell office:value-type="string">
            <text:p>39.586822509765625</text:p>
          </table:table-cell>
          <table:table-cell office:value-type="string">
            <text:p>2.684145927429199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<text:s/>Cami de Genova 43</text:p>
          </table:table-cell>
          <table:table-cell office:value-type="string">
            <text:p>39.57317352294922</text:p>
          </table:table-cell>
          <table:table-cell office:value-type="string">
            <text:p>2.615968942642212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<text:s/>Pagell 2</text:p>
          </table:table-cell>
          <table:table-cell office:value-type="string">
            <text:p>39.534767150878906</text:p>
          </table:table-cell>
          <table:table-cell office:value-type="string">
            <text:p>2.7106809616088867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<text:s/>Turixant 29</text:p>
          </table:table-cell>
          <table:table-cell office:value-type="string">
            <text:p>39.59544372558594</text:p>
          </table:table-cell>
          <table:table-cell office:value-type="string">
            <text:p>2.588593006134033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<text:s/>Turixant 9</text:p>
          </table:table-cell>
          <table:table-cell office:value-type="string">
            <text:p>39.59156036376953</text:p>
          </table:table-cell>
          <table:table-cell office:value-type="string">
            <text:p>2.590701103210449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<text:s/>Almadra</text:p>
          </table:table-cell>
          <table:table-cell office:value-type="string">
            <text:p>39.58852767944336</text:p>
          </table:table-cell>
          <table:table-cell office:value-type="string">
            <text:p>2.5967509746551514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<text:s/>Marola 14</text:p>
          </table:table-cell>
          <table:table-cell office:value-type="string">
            <text:p>39.59527587890625</text:p>
          </table:table-cell>
          <table:table-cell office:value-type="string">
            <text:p>2.5915989875793457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<text:s/>Turixant 1</text:p>
          </table:table-cell>
          <table:table-cell office:value-type="string">
            <text:p>39.589317321777344</text:p>
          </table:table-cell>
          <table:table-cell office:value-type="string">
            <text:p>2.5937180519104004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<text:s/>Cra. Manacor</text:p>
          </table:table-cell>
          <table:table-cell office:value-type="string">
            <text:p>39.57032775878906</text:p>
          </table:table-cell>
          <table:table-cell office:value-type="string">
            <text:p>2.685153007507324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<text:s/>Cra. Manacor</text:p>
          </table:table-cell>
          <table:table-cell office:value-type="string">
            <text:p>39.570533752441406</text:p>
          </table:table-cell>
          <table:table-cell office:value-type="string">
            <text:p>2.6849300861358643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<text:s/>Can Alegria</text:p>
          </table:table-cell>
          <table:table-cell office:value-type="string">
            <text:p>39.531585693359375</text:p>
          </table:table-cell>
          <table:table-cell office:value-type="string">
            <text:p>2.7318599224090576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<text:s/>Martinet (centre escolar)</text:p>
          </table:table-cell>
          <table:table-cell office:value-type="string">
            <text:p>39.53049087524414</text:p>
          </table:table-cell>
          <table:table-cell office:value-type="string">
            <text:p>2.735168933868408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<text:s/>Sargas</text:p>
          </table:table-cell>
          <table:table-cell office:value-type="string">
            <text:p>39.52815246582031</text:p>
          </table:table-cell>
          <table:table-cell office:value-type="string">
            <text:p>2.7368409633636475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<text:s/>Mar d'Aral</text:p>
          </table:table-cell>
          <table:table-cell office:value-type="string">
            <text:p>39.525672912597656</text:p>
          </table:table-cell>
          <table:table-cell office:value-type="string">
            <text:p>2.7440059185028076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<text:s/>Mar d'Aral (Hotel Cosmopolitan)</text:p>
          </table:table-cell>
          <table:table-cell office:value-type="string">
            <text:p>39.523460388183594</text:p>
          </table:table-cell>
          <table:table-cell office:value-type="string">
            <text:p>2.7462949752807617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<text:s/>Mar d'Aral (Hotel Lancaster)</text:p>
          </table:table-cell>
          <table:table-cell office:value-type="string">
            <text:p>39.5205192565918</text:p>
          </table:table-cell>
          <table:table-cell office:value-type="string">
            <text:p>2.747864007949829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<text:s/>Dragonera</text:p>
          </table:table-cell>
          <table:table-cell office:value-type="string">
            <text:p>39.4990234375</text:p>
          </table:table-cell>
          <table:table-cell office:value-type="string">
            <text:p>2.758316993713379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<text:s/>Dragonera 22</text:p>
          </table:table-cell>
          <table:table-cell office:value-type="string">
            <text:p>39.49876022338867</text:p>
          </table:table-cell>
          <table:table-cell office:value-type="string">
            <text:p>2.7581779956817627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<text:s/>Avinguda d'Europa (Hotel Bahamas)</text:p>
          </table:table-cell>
          <table:table-cell office:value-type="string">
            <text:p>39.49714279174805</text:p>
          </table:table-cell>
          <table:table-cell office:value-type="string">
            <text:p>2.7553110122680664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<text:s/>Avinguda d'Europa (Hotel Reina Isabel)</text:p>
          </table:table-cell>
          <table:table-cell office:value-type="string">
            <text:p>39.4985466003418</text:p>
          </table:table-cell>
          <table:table-cell office:value-type="string">
            <text:p>2.75437593460083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<text:s/>Trencadors 27</text:p>
          </table:table-cell>
          <table:table-cell office:value-type="string">
            <text:p>39.50225830078125</text:p>
          </table:table-cell>
          <table:table-cell office:value-type="string">
            <text:p>2.7538509368896484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<text:s/>Placa dels Nins</text:p>
          </table:table-cell>
          <table:table-cell office:value-type="string">
            <text:p>39.505393981933594</text:p>
          </table:table-cell>
          <table:table-cell office:value-type="string">
            <text:p>2.7540369033813477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<text:s/>Cra. Militar 231</text:p>
          </table:table-cell>
          <table:table-cell office:value-type="string">
            <text:p>39.50786590576172</text:p>
          </table:table-cell>
          <table:table-cell office:value-type="string">
            <text:p>2.754633903503418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<text:s/>Mar d'Aral (Hotel Lancaster)</text:p>
          </table:table-cell>
          <table:table-cell office:value-type="string">
            <text:p>39.520591735839844</text:p>
          </table:table-cell>
          <table:table-cell office:value-type="string">
            <text:p>2.747968912124634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<text:s/>Mar d'Aral (Hotel Cosmopolitan)</text:p>
          </table:table-cell>
          <table:table-cell office:value-type="string">
            <text:p>39.5235595703125</text:p>
          </table:table-cell>
          <table:table-cell office:value-type="string">
            <text:p>2.7463760375976562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<text:s/>Mar d'Aral</text:p>
          </table:table-cell>
          <table:table-cell office:value-type="string">
            <text:p>39.525672912597656</text:p>
          </table:table-cell>
          <table:table-cell office:value-type="string">
            <text:p>2.744180917739868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<text:s/>Sargas</text:p>
          </table:table-cell>
          <table:table-cell office:value-type="string">
            <text:p>39.528011322021484</text:p>
          </table:table-cell>
          <table:table-cell office:value-type="string">
            <text:p>2.7371439933776855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<text:s/>Martinet (centre escolar)</text:p>
          </table:table-cell>
          <table:table-cell office:value-type="string">
            <text:p>39.53040313720703</text:p>
          </table:table-cell>
          <table:table-cell office:value-type="string">
            <text:p>2.73522710800170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<text:s/>Can Alegria</text:p>
          </table:table-cell>
          <table:table-cell office:value-type="string">
            <text:p>39.531639099121094</text:p>
          </table:table-cell>
          <table:table-cell office:value-type="string">
            <text:p>2.73179006576538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<text:s/>Cannes 34</text:p>
          </table:table-cell>
          <table:table-cell office:value-type="string">
            <text:p>39.50638198852539</text:p>
          </table:table-cell>
          <table:table-cell office:value-type="string">
            <text:p>2.753079891204834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<text:s/>Dragonera 1</text:p>
          </table:table-cell>
          <table:table-cell office:value-type="string">
            <text:p>39.50111389160156</text:p>
          </table:table-cell>
          <table:table-cell office:value-type="string">
            <text:p>2.7586469650268555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<text:s/>Dragonera 2</text:p>
          </table:table-cell>
          <table:table-cell office:value-type="string">
            <text:p>39.501121520996094</text:p>
          </table:table-cell>
          <table:table-cell office:value-type="string">
            <text:p>2.758542060852051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<text:s/>Trencadors (Hotel Bahia)</text:p>
          </table:table-cell>
          <table:table-cell office:value-type="string">
            <text:p>39.501285552978516</text:p>
          </table:table-cell>
          <table:table-cell office:value-type="string">
            <text:p>2.753575086593628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<text:s/>Cra. de Soller (preso)</text:p>
          </table:table-cell>
          <table:table-cell office:value-type="string">
            <text:p>39.59748077392578</text:p>
          </table:table-cell>
          <table:table-cell office:value-type="string">
            <text:p>2.6545259952545166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<text:s/>Cra. de Soller (preso)</text:p>
          </table:table-cell>
          <table:table-cell office:value-type="string">
            <text:p>39.599815368652344</text:p>
          </table:table-cell>
          <table:table-cell office:value-type="string">
            <text:p>2.6551198959350586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<text:s/>Uruguai (Velodrom)</text:p>
          </table:table-cell>
          <table:table-cell office:value-type="string">
            <text:p>39.58735275268555</text:p>
          </table:table-cell>
          <table:table-cell office:value-type="string">
            <text:p>2.643083095550537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<text:s/>Pardo Bazan 26</text:p>
          </table:table-cell>
          <table:table-cell office:value-type="string">
            <text:p>39.59318161010742</text:p>
          </table:table-cell>
          <table:table-cell office:value-type="string">
            <text:p>2.6145429611206055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<text:s/>Saridakis 8</text:p>
          </table:table-cell>
          <table:table-cell office:value-type="string">
            <text:p>39.552574157714844</text:p>
          </table:table-cell>
          <table:table-cell office:value-type="string">
            <text:p>2.612473964691162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<text:s/>Saridakis 3</text:p>
          </table:table-cell>
          <table:table-cell office:value-type="string">
            <text:p>39.552547454833984</text:p>
          </table:table-cell>
          <table:table-cell office:value-type="string">
            <text:p>2.612346887588501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<text:s/>Picasso 62</text:p>
          </table:table-cell>
          <table:table-cell office:value-type="string">
            <text:p>39.57866287231445</text:p>
          </table:table-cell>
          <table:table-cell office:value-type="string">
            <text:p>2.626791000366211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<text:s/>Joan Ripoll i Trobat 32</text:p>
          </table:table-cell>
          <table:table-cell office:value-type="string">
            <text:p>39.58163070678711</text:p>
          </table:table-cell>
          <table:table-cell office:value-type="string">
            <text:p>2.6275670528411865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<text:s/>Policlinica</text:p>
          </table:table-cell>
          <table:table-cell office:value-type="string">
            <text:p>39.58296203613281</text:p>
          </table:table-cell>
          <table:table-cell office:value-type="string">
            <text:p>2.6304359436035156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<text:s/>Salvador Dali 54</text:p>
          </table:table-cell>
          <table:table-cell office:value-type="string">
            <text:p>39.584468841552734</text:p>
          </table:table-cell>
          <table:table-cell office:value-type="string">
            <text:p>2.6342709064483643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<text:s/>Cementeri</text:p>
          </table:table-cell>
          <table:table-cell office:value-type="string">
            <text:p>39.58598709106445</text:p>
          </table:table-cell>
          <table:table-cell office:value-type="string">
            <text:p>2.640947103500366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<text:s/>Rotonda de Portopi</text:p>
          </table:table-cell>
          <table:table-cell office:value-type="string">
            <text:p>39.55063247680664</text:p>
          </table:table-cell>
          <table:table-cell office:value-type="string">
            <text:p>2.6192240715026855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<text:s/>Passeig Maritim (Can Barbera)</text:p>
          </table:table-cell>
          <table:table-cell office:value-type="string">
            <text:p>39.55728530883789</text:p>
          </table:table-cell>
          <table:table-cell office:value-type="string">
            <text:p>2.625904083251953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<text:s/>Passeig Maritim (L'Aigua Dolca)</text:p>
          </table:table-cell>
          <table:table-cell office:value-type="string">
            <text:p>39.56492614746094</text:p>
          </table:table-cell>
          <table:table-cell office:value-type="string">
            <text:p>2.6285760402679443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<text:s/>Passeig Maritim (L'Aigua Dolca)</text:p>
          </table:table-cell>
          <table:table-cell office:value-type="string">
            <text:p>39.56528854370117</text:p>
          </table:table-cell>
          <table:table-cell office:value-type="string">
            <text:p>2.628411054611206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<text:s/>Passeig Maritim (Can Barbera)</text:p>
          </table:table-cell>
          <table:table-cell office:value-type="string">
            <text:p>39.5574836730957</text:p>
          </table:table-cell>
          <table:table-cell office:value-type="string">
            <text:p>2.6257519721984863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<text:s/>Antoni Maura (Almudaina)</text:p>
          </table:table-cell>
          <table:table-cell office:value-type="string">
            <text:p>39.56827163696289</text:p>
          </table:table-cell>
          <table:table-cell office:value-type="string">
            <text:p>2.6462769508361816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<text:s/>Porta del Camp</text:p>
          </table:table-cell>
          <table:table-cell office:value-type="string">
            <text:p>39.565425872802734</text:p>
          </table:table-cell>
          <table:table-cell office:value-type="string">
            <text:p>2.6564550399780273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<text:s/>Moll Vell</text:p>
          </table:table-cell>
          <table:table-cell office:value-type="string">
            <text:p>39.56575012207031</text:p>
          </table:table-cell>
          <table:table-cell office:value-type="string">
            <text:p>2.644007921218872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<text:s/>Poble Espanyol</text:p>
          </table:table-cell>
          <table:table-cell office:value-type="string">
            <text:p>39.57275390625</text:p>
          </table:table-cell>
          <table:table-cell office:value-type="string">
            <text:p>2.6281731128692627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<text:s/>Jacint <text:s/>Verdaguer</text:p>
          </table:table-cell>
          <table:table-cell office:value-type="string">
            <text:p>39.58175277709961</text:p>
          </table:table-cell>
          <table:table-cell office:value-type="string">
            <text:p>2.6624059677124023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<text:s/>Castell de Bellver</text:p>
          </table:table-cell>
          <table:table-cell office:value-type="string">
            <text:p>39.56278610229492</text:p>
          </table:table-cell>
          <table:table-cell office:value-type="string">
            <text:p>2.619180917739868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<text:s/>Estacio Maritima</text:p>
          </table:table-cell>
          <table:table-cell office:value-type="string">
            <text:p>39.55305480957031</text:p>
          </table:table-cell>
          <table:table-cell office:value-type="string">
            <text:p>2.6263461112976074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<text:s/>Auditorium</text:p>
          </table:table-cell>
          <table:table-cell office:value-type="string">
            <text:p>39.56731033325195</text:p>
          </table:table-cell>
          <table:table-cell office:value-type="string">
            <text:p>2.630204916000366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<text:s/>Es Baluard</text:p>
          </table:table-cell>
          <table:table-cell table:number-columns-repeated="2" office:value-type="string">
            <text:p>0.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<text:s/>Cami de Son Fangos</text:p>
          </table:table-cell>
          <table:table-cell office:value-type="string">
            <text:p>39.5338020324707</text:p>
          </table:table-cell>
          <table:table-cell office:value-type="string">
            <text:p>2.736656904220581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<text:s/>Cami de Son Fangos</text:p>
          </table:table-cell>
          <table:table-cell office:value-type="string">
            <text:p>39.53103256225586</text:p>
          </table:table-cell>
          <table:table-cell office:value-type="string">
            <text:p>2.746476888656616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<text:s/>Es Pil*lari</text:p>
          </table:table-cell>
          <table:table-cell office:value-type="string">
            <text:p>39.52925491333008</text:p>
          </table:table-cell>
          <table:table-cell office:value-type="string">
            <text:p>2.755023956298828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<text:s/>Cra. Militar</text:p>
          </table:table-cell>
          <table:table-cell office:value-type="string">
            <text:p>39.52329635620117</text:p>
          </table:table-cell>
          <table:table-cell office:value-type="string">
            <text:p>2.762769937515259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<text:s/>Cra. Militar</text:p>
          </table:table-cell>
          <table:table-cell office:value-type="string">
            <text:p>39.52314376831055</text:p>
          </table:table-cell>
          <table:table-cell office:value-type="string">
            <text:p>2.7626309394836426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<text:s/>Marbella 36</text:p>
          </table:table-cell>
          <table:table-cell office:value-type="string">
            <text:p>39.52347183227539</text:p>
          </table:table-cell>
          <table:table-cell office:value-type="string">
            <text:p>2.738593101501465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<text:s/>Marbella 61</text:p>
          </table:table-cell>
          <table:table-cell office:value-type="string">
            <text:p>39.52377700805664</text:p>
          </table:table-cell>
          <table:table-cell office:value-type="string">
            <text:p>2.738358974456787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<text:s/>Es Pil*lari</text:p>
          </table:table-cell>
          <table:table-cell office:value-type="string">
            <text:p>39.52920150756836</text:p>
          </table:table-cell>
          <table:table-cell office:value-type="string">
            <text:p>2.7556169033050537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<text:s/>Cami de Son Fangos</text:p>
          </table:table-cell>
          <table:table-cell office:value-type="string">
            <text:p>39.53109359741211</text:p>
          </table:table-cell>
          <table:table-cell office:value-type="string">
            <text:p>2.746464967727661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<text:s/>Cami de Son Fangos</text:p>
          </table:table-cell>
          <table:table-cell office:value-type="string">
            <text:p>39.534019470214844</text:p>
          </table:table-cell>
          <table:table-cell office:value-type="string">
            <text:p>2.736715078353882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<text:s/>Cami de Son Ametler 36</text:p>
          </table:table-cell>
          <table:table-cell office:value-type="string">
            <text:p>39.588294982910156</text:p>
          </table:table-cell>
          <table:table-cell office:value-type="string">
            <text:p>2.7312920093536377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<text:s/>Jacint Verdaguer</text:p>
          </table:table-cell>
          <table:table-cell office:value-type="string">
            <text:p>39.58123779296875</text:p>
          </table:table-cell>
          <table:table-cell office:value-type="string">
            <text:p>2.6615118980407715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<text:s/>Ullastre</text:p>
          </table:table-cell>
          <table:table-cell office:value-type="string">
            <text:p>39.627357482910156</text:p>
          </table:table-cell>
          <table:table-cell office:value-type="string">
            <text:p>2.6451730728149414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<text:s/>Guillem Forteza 20</text:p>
          </table:table-cell>
          <table:table-cell office:value-type="string">
            <text:p>39.587562561035156</text:p>
          </table:table-cell>
          <table:table-cell office:value-type="string">
            <text:p>2.648858070373535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<text:s/>Miquel Arcas 4</text:p>
          </table:table-cell>
          <table:table-cell office:value-type="string">
            <text:p>39.587982177734375</text:p>
          </table:table-cell>
          <table:table-cell office:value-type="string">
            <text:p>2.651895046234131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<text:s/>Tomas de Villanueva Cortes 11</text:p>
          </table:table-cell>
          <table:table-cell office:value-type="string">
            <text:p>39.587257385253906</text:p>
          </table:table-cell>
          <table:table-cell office:value-type="string">
            <text:p>2.662343978881836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<text:s/>Gabriel Maura 19</text:p>
          </table:table-cell>
          <table:table-cell office:value-type="string">
            <text:p>39.578067779541016</text:p>
          </table:table-cell>
          <table:table-cell office:value-type="string">
            <text:p>2.6590240001678467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<text:s/>Nicolau de Pacs 3</text:p>
          </table:table-cell>
          <table:table-cell office:value-type="string">
            <text:p>39.57405471801758</text:p>
          </table:table-cell>
          <table:table-cell office:value-type="string">
            <text:p>2.66052198410034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<text:s/>Monsenyor Palmer</text:p>
          </table:table-cell>
          <table:table-cell office:value-type="string">
            <text:p>39.56947708129883</text:p>
          </table:table-cell>
          <table:table-cell office:value-type="string">
            <text:p>2.634150981903076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<text:s/>Joan Maragall 4</text:p>
          </table:table-cell>
          <table:table-cell office:value-type="string">
            <text:p>39.56568145751953</text:p>
          </table:table-cell>
          <table:table-cell office:value-type="string">
            <text:p>2.6573500633239746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<text:s/>Adria Ferran 36</text:p>
          </table:table-cell>
          <table:table-cell office:value-type="string">
            <text:p>39.57558059692383</text:p>
          </table:table-cell>
          <table:table-cell office:value-type="string">
            <text:p>2.6681180000305176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<text:s/>Josep Darder 35</text:p>
          </table:table-cell>
          <table:table-cell office:value-type="string">
            <text:p>39.57698440551758</text:p>
          </table:table-cell>
          <table:table-cell office:value-type="string">
            <text:p>2.667970895767212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<text:s/>Josep Darder 5</text:p>
          </table:table-cell>
          <table:table-cell office:value-type="string">
            <text:p>39.578495025634766</text:p>
          </table:table-cell>
          <table:table-cell office:value-type="string">
            <text:p>2.6637260913848877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<text:s/>Jacint Verdaguer 32</text:p>
          </table:table-cell>
          <table:table-cell office:value-type="string">
            <text:p>39.580078125</text:p>
          </table:table-cell>
          <table:table-cell office:value-type="string">
            <text:p>2.659980058670044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<text:s/>Tomas de Villanueva Cortes 14</text:p>
          </table:table-cell>
          <table:table-cell office:value-type="string">
            <text:p>39.58740234375</text:p>
          </table:table-cell>
          <table:table-cell office:value-type="string">
            <text:p>2.6623899936676025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<text:s/>Guillem Forteza 27</text:p>
          </table:table-cell>
          <table:table-cell office:value-type="string">
            <text:p>39.58769607543945</text:p>
          </table:table-cell>
          <table:table-cell office:value-type="string">
            <text:p>2.6488800048828125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<text:s/>Cementeri</text:p>
          </table:table-cell>
          <table:table-cell office:value-type="string">
            <text:p>39.58609390258789</text:p>
          </table:table-cell>
          <table:table-cell office:value-type="string">
            <text:p>2.6408300399780273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<text:s/>Policlinica</text:p>
          </table:table-cell>
          <table:table-cell office:value-type="string">
            <text:p>39.58308029174805</text:p>
          </table:table-cell>
          <table:table-cell office:value-type="string">
            <text:p>2.63031911849975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<text:s/>Joan Ripoll i Trobat 25</text:p>
          </table:table-cell>
          <table:table-cell office:value-type="string">
            <text:p>39.58198928833008</text:p>
          </table:table-cell>
          <table:table-cell office:value-type="string">
            <text:p>2.6278560161590576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<text:s/>Picasso 61</text:p>
          </table:table-cell>
          <table:table-cell office:value-type="string">
            <text:p>39.57880783081055</text:p>
          </table:table-cell>
          <table:table-cell office:value-type="string">
            <text:p>2.626673936843872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<text:s/>Picasso 41</text:p>
          </table:table-cell>
          <table:table-cell office:value-type="string">
            <text:p>39.576133728027344</text:p>
          </table:table-cell>
          <table:table-cell office:value-type="string">
            <text:p>2.625570058822632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<text:s/>Av. d'Alemanya 3</text:p>
          </table:table-cell>
          <table:table-cell office:value-type="string">
            <text:p>39.577999114990234</text:p>
          </table:table-cell>
          <table:table-cell office:value-type="string">
            <text:p>2.648545026779175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<text:s/>Picasso 21</text:p>
          </table:table-cell>
          <table:table-cell office:value-type="string">
            <text:p>39.574039459228516</text:p>
          </table:table-cell>
          <table:table-cell office:value-type="string">
            <text:p>2.6245920658111572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<text:s/>Nous Jutjats</text:p>
          </table:table-cell>
          <table:table-cell office:value-type="string">
            <text:p>39.57024383544922</text:p>
          </table:table-cell>
          <table:table-cell office:value-type="string">
            <text:p>2.6556038856506348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<text:s/>Pl. Joan Carles I</text:p>
          </table:table-cell>
          <table:table-cell office:value-type="string">
            <text:p>39.571163177490234</text:p>
          </table:table-cell>
          <table:table-cell office:value-type="string">
            <text:p>2.646704912185669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<text:s/>Pl. de la Reina</text:p>
          </table:table-cell>
          <table:table-cell office:value-type="string">
            <text:p>39.56967544555664</text:p>
          </table:table-cell>
          <table:table-cell office:value-type="string">
            <text:p>2.6463279724121094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<text:s/>Concha Espina 5</text:p>
          </table:table-cell>
          <table:table-cell office:value-type="string">
            <text:p>39.59449005126953</text:p>
          </table:table-cell>
          <table:table-cell office:value-type="string">
            <text:p>2.6147921085357666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<text:s/>Ramon y Cajal 14</text:p>
          </table:table-cell>
          <table:table-cell office:value-type="string">
            <text:p>39.575294494628906</text:p>
          </table:table-cell>
          <table:table-cell office:value-type="string">
            <text:p>2.641711950302124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<text:s/>Can Caimari 22</text:p>
          </table:table-cell>
          <table:table-cell office:value-type="string">
            <text:p>39.547908782958984</text:p>
          </table:table-cell>
          <table:table-cell office:value-type="string">
            <text:p>2.6982429027557373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<text:s/>Sa Creu Vermella</text:p>
          </table:table-cell>
          <table:table-cell office:value-type="string">
            <text:p>39.58281326293945</text:p>
          </table:table-cell>
          <table:table-cell office:value-type="string">
            <text:p>2.7155470848083496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<text:s/>Uruguai (Velodrom)</text:p>
          </table:table-cell>
          <table:table-cell office:value-type="string">
            <text:p>39.58726501464844</text:p>
          </table:table-cell>
          <table:table-cell office:value-type="string">
            <text:p>2.6437230110168457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<text:s/>Sant Joan de Deu (Hospital)</text:p>
          </table:table-cell>
          <table:table-cell office:value-type="string">
            <text:p>39.547489166259766</text:p>
          </table:table-cell>
          <table:table-cell office:value-type="string">
            <text:p>2.69917607307434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<text:s/>Cami de Jesus (Pol. Son Valenti)</text:p>
          </table:table-cell>
          <table:table-cell office:value-type="string">
            <text:p>39.592044830322266</text:p>
          </table:table-cell>
          <table:table-cell office:value-type="string">
            <text:p>2.6335790157318115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<text:s/>Cami de Jesus (Pol. Son Valenti)</text:p>
          </table:table-cell>
          <table:table-cell office:value-type="string">
            <text:p>39.59199905395508</text:p>
          </table:table-cell>
          <table:table-cell office:value-type="string">
            <text:p>2.633415937423706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<text:s/>Amilcar 1 (S'Arenal)</text:p>
          </table:table-cell>
          <table:table-cell office:value-type="string">
            <text:p>39.5062370300293</text:p>
          </table:table-cell>
          <table:table-cell office:value-type="string">
            <text:p>2.7517778873443604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<text:s/>Avinguda del Cid</text:p>
          </table:table-cell>
          <table:table-cell office:value-type="string">
            <text:p>39.585540771484375</text:p>
          </table:table-cell>
          <table:table-cell office:value-type="string">
            <text:p>2.714242935180664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<text:s/>Perez Galdos (Mercat de Llevant)</text:p>
          </table:table-cell>
          <table:table-cell office:value-type="string">
            <text:p>39.56562423706055</text:p>
          </table:table-cell>
          <table:table-cell office:value-type="string">
            <text:p>2.6628329753875732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<text:s/>Av. de Mexic (Parc de Kristian Krekovic)</text:p>
          </table:table-cell>
          <table:table-cell office:value-type="string">
            <text:p>39.566261291503906</text:p>
          </table:table-cell>
          <table:table-cell office:value-type="string">
            <text:p>2.6651699542999268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<text:s/>Carrer Genil</text:p>
          </table:table-cell>
          <table:table-cell office:value-type="string">
            <text:p>39.59543228149414</text:p>
          </table:table-cell>
          <table:table-cell office:value-type="string">
            <text:p>2.6760358810424805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<text:s/>Can Foradi 42</text:p>
          </table:table-cell>
          <table:table-cell office:value-type="string">
            <text:p>39.59547424316406</text:p>
          </table:table-cell>
          <table:table-cell office:value-type="string">
            <text:p>2.6784470081329346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<text:s/>Cala Estancia</text:p>
          </table:table-cell>
          <table:table-cell office:value-type="string">
            <text:p>39.54121780395508</text:p>
          </table:table-cell>
          <table:table-cell office:value-type="string">
            <text:p>2.7106659412384033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<text:s/>Son Lledo</text:p>
          </table:table-cell>
          <table:table-cell office:value-type="string">
            <text:p>39.639286041259766</text:p>
          </table:table-cell>
          <table:table-cell office:value-type="string">
            <text:p>2.648247003555298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<text:s/>Ed. Anselm Turmeda</text:p>
          </table:table-cell>
          <table:table-cell office:value-type="string">
            <text:p>39.63745880126953</text:p>
          </table:table-cell>
          <table:table-cell office:value-type="string">
            <text:p>2.6447250843048096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<text:s/>Son Lledo</text:p>
          </table:table-cell>
          <table:table-cell office:value-type="string">
            <text:p>39.63797378540039</text:p>
          </table:table-cell>
          <table:table-cell office:value-type="string">
            <text:p>2.648171901702881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<text:s/>Son Hugo</text:p>
          </table:table-cell>
          <table:table-cell office:value-type="string">
            <text:p>39.592681884765625</text:p>
          </table:table-cell>
          <table:table-cell office:value-type="string">
            <text:p>2.661281108856201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<text:s/>Ter 14 (pol. Son Fuster)</text:p>
          </table:table-cell>
          <table:table-cell office:value-type="string">
            <text:p>39.59368133544922</text:p>
          </table:table-cell>
          <table:table-cell office:value-type="string">
            <text:p>2.6738901138305664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<text:s/>Ter 21 (pol. Son Fuster)</text:p>
          </table:table-cell>
          <table:table-cell office:value-type="string">
            <text:p>39.59368896484375</text:p>
          </table:table-cell>
          <table:table-cell office:value-type="string">
            <text:p>2.6737730503082275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<text:s/>Canonge Antoni Sancho 44</text:p>
          </table:table-cell>
          <table:table-cell office:value-type="string">
            <text:p>39.5966796875</text:p>
          </table:table-cell>
          <table:table-cell office:value-type="string">
            <text:p>2.6774508953094482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<text:s/>Son Llatzer (consultes externes)</text:p>
          </table:table-cell>
          <table:table-cell office:value-type="string">
            <text:p>39.57187271118164</text:p>
          </table:table-cell>
          <table:table-cell office:value-type="string">
            <text:p>2.703087091445923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<text:s/>Hospital Son Llatzer</text:p>
          </table:table-cell>
          <table:table-cell office:value-type="string">
            <text:p>39.573577880859375</text:p>
          </table:table-cell>
          <table:table-cell office:value-type="string">
            <text:p>2.704464912414551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<text:s/>Aula Balear</text:p>
          </table:table-cell>
          <table:table-cell office:value-type="string">
            <text:p>39.598533630371094</text:p>
          </table:table-cell>
          <table:table-cell office:value-type="string">
            <text:p>2.63107490539550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<text:s/>Can Valero</text:p>
          </table:table-cell>
          <table:table-cell office:value-type="string">
            <text:p>39.60088348388672</text:p>
          </table:table-cell>
          <table:table-cell office:value-type="string">
            <text:p>2.6272659301757812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<text:s/>Carrer Poima 31</text:p>
          </table:table-cell>
          <table:table-cell office:value-type="string">
            <text:p>39.5987548828125</text:p>
          </table:table-cell>
          <table:table-cell office:value-type="string">
            <text:p>2.6293740272521973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<text:s/>Cami dels Reis 201</text:p>
          </table:table-cell>
          <table:table-cell office:value-type="string">
            <text:p>39.592437744140625</text:p>
          </table:table-cell>
          <table:table-cell office:value-type="string">
            <text:p>2.6324470043182373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<text:s/>Cami dels Reis (estadi futbol)</text:p>
          </table:table-cell>
          <table:table-cell office:value-type="string">
            <text:p>39.589298248291016</text:p>
          </table:table-cell>
          <table:table-cell office:value-type="string">
            <text:p>2.6254639625549316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<text:s/>Cami dels Reis (estadi futbol)</text:p>
          </table:table-cell>
          <table:table-cell office:value-type="string">
            <text:p>39.58921813964844</text:p>
          </table:table-cell>
          <table:table-cell office:value-type="string">
            <text:p>2.625535011291504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<text:s/>Cami dels Reis 123</text:p>
          </table:table-cell>
          <table:table-cell office:value-type="string">
            <text:p>39.59233856201172</text:p>
          </table:table-cell>
          <table:table-cell office:value-type="string">
            <text:p>2.632517099380493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<text:s/>Gremi de Ferrers 46</text:p>
          </table:table-cell>
          <table:table-cell office:value-type="string">
            <text:p>39.603389739990234</text:p>
          </table:table-cell>
          <table:table-cell office:value-type="string">
            <text:p>2.6732380390167236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<text:s/>Setze de Juliol 37</text:p>
          </table:table-cell>
          <table:table-cell office:value-type="string">
            <text:p>39.60054016113281</text:p>
          </table:table-cell>
          <table:table-cell office:value-type="string">
            <text:p>2.6623849868774414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<text:s/>Setze de Juliol 21</text:p>
          </table:table-cell>
          <table:table-cell office:value-type="string">
            <text:p>39.597869873046875</text:p>
          </table:table-cell>
          <table:table-cell office:value-type="string">
            <text:p>2.664691925048828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<text:s/>Son Oliver 125</text:p>
          </table:table-cell>
          <table:table-cell office:value-type="string">
            <text:p>39.55344772338867</text:p>
          </table:table-cell>
          <table:table-cell office:value-type="string">
            <text:p>2.7756459712982178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<text:s/>Son Oliver 128</text:p>
          </table:table-cell>
          <table:table-cell office:value-type="string">
            <text:p>39.55332946777344</text:p>
          </table:table-cell>
          <table:table-cell office:value-type="string">
            <text:p>2.7760069370269775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<text:s/>Depuradora</text:p>
          </table:table-cell>
          <table:table-cell office:value-type="string">
            <text:p>39.54668045043945</text:p>
          </table:table-cell>
          <table:table-cell office:value-type="string">
            <text:p>2.767893075942993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<text:s/>Depuradora</text:p>
          </table:table-cell>
          <table:table-cell office:value-type="string">
            <text:p>39.546653747558594</text:p>
          </table:table-cell>
          <table:table-cell office:value-type="string">
            <text:p>2.7682299613952637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<text:s/>Darwin</text:p>
          </table:table-cell>
          <table:table-cell office:value-type="string">
            <text:p>39.55233383178711</text:p>
          </table:table-cell>
          <table:table-cell office:value-type="string">
            <text:p>2.70237898826599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<text:s/>Darwin (edifici Endesa)</text:p>
          </table:table-cell>
          <table:table-cell office:value-type="string">
            <text:p>39.54948806762695</text:p>
          </table:table-cell>
          <table:table-cell office:value-type="string">
            <text:p>2.7019600868225098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<text:s/>Darwin (edifici Endesa)</text:p>
          </table:table-cell>
          <table:table-cell office:value-type="string">
            <text:p>39.54957580566406</text:p>
          </table:table-cell>
          <table:table-cell office:value-type="string">
            <text:p>2.7021000385284424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<text:s/>Darwin</text:p>
          </table:table-cell>
          <table:table-cell office:value-type="string">
            <text:p>39.552406311035156</text:p>
          </table:table-cell>
          <table:table-cell office:value-type="string">
            <text:p>2.7024950981140137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<text:s/>Joan Carles I</text:p>
          </table:table-cell>
          <table:table-cell office:value-type="string">
            <text:p>39.57117462158203</text:p>
          </table:table-cell>
          <table:table-cell office:value-type="string">
            <text:p>2.64703106880188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<text:s/>Poliesportiu</text:p>
          </table:table-cell>
          <table:table-cell office:value-type="string">
            <text:p>39.55531692504883</text:p>
          </table:table-cell>
          <table:table-cell office:value-type="string">
            <text:p>2.5971879959106445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<text:s/>Poliesportiu</text:p>
          </table:table-cell>
          <table:table-cell office:value-type="string">
            <text:p>39.555477142333984</text:p>
          </table:table-cell>
          <table:table-cell office:value-type="string">
            <text:p>2.597187042236328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<text:s/>Av. Alemanya 7</text:p>
          </table:table-cell>
          <table:table-cell office:value-type="string">
            <text:p>39.57785415649414</text:p>
          </table:table-cell>
          <table:table-cell office:value-type="string">
            <text:p>2.6483941078186035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<text:s/>Cami Salard 34</text:p>
          </table:table-cell>
          <table:table-cell office:value-type="string">
            <text:p>39.58578872680664</text:p>
          </table:table-cell>
          <table:table-cell office:value-type="string">
            <text:p>2.6810879707336426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<text:s/>Cami Salard 60</text:p>
          </table:table-cell>
          <table:table-cell office:value-type="string">
            <text:p>39.583126068115234</text:p>
          </table:table-cell>
          <table:table-cell office:value-type="string">
            <text:p>2.6823699474334717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<text:s/>Cami dels Reis (Son Berga)</text:p>
          </table:table-cell>
          <table:table-cell office:value-type="string">
            <text:p>39.56788635253906</text:p>
          </table:table-cell>
          <table:table-cell office:value-type="string">
            <text:p>2.603179931640625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<text:s/>Cami dels Reis (Son Berga)</text:p>
          </table:table-cell>
          <table:table-cell office:value-type="string">
            <text:p>39.56795120239258</text:p>
          </table:table-cell>
          <table:table-cell office:value-type="string">
            <text:p>2.6033430099487305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<text:s/>Andreu Ferret 1</text:p>
          </table:table-cell>
          <table:table-cell office:value-type="string">
            <text:p>39.55502700805664</text:p>
          </table:table-cell>
          <table:table-cell office:value-type="string">
            <text:p>2.597235918045044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<text:s/>Noruega 13</text:p>
          </table:table-cell>
          <table:table-cell office:value-type="string">
            <text:p>39.55341720581055</text:p>
          </table:table-cell>
          <table:table-cell office:value-type="string">
            <text:p>2.5950920581817627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<text:s/>Noruega 1</text:p>
          </table:table-cell>
          <table:table-cell office:value-type="string">
            <text:p>39.552574157714844</text:p>
          </table:table-cell>
          <table:table-cell office:value-type="string">
            <text:p>2.5934560298919678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<text:s/>Cami de Son Toells 17</text:p>
          </table:table-cell>
          <table:table-cell office:value-type="string">
            <text:p>39.5516471862793</text:p>
          </table:table-cell>
          <table:table-cell office:value-type="string">
            <text:p>2.596522092819214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<text:s/>Poligon Son Rossinyol</text:p>
          </table:table-cell>
          <table:table-cell office:value-type="string">
            <text:p>39.602203369140625</text:p>
          </table:table-cell>
          <table:table-cell office:value-type="string">
            <text:p>2.6552600860595703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<text:s/>Son Oliver</text:p>
          </table:table-cell>
          <table:table-cell office:value-type="string">
            <text:p>39.55249786376953</text:p>
          </table:table-cell>
          <table:table-cell office:value-type="string">
            <text:p>2.7738211154937744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<text:s/>Son Oliver 53</text:p>
          </table:table-cell>
          <table:table-cell office:value-type="string">
            <text:p>39.55255889892578</text:p>
          </table:table-cell>
          <table:table-cell office:value-type="string">
            <text:p>2.7738330364227295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<text:s/>Pompeu Fabra 65</text:p>
          </table:table-cell>
          <table:table-cell office:value-type="string">
            <text:p>39.58869552612305</text:p>
          </table:table-cell>
          <table:table-cell office:value-type="string">
            <text:p>2.6546859741210938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<text:s/>Pompeu Fabra 50</text:p>
          </table:table-cell>
          <table:table-cell office:value-type="string">
            <text:p>39.58885955810547</text:p>
          </table:table-cell>
          <table:table-cell office:value-type="string">
            <text:p>2.6546390056610107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<text:s/>Pompeu Fabra 7</text:p>
          </table:table-cell>
          <table:table-cell office:value-type="string">
            <text:p>39.58863067626953</text:p>
          </table:table-cell>
          <table:table-cell office:value-type="string">
            <text:p>2.6571199893951416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<text:s/>Pompeu Fabra 20</text:p>
          </table:table-cell>
          <table:table-cell office:value-type="string">
            <text:p>39.58876037597656</text:p>
          </table:table-cell>
          <table:table-cell office:value-type="string">
            <text:p>2.6581099033355713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<text:s/>Son Espases Hospitalitzacio</text:p>
          </table:table-cell>
          <table:table-cell office:value-type="string">
            <text:p>39.6072998046875</text:p>
          </table:table-cell>
          <table:table-cell office:value-type="string">
            <text:p>2.6453559398651123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<text:s/>Son Espases Consultes</text:p>
          </table:table-cell>
          <table:table-cell office:value-type="string">
            <text:p>39.60711669921875</text:p>
          </table:table-cell>
          <table:table-cell office:value-type="string">
            <text:p>2.6437270641326904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<text:s/>Son Espases Consultes</text:p>
          </table:table-cell>
          <table:table-cell office:value-type="string">
            <text:p>39.60695266723633</text:p>
          </table:table-cell>
          <table:table-cell office:value-type="string">
            <text:p>2.64384388923645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<text:s/>Cami de Son Toells 33</text:p>
          </table:table-cell>
          <table:table-cell office:value-type="string">
            <text:p>39.551788330078125</text:p>
          </table:table-cell>
          <table:table-cell office:value-type="string">
            <text:p>2.593226909637451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<text:s/>Placa d'Espanya (1078)</text:p>
          </table:table-cell>
          <table:table-cell office:value-type="string">
            <text:p>39.57603454589844</text:p>
          </table:table-cell>
          <table:table-cell office:value-type="string">
            <text:p>2.6540160179138184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<text:s/>CIS de Mallorca</text:p>
          </table:table-cell>
          <table:table-cell office:value-type="string">
            <text:p>39.56652069091797</text:p>
          </table:table-cell>
          <table:table-cell office:value-type="string">
            <text:p>2.685972929000854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<text:s/>Son Cladera</text:p>
          </table:table-cell>
          <table:table-cell office:value-type="string">
            <text:p>39.60040283203125</text:p>
          </table:table-cell>
          <table:table-cell office:value-type="string">
            <text:p>2.6806840896606445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<text:s/>Mallol 33</text:p>
          </table:table-cell>
          <table:table-cell office:value-type="string">
            <text:p>39.598106384277344</text:p>
          </table:table-cell>
          <table:table-cell office:value-type="string">
            <text:p>2.6811599731445312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<text:s/>Baltasar Valenti 25</text:p>
          </table:table-cell>
          <table:table-cell office:value-type="string">
            <text:p>39.59098434448242</text:p>
          </table:table-cell>
          <table:table-cell office:value-type="string">
            <text:p>2.682765007019043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<text:s/>Mallol</text:p>
          </table:table-cell>
          <table:table-cell office:value-type="string">
            <text:p>39.593082427978516</text:p>
          </table:table-cell>
          <table:table-cell office:value-type="string">
            <text:p>2.6824870109558105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<text:s/>Mallol 107</text:p>
          </table:table-cell>
          <table:table-cell office:value-type="string">
            <text:p>39.597564697265625</text:p>
          </table:table-cell>
          <table:table-cell office:value-type="string">
            <text:p>2.681523084640503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<text:s/>Gremi de Sabaters</text:p>
          </table:table-cell>
          <table:table-cell office:value-type="string">
            <text:p>39.60353088378906</text:p>
          </table:table-cell>
          <table:table-cell office:value-type="string">
            <text:p>2.6655619144439697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<text:s/>Antoni Marques 9</text:p>
          </table:table-cell>
          <table:table-cell office:value-type="string">
            <text:p>39.57947540283203</text:p>
          </table:table-cell>
          <table:table-cell office:value-type="string">
            <text:p>2.6511340141296387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<text:s/>Cala Nova</text:p>
          </table:table-cell>
          <table:table-cell office:value-type="string">
            <text:p>39.55031204223633</text:p>
          </table:table-cell>
          <table:table-cell office:value-type="string">
            <text:p>2.598741054534912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<text:s/>Alber 64</text:p>
          </table:table-cell>
          <table:table-cell office:value-type="string">
            <text:p>39.58230209350586</text:p>
          </table:table-cell>
          <table:table-cell office:value-type="string">
            <text:p>2.6778790950775146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<text:s/>Hort municipal</text:p>
          </table:table-cell>
          <table:table-cell office:value-type="string">
            <text:p>39.621246337890625</text:p>
          </table:table-cell>
          <table:table-cell office:value-type="string">
            <text:p>2.671605110168457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<text:s/>Cami Salard 12</text:p>
          </table:table-cell>
          <table:table-cell office:value-type="string">
            <text:p>39.58802795410156</text:p>
          </table:table-cell>
          <table:table-cell office:value-type="string">
            <text:p>2.679982900619507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<text:s/>Gran Via Asima 21</text:p>
          </table:table-cell>
          <table:table-cell office:value-type="string">
            <text:p>39.60685348510742</text:p>
          </table:table-cell>
          <table:table-cell office:value-type="string">
            <text:p>2.6681671142578125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<text:s/>Gran Via Asima 11</text:p>
          </table:table-cell>
          <table:table-cell office:value-type="string">
            <text:p>39.6047248840332</text:p>
          </table:table-cell>
          <table:table-cell office:value-type="string">
            <text:p>2.670006036758423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<text:s/>Escola hoteleria</text:p>
          </table:table-cell>
          <table:table-cell office:value-type="string">
            <text:p>39.6427116394043</text:p>
          </table:table-cell>
          <table:table-cell office:value-type="string">
            <text:p>2.6459219455718994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<text:s/>Escola hoteleria</text:p>
          </table:table-cell>
          <table:table-cell office:value-type="string">
            <text:p>39.642578125</text:p>
          </table:table-cell>
          <table:table-cell office:value-type="string">
            <text:p>2.6453630924224854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<text:s/>Ctra. Sineu</text:p>
          </table:table-cell>
          <table:table-cell office:value-type="string">
            <text:p>39.578407287597656</text:p>
          </table:table-cell>
          <table:table-cell office:value-type="string">
            <text:p>2.7085320949554443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<text:s/>Son Espanyol</text:p>
          </table:table-cell>
          <table:table-cell office:value-type="string">
            <text:p>39.635719299316406</text:p>
          </table:table-cell>
          <table:table-cell office:value-type="string">
            <text:p>2.642204999923706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<text:s/>Son Espanyol</text:p>
          </table:table-cell>
          <table:table-cell office:value-type="string">
            <text:p>39.635719299316406</text:p>
          </table:table-cell>
          <table:table-cell office:value-type="string">
            <text:p>2.6421000957489014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<text:s/>Cami de Genova 4</text:p>
          </table:table-cell>
          <table:table-cell office:value-type="string">
            <text:p>39.57233810424805</text:p>
          </table:table-cell>
          <table:table-cell office:value-type="string">
            <text:p>2.6196060180664062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<text:s/>Cami de Genova 1</text:p>
          </table:table-cell>
          <table:table-cell office:value-type="string">
            <text:p>39.57219696044922</text:p>
          </table:table-cell>
          <table:table-cell office:value-type="string">
            <text:p>2.61946702003479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<text:s/>Verge de Lluc (centre de salut)</text:p>
          </table:table-cell>
          <table:table-cell office:value-type="string">
            <text:p>39.594932556152344</text:p>
          </table:table-cell>
          <table:table-cell office:value-type="string">
            <text:p>2.683422088623047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<text:s/>Cami del Destre</text:p>
          </table:table-cell>
          <table:table-cell office:value-type="string">
            <text:p>39.637840270996094</text:p>
          </table:table-cell>
          <table:table-cell office:value-type="string">
            <text:p>2.661655902862549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<text:s/>Parc de Sa Riera</text:p>
          </table:table-cell>
          <table:table-cell office:value-type="string">
            <text:p>39.58156204223633</text:p>
          </table:table-cell>
          <table:table-cell office:value-type="string">
            <text:p>2.6437408924102783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<text:s/>Balanguera 21</text:p>
          </table:table-cell>
          <table:table-cell office:value-type="string">
            <text:p>39.5791130065918</text:p>
          </table:table-cell>
          <table:table-cell office:value-type="string">
            <text:p>2.6415181159973145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<text:s/>Ter 2</text:p>
          </table:table-cell>
          <table:table-cell office:value-type="string">
            <text:p>39.59149169921875</text:p>
          </table:table-cell>
          <table:table-cell office:value-type="string">
            <text:p>2.6778829097747803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<text:s/>Guadiana 31</text:p>
          </table:table-cell>
          <table:table-cell office:value-type="string">
            <text:p>39.594661712646484</text:p>
          </table:table-cell>
          <table:table-cell office:value-type="string">
            <text:p>2.6775190830230713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<text:s/>Genil 32</text:p>
          </table:table-cell>
          <table:table-cell office:value-type="string">
            <text:p>39.59738540649414</text:p>
          </table:table-cell>
          <table:table-cell office:value-type="string">
            <text:p>2.677436113357544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<text:s/>Ter 1</text:p>
          </table:table-cell>
          <table:table-cell office:value-type="string">
            <text:p>39.59123611450195</text:p>
          </table:table-cell>
          <table:table-cell office:value-type="string">
            <text:p>2.677232027053833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<text:s/>Cami de Can Pastilla 98 (Hotel Linda)</text:p>
          </table:table-cell>
          <table:table-cell office:value-type="string">
            <text:p>39.54020309448242</text:p>
          </table:table-cell>
          <table:table-cell office:value-type="string">
            <text:p>2.715290069580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8T03:33:04</dc:date>
    <dc:creator>raul </dc:creator>
    <meta:document-statistic meta:table-count="1" meta:cell-count="3704" meta:object-count="0"/>
    <meta:generator>LibreOffice/4.0.2.2$Linux_X86_64 LibreOffice_project/400m0$Build-2</meta:generator>
  </office:meta>
</office:document-meta>
</file>